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co29" style:family="table-column">
      <style:table-column-properties fo:break-before="auto" style:column-width="0.6752in"/>
    </style:style>
    <style:style style:name="co30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 style:data-style-name="N3"/>
    <style:style style:name="ce19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122">
      <style:table-cell-properties fo:border="none"/>
    </style:style>
    <style:style style:name="ce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3">
      <style:table-cell-properties fo:border="none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4" table:default-cell-style-name="ce19"/>
        <table:table-column table:style-name="co6" table:default-cell-style-name="ce19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9"/>
        <table:table-column table:style-name="co5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5" table:default-cell-style-name="ce19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9"/>
        <table:table-column table:style-name="co5" table:default-cell-style-name="ce19"/>
        <table:table-column table:style-name="co9" table:default-cell-style-name="ce19"/>
        <table:table-column table:style-name="co6" table:default-cell-style-name="ce19"/>
        <table:table-column table:style-name="co9" table:default-cell-style-name="ce19"/>
        <table:table-column table:style-name="co6" table:default-cell-style-name="ce19"/>
        <table:table-column table:style-name="co9" table:number-columns-repeated="2" table:default-cell-style-name="ce19"/>
        <table:table-column table:style-name="co11" table:default-cell-style-name="ce19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8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1" table:formula="of:=([.W8]*[.S8])/([.W8]+[.U8])" office:value-type="float" office:value="4732.79879584334" calcext:value-type="float">
            <text:p>4733</text:p>
          </table:table-cell>
          <table:table-cell table:style-name="ce21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8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1" table:formula="of:=([.W9]*[.S9])/([.W9]+[.U9])" office:value-type="float" office:value="3932.87655324585" calcext:value-type="float">
            <text:p>3933</text:p>
          </table:table-cell>
          <table:table-cell table:style-name="ce21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1" table:formula="of:=([.W10]*[.S10])/([.W10]+[.U10])" office:value-type="float" office:value="3120.77112077112" calcext:value-type="float">
            <text:p>3121</text:p>
          </table:table-cell>
          <table:table-cell table:style-name="ce21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1" table:formula="of:=([.W11]*[.S11])/([.W11]+[.U11])" office:value-type="float" office:value="2334.20075436391" calcext:value-type="float">
            <text:p>2334</text:p>
          </table:table-cell>
          <table:table-cell table:style-name="ce21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1" table:formula="of:=([.W12]*[.S12])/([.W12]+[.U12])" office:value-type="float" office:value="1521.09050488504" calcext:value-type="float">
            <text:p>1521</text:p>
          </table:table-cell>
          <table:table-cell table:style-name="ce21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8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1" table:formula="of:=([.W13]*[.S13])/([.W13]+[.U13])" office:value-type="float" office:value="767.678558239161" calcext:value-type="float">
            <text:p>768</text:p>
          </table:table-cell>
          <table:table-cell table:style-name="ce21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8" table:formula="of:=((([.A36]-[.C36])*[.B36]*8*2)/1000000)/[.F36]" office:value-type="float" office:value="24874.7839650924" calcext:value-type="float">
            <text:p>24,875</text:p>
          </table:table-cell>
          <table:table-cell table:style-name="ce18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8" table:formula="of:=((([.A37]-[.C37])*[.B37]*8*2)/1000000)/[.F37]" office:value-type="float" office:value="27255.3055575271" calcext:value-type="float">
            <text:p>27,255</text:p>
          </table:table-cell>
          <table:table-cell table:style-name="ce18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8" table:formula="of:=((([.A38]-[.C38])*[.B38]*8*2)/1000000)/[.F38]" office:value-type="float" office:value="30232.1260427722" calcext:value-type="float">
            <text:p>30,232</text:p>
          </table:table-cell>
          <table:table-cell table:style-name="ce18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8" table:formula="of:=((([.A39]-[.C39])*[.B39]*8*2)/1000000)/[.F39]" office:value-type="float" office:value="29615.8271916483" calcext:value-type="float">
            <text:p>29,616</text:p>
          </table:table-cell>
          <table:table-cell table:style-name="ce18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8" table:formula="of:=((([.A40]-[.C40])*[.B40]*8*2)/1000000)/[.F40]" office:value-type="float" office:value="32370.7530246422" calcext:value-type="float">
            <text:p>32,371</text:p>
          </table:table-cell>
          <table:table-cell table:style-name="ce18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8" table:formula="of:=((([.A41]-[.C41])*[.B41]*8*2)/1000000)/[.F41]" office:value-type="float" office:value="32764.9524225587" calcext:value-type="float">
            <text:p>32,765</text:p>
          </table:table-cell>
          <table:table-cell table:style-name="ce18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8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9"/>
        <table:table-column table:style-name="co8" table:default-cell-style-name="ce19"/>
        <table:table-column table:style-name="co13" table:default-cell-style-name="ce19"/>
        <table:table-column table:style-name="co11" table:number-columns-repeated="2" table:default-cell-style-name="ce19"/>
        <table:table-column table:style-name="co25" table:default-cell-style-name="ce19"/>
        <table:table-column table:style-name="co10" table:default-cell-style-name="ce19"/>
        <table:table-column table:style-name="co5" table:default-cell-style-name="ce19"/>
        <table:table-column table:style-name="co9" table:default-cell-style-name="ce19"/>
        <table:table-column table:style-name="co5" table:default-cell-style-name="ce19"/>
        <table:table-column table:style-name="co11" table:default-cell-style-name="ce19"/>
        <table:table-column table:style-name="co13" table:default-cell-style-name="ce19"/>
        <table:table-column table:style-name="co27" table:default-cell-style-name="ce19"/>
        <table:table-column table:style-name="co19" table:default-cell-style-name="ce19"/>
        <table:table-column table:style-name="co7" table:default-cell-style-name="ce19"/>
        <table:table-column table:style-name="co10" table:default-cell-style-name="ce19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12181" calcext:value-type="float">
            <text:p>0.4122</text:p>
          </table:table-cell>
          <table:table-cell table:style-name="ce23" office:value-type="float" office:value="0.344506" calcext:value-type="float">
            <text:p>0.3445</text:p>
          </table:table-cell>
          <table:table-cell table:style-name="ce23" office:value-type="float" office:value="0.454533" calcext:value-type="float">
            <text:p>0.4545</text:p>
          </table:table-cell>
          <table:table-cell table:style-name="ce23" office:value-type="float" office:value="0.913746" calcext:value-type="float">
            <text:p>0.9137</text:p>
          </table:table-cell>
          <table:table-cell table:style-name="ce23" office:value-type="float" office:value="0.714304" calcext:value-type="float">
            <text:p>0.7143</text:p>
          </table:table-cell>
          <table:table-cell table:style-name="ce23" office:value-type="float" office:value="0.756822" calcext:value-type="float">
            <text:p>0.7568</text:p>
          </table:table-cell>
          <table:table-cell table:style-name="ce23" office:value-type="float" office:value="0.91375" calcext:value-type="float">
            <text:p>0.9138</text:p>
          </table:table-cell>
          <table:table-cell table:style-name="ce23" office:value-type="float" office:value="0.714308" calcext:value-type="float">
            <text:p>0.7143</text:p>
          </table:table-cell>
          <table:table-cell table:style-name="ce23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24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24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24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24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24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24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24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24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24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24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246" calcext:value-type="float">
            <text:p>24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40448" calcext:value-type="float">
            <text:p>0.4045</text:p>
          </table:table-cell>
          <table:table-cell table:style-name="ce23" office:value-type="float" office:value="0.347546" calcext:value-type="float">
            <text:p>0.3475</text:p>
          </table:table-cell>
          <table:table-cell table:style-name="ce23" office:value-type="float" office:value="0.451621" calcext:value-type="float">
            <text:p>0.4516</text:p>
          </table:table-cell>
          <table:table-cell table:style-name="ce23" office:value-type="float" office:value="0.897281" calcext:value-type="float">
            <text:p>0.8973</text:p>
          </table:table-cell>
          <table:table-cell table:style-name="ce23" office:value-type="float" office:value="0.712794" calcext:value-type="float">
            <text:p>0.7128</text:p>
          </table:table-cell>
          <table:table-cell table:style-name="ce23" office:value-type="float" office:value="0.756096" calcext:value-type="float">
            <text:p>0.7561</text:p>
          </table:table-cell>
          <table:table-cell table:style-name="ce23" office:value-type="float" office:value="0.897287" calcext:value-type="float">
            <text:p>0.8973</text:p>
          </table:table-cell>
          <table:table-cell table:style-name="ce23" office:value-type="float" office:value="0.712798" calcext:value-type="float">
            <text:p>0.7128</text:p>
          </table:table-cell>
          <table:table-cell table:style-name="ce23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24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24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24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24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24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24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24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24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24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24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419448" calcext:value-type="float">
            <text:p>0.4194</text:p>
          </table:table-cell>
          <table:table-cell table:style-name="ce23" office:value-type="float" office:value="0.36098" calcext:value-type="float">
            <text:p>0.3610</text:p>
          </table:table-cell>
          <table:table-cell table:style-name="ce23" office:value-type="float" office:value="0.460863" calcext:value-type="float">
            <text:p>0.4609</text:p>
          </table:table-cell>
          <table:table-cell table:style-name="ce23" office:value-type="float" office:value="0.800332" calcext:value-type="float">
            <text:p>0.8003</text:p>
          </table:table-cell>
          <table:table-cell table:style-name="ce23" office:value-type="float" office:value="0.693841" calcext:value-type="float">
            <text:p>0.6938</text:p>
          </table:table-cell>
          <table:table-cell table:style-name="ce23" office:value-type="float" office:value="0.73759" calcext:value-type="float">
            <text:p>0.7376</text:p>
          </table:table-cell>
          <table:table-cell table:style-name="ce23" office:value-type="float" office:value="0.800335" calcext:value-type="float">
            <text:p>0.8003</text:p>
          </table:table-cell>
          <table:table-cell table:style-name="ce23" office:value-type="float" office:value="0.693845" calcext:value-type="float">
            <text:p>0.6938</text:p>
          </table:table-cell>
          <table:table-cell table:style-name="ce23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24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24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24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24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24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24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24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24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24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24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425503" calcext:value-type="float">
            <text:p>0.4255</text:p>
          </table:table-cell>
          <table:table-cell table:style-name="ce23" office:value-type="float" office:value="0.413054" calcext:value-type="float">
            <text:p>0.4131</text:p>
          </table:table-cell>
          <table:table-cell table:style-name="ce23" office:value-type="float" office:value="0.46191" calcext:value-type="float">
            <text:p>0.4619</text:p>
          </table:table-cell>
          <table:table-cell table:style-name="ce23" office:value-type="float" office:value="0.781611" calcext:value-type="float">
            <text:p>0.7816</text:p>
          </table:table-cell>
          <table:table-cell table:style-name="ce23" office:value-type="float" office:value="0.692781" calcext:value-type="float">
            <text:p>0.6928</text:p>
          </table:table-cell>
          <table:table-cell table:style-name="ce23" office:value-type="float" office:value="0.781141" calcext:value-type="float">
            <text:p>0.7811</text:p>
          </table:table-cell>
          <table:table-cell table:style-name="ce23" office:value-type="float" office:value="0.781621" calcext:value-type="float">
            <text:p>0.7816</text:p>
          </table:table-cell>
          <table:table-cell table:style-name="ce23" office:value-type="float" office:value="0.692784" calcext:value-type="float">
            <text:p>0.6928</text:p>
          </table:table-cell>
          <table:table-cell table:style-name="ce23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24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24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24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24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24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24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24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24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24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24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431441" calcext:value-type="float">
            <text:p>0.4314</text:p>
          </table:table-cell>
          <table:table-cell table:style-name="ce23" office:value-type="float" office:value="0.389041" calcext:value-type="float">
            <text:p>0.3890</text:p>
          </table:table-cell>
          <table:table-cell table:style-name="ce23" office:value-type="float" office:value="0.478662" calcext:value-type="float">
            <text:p>0.4787</text:p>
          </table:table-cell>
          <table:table-cell table:style-name="ce23" office:value-type="float" office:value="0.729788" calcext:value-type="float">
            <text:p>0.7298</text:p>
          </table:table-cell>
          <table:table-cell table:style-name="ce23" office:value-type="float" office:value="0.658065" calcext:value-type="float">
            <text:p>0.6581</text:p>
          </table:table-cell>
          <table:table-cell table:style-name="ce23" office:value-type="float" office:value="0.702802" calcext:value-type="float">
            <text:p>0.7028</text:p>
          </table:table-cell>
          <table:table-cell table:style-name="ce23" office:value-type="float" office:value="0.729812" calcext:value-type="float">
            <text:p>0.7298</text:p>
          </table:table-cell>
          <table:table-cell table:style-name="ce23" office:value-type="float" office:value="0.658087" calcext:value-type="float">
            <text:p>0.6581</text:p>
          </table:table-cell>
          <table:table-cell table:style-name="ce23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24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24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24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24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24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24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24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24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24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24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1000000" calcext:value-type="float">
            <text:p>10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44959" calcext:value-type="float">
            <text:p>0.4496</text:p>
          </table:table-cell>
          <table:table-cell table:style-name="ce23" office:value-type="float" office:value="0.413963" calcext:value-type="float">
            <text:p>0.4140</text:p>
          </table:table-cell>
          <table:table-cell table:style-name="ce23" office:value-type="float" office:value="0.47586" calcext:value-type="float">
            <text:p>0.4759</text:p>
          </table:table-cell>
          <table:table-cell table:style-name="ce23" office:value-type="float" office:value="0.688405" calcext:value-type="float">
            <text:p>0.6884</text:p>
          </table:table-cell>
          <table:table-cell table:style-name="ce23" office:value-type="float" office:value="0.6252" calcext:value-type="float">
            <text:p>0.6252</text:p>
          </table:table-cell>
          <table:table-cell table:style-name="ce23" office:value-type="float" office:value="0.679208" calcext:value-type="float">
            <text:p>0.6792</text:p>
          </table:table-cell>
          <table:table-cell table:style-name="ce23" office:value-type="float" office:value="0.688427" calcext:value-type="float">
            <text:p>0.6884</text:p>
          </table:table-cell>
          <table:table-cell table:style-name="ce23" office:value-type="float" office:value="0.625227" calcext:value-type="float">
            <text:p>0.6252</text:p>
          </table:table-cell>
          <table:table-cell table:style-name="ce23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24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24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24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24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24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24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24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24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24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24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767.678558239161" calcext:value-type="float">
            <text:p>767.68</text:p>
          </table:table-cell>
          <table:table-cell table:style-name="ce21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1521.09050488504" calcext:value-type="float">
            <text:p>1521.09</text:p>
          </table:table-cell>
          <table:table-cell table:style-name="ce21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2334.20075436391" calcext:value-type="float">
            <text:p>2334.20</text:p>
          </table:table-cell>
          <table:table-cell table:style-name="ce21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3120.77112077112" calcext:value-type="float">
            <text:p>3120.77</text:p>
          </table:table-cell>
          <table:table-cell table:style-name="ce21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3932.87655324585" calcext:value-type="float">
            <text:p>3932.88</text:p>
          </table:table-cell>
          <table:table-cell table:style-name="ce21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4732.79879584334" calcext:value-type="float">
            <text:p>4732.80</text:p>
          </table:table-cell>
          <table:table-cell table:style-name="ce21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0.395673" calcext:value-type="float">
            <text:p>0.3957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358346" calcext:value-type="float">
            <text:p>0.3583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9" office:value-type="float" office:value="0.398023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49" calcext:value-type="float">
            <text:p>0.4019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6" calcext:value-type="float">
            <text:p>0.3985</text:p>
          </table:table-cell>
          <table:table-cell table:style-name="ce19" office:value-type="float" office:value="0.401735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8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3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59" calcext:value-type="float">
            <text:p>0.3989</text:p>
          </table:table-cell>
          <table:table-cell table:style-name="ce19" office:value-type="float" office:value="0.404447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3" calcext:value-type="float">
            <text:p>0.4168</text:p>
          </table:table-cell>
          <table:table-cell table:style-name="ce19" office:value-type="float" office:value="0.397391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5" calcext:value-type="float">
            <text:p>0.4116</text:p>
          </table:table-cell>
          <table:table-cell table:style-name="ce19" office:value-type="float" office:value="0.445309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85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3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" calcext:value-type="float">
            <text:p>0.3727</text:p>
          </table:table-cell>
          <table:table-cell table:style-name="ce19" office:value-type="float" office:value="0.375856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5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39" calcext:value-type="float">
            <text:p>0.4421</text:p>
          </table:table-cell>
          <table:table-cell table:style-name="ce19" office:value-type="float" office:value="0.416575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5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8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7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2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19" calcext:value-type="float">
            <text:p>0.3952</text:p>
          </table:table-cell>
          <table:table-cell table:style-name="ce19" office:value-type="float" office:value="0.39468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5" calcext:value-type="float">
            <text:p>0.3893</text:p>
          </table:table-cell>
          <table:table-cell table:style-name="ce19" office:value-type="float" office:value="0.386287" calcext:value-type="float">
            <text:p>0.3863</text:p>
          </table:table-cell>
          <table:table-cell table:style-name="ce19" office:value-type="float" office:value="0.388169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6" calcext:value-type="float">
            <text:p>0.3828</text:p>
          </table:table-cell>
          <table:table-cell table:style-name="ce19" office:value-type="float" office:value="0.382825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5" calcext:value-type="float">
            <text:p>0.3960</text:p>
          </table:table-cell>
          <table:table-cell table:style-name="ce19" office:value-type="float" office:value="0.432323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1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3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5" calcext:value-type="float">
            <text:p>0.3877</text:p>
          </table:table-cell>
          <table:table-cell table:style-name="ce19" office:value-type="float" office:value="0.387559" calcext:value-type="float">
            <text:p>0.3876</text:p>
          </table:table-cell>
          <table:table-cell table:style-name="ce19" office:value-type="float" office:value="0.38679" calcext:value-type="float">
            <text:p>0.3868</text:p>
          </table:table-cell>
          <table:table-cell table:style-name="ce19" office:value-type="float" office:value="0.390233" calcext:value-type="float">
            <text:p>0.3902</text:p>
          </table:table-cell>
          <table:table-cell table:style-name="ce19" office:value-type="float" office:value="0.390567" calcext:value-type="float">
            <text:p>0.3906</text:p>
          </table:table-cell>
          <table:table-cell table:style-name="ce19" office:value-type="float" office:value="0.418706" calcext:value-type="float">
            <text:p>0.4187</text:p>
          </table:table-cell>
          <table:table-cell table:style-name="ce19" office:value-type="float" office:value="0.433094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7" calcext:value-type="float">
            <text:p>0.3888</text:p>
          </table:table-cell>
          <table:table-cell table:style-name="ce19" office:value-type="float" office:value="0.389981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4" calcext:value-type="float">
            <text:p>0.3974</text:p>
          </table:table-cell>
          <table:table-cell table:style-name="ce19" office:value-type="float" office:value="0.399109" calcext:value-type="float">
            <text:p>0.3991</text:p>
          </table:table-cell>
          <table:table-cell table:style-name="ce19" office:value-type="float" office:value="0.397062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3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2" calcext:value-type="float">
            <text:p>0.3973</text:p>
          </table:table-cell>
          <table:table-cell table:style-name="ce19" office:value-type="float" office:value="0.41512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6"/>
        </table:table-row>
        <table:table-row table:style-name="ro1">
          <table:table-cell table:style-name="ce19" office:value-type="float" office:value="0.398024" calcext:value-type="float">
            <text:p>0.3980</text:p>
          </table:table-cell>
          <table:table-cell table:style-name="ce19" office:value-type="float" office:value="0.400898" calcext:value-type="float">
            <text:p>0.4009</text:p>
          </table:table-cell>
          <table:table-cell table:style-name="ce19" office:value-type="float" office:value="0.40195" calcext:value-type="float">
            <text:p>0.4020</text:p>
          </table:table-cell>
          <table:table-cell table:style-name="ce19" office:value-type="float" office:value="0.400163" calcext:value-type="float">
            <text:p>0.4002</text:p>
          </table:table-cell>
          <table:table-cell table:style-name="ce19" office:value-type="float" office:value="0.400838" calcext:value-type="float">
            <text:p>0.4008</text:p>
          </table:table-cell>
          <table:table-cell table:style-name="ce19" office:value-type="float" office:value="0.399611" calcext:value-type="float">
            <text:p>0.3996</text:p>
          </table:table-cell>
          <table:table-cell table:style-name="ce19" office:value-type="float" office:value="0.399602" calcext:value-type="float">
            <text:p>0.3996</text:p>
          </table:table-cell>
          <table:table-cell table:style-name="ce19" office:value-type="float" office:value="0.398537" calcext:value-type="float">
            <text:p>0.3985</text:p>
          </table:table-cell>
          <table:table-cell table:style-name="ce19" office:value-type="float" office:value="0.401736" calcext:value-type="float">
            <text:p>0.4017</text:p>
          </table:table-cell>
          <table:table-cell table:style-name="ce19" office:value-type="float" office:value="0.402082" calcext:value-type="float">
            <text:p>0.4021</text:p>
          </table:table-cell>
          <table:table-cell table:style-name="ce19" office:value-type="float" office:value="0.400079" calcext:value-type="float">
            <text:p>0.4001</text:p>
          </table:table-cell>
          <table:table-cell table:style-name="ce19" office:value-type="float" office:value="0.400432" calcext:value-type="float">
            <text:p>0.4004</text:p>
          </table:table-cell>
          <table:table-cell table:style-name="ce19" office:value-type="float" office:value="0.399846" calcext:value-type="float">
            <text:p>0.3998</text:p>
          </table:table-cell>
          <table:table-cell table:style-name="ce19" office:value-type="float" office:value="0.400749" calcext:value-type="float">
            <text:p>0.4007</text:p>
          </table:table-cell>
          <table:table-cell table:style-name="ce19" office:value-type="float" office:value="0.401593" calcext:value-type="float">
            <text:p>0.4016</text:p>
          </table:table-cell>
          <table:table-cell table:style-name="ce19" office:value-type="float" office:value="0.401124" calcext:value-type="float">
            <text:p>0.4011</text:p>
          </table:table-cell>
        </table:table-row>
        <table:table-row table:style-name="ro1">
          <table:table-cell table:style-name="ce19" office:value-type="float" office:value="0.396" calcext:value-type="float">
            <text:p>0.3960</text:p>
          </table:table-cell>
          <table:table-cell table:style-name="ce19" office:value-type="float" office:value="0.39886" calcext:value-type="float">
            <text:p>0.3989</text:p>
          </table:table-cell>
          <table:table-cell table:style-name="ce19" office:value-type="float" office:value="0.404448" calcext:value-type="float">
            <text:p>0.4044</text:p>
          </table:table-cell>
          <table:table-cell table:style-name="ce19" office:value-type="float" office:value="0.398218" calcext:value-type="float">
            <text:p>0.3982</text:p>
          </table:table-cell>
          <table:table-cell table:style-name="ce19" office:value-type="float" office:value="0.416764" calcext:value-type="float">
            <text:p>0.4168</text:p>
          </table:table-cell>
          <table:table-cell table:style-name="ce19" office:value-type="float" office:value="0.397392" calcext:value-type="float">
            <text:p>0.3974</text:p>
          </table:table-cell>
          <table:table-cell table:style-name="ce19" office:value-type="float" office:value="0.397668" calcext:value-type="float">
            <text:p>0.3977</text:p>
          </table:table-cell>
          <table:table-cell table:style-name="ce19" office:value-type="float" office:value="0.396676" calcext:value-type="float">
            <text:p>0.3967</text:p>
          </table:table-cell>
          <table:table-cell table:style-name="ce19" office:value-type="float" office:value="0.399566" calcext:value-type="float">
            <text:p>0.3996</text:p>
          </table:table-cell>
          <table:table-cell table:style-name="ce19" office:value-type="float" office:value="0.399787" calcext:value-type="float">
            <text:p>0.3998</text:p>
          </table:table-cell>
          <table:table-cell table:style-name="ce19" office:value-type="float" office:value="0.398125" calcext:value-type="float">
            <text:p>0.3981</text:p>
          </table:table-cell>
          <table:table-cell table:style-name="ce19" office:value-type="float" office:value="0.398056" calcext:value-type="float">
            <text:p>0.3981</text:p>
          </table:table-cell>
          <table:table-cell table:style-name="ce19" office:value-type="float" office:value="0.397609" calcext:value-type="float">
            <text:p>0.3976</text:p>
          </table:table-cell>
          <table:table-cell table:style-name="ce19" office:value-type="float" office:value="0.398697" calcext:value-type="float">
            <text:p>0.3987</text:p>
          </table:table-cell>
          <table:table-cell table:style-name="ce19" office:value-type="float" office:value="0.399532" calcext:value-type="float">
            <text:p>0.3995</text:p>
          </table:table-cell>
          <table:table-cell table:style-name="ce19" office:value-type="float" office:value="0.39898" calcext:value-type="float">
            <text:p>0.3990</text:p>
          </table:table-cell>
        </table:table-row>
        <table:table-row table:style-name="ro1">
          <table:table-cell table:style-name="ce19" office:value-type="float" office:value="0.376698" calcext:value-type="float">
            <text:p>0.3767</text:p>
          </table:table-cell>
          <table:table-cell table:style-name="ce19" office:value-type="float" office:value="0.379804" calcext:value-type="float">
            <text:p>0.3798</text:p>
          </table:table-cell>
          <table:table-cell table:style-name="ce19" office:value-type="float" office:value="0.411646" calcext:value-type="float">
            <text:p>0.4116</text:p>
          </table:table-cell>
          <table:table-cell table:style-name="ce19" office:value-type="float" office:value="0.44531" calcext:value-type="float">
            <text:p>0.4453</text:p>
          </table:table-cell>
          <table:table-cell table:style-name="ce19" office:value-type="float" office:value="0.455568" calcext:value-type="float">
            <text:p>0.4556</text:p>
          </table:table-cell>
          <table:table-cell table:style-name="ce19" office:value-type="float" office:value="0.419752" calcext:value-type="float">
            <text:p>0.4198</text:p>
          </table:table-cell>
          <table:table-cell table:style-name="ce19" office:value-type="float" office:value="0.377549" calcext:value-type="float">
            <text:p>0.3775</text:p>
          </table:table-cell>
          <table:table-cell table:style-name="ce19" office:value-type="float" office:value="0.383729" calcext:value-type="float">
            <text:p>0.3837</text:p>
          </table:table-cell>
          <table:table-cell table:style-name="ce19" office:value-type="float" office:value="0.380256" calcext:value-type="float">
            <text:p>0.3803</text:p>
          </table:table-cell>
          <table:table-cell table:style-name="ce19" office:value-type="float" office:value="0.380631" calcext:value-type="float">
            <text:p>0.3806</text:p>
          </table:table-cell>
          <table:table-cell table:style-name="ce19" office:value-type="float" office:value="0.384459" calcext:value-type="float">
            <text:p>0.3845</text:p>
          </table:table-cell>
          <table:table-cell table:style-name="ce19" office:value-type="float" office:value="0.379401" calcext:value-type="float">
            <text:p>0.3794</text:p>
          </table:table-cell>
          <table:table-cell table:style-name="ce19" office:value-type="float" office:value="0.378181" calcext:value-type="float">
            <text:p>0.3782</text:p>
          </table:table-cell>
          <table:table-cell table:style-name="ce19" office:value-type="float" office:value="0.38457" calcext:value-type="float">
            <text:p>0.3846</text:p>
          </table:table-cell>
          <table:table-cell table:style-name="ce19" office:value-type="float" office:value="0.386041" calcext:value-type="float">
            <text:p>0.3860</text:p>
          </table:table-cell>
          <table:table-cell table:style-name="ce19" office:value-type="float" office:value="0.379565" calcext:value-type="float">
            <text:p>0.3796</text:p>
          </table:table-cell>
        </table:table-row>
        <table:table-row table:style-name="ro1">
          <table:table-cell table:style-name="ce19" office:value-type="float" office:value="0.420041" calcext:value-type="float">
            <text:p>0.4200</text:p>
          </table:table-cell>
          <table:table-cell table:style-name="ce19" office:value-type="float" office:value="0.45419" calcext:value-type="float">
            <text:p>0.4542</text:p>
          </table:table-cell>
          <table:table-cell table:style-name="ce19" office:value-type="float" office:value="0.455488" calcext:value-type="float">
            <text:p>0.4555</text:p>
          </table:table-cell>
          <table:table-cell table:style-name="ce19" office:value-type="float" office:value="0.415351" calcext:value-type="float">
            <text:p>0.4154</text:p>
          </table:table-cell>
          <table:table-cell table:style-name="ce19" office:value-type="float" office:value="0.387814" calcext:value-type="float">
            <text:p>0.3878</text:p>
          </table:table-cell>
          <table:table-cell table:style-name="ce19" office:value-type="float" office:value="0.379572" calcext:value-type="float">
            <text:p>0.3796</text:p>
          </table:table-cell>
          <table:table-cell table:style-name="ce19" office:value-type="float" office:value="0.374" calcext:value-type="float">
            <text:p>0.3740</text:p>
          </table:table-cell>
          <table:table-cell table:style-name="ce19" office:value-type="float" office:value="0.372701" calcext:value-type="float">
            <text:p>0.3727</text:p>
          </table:table-cell>
          <table:table-cell table:style-name="ce19" office:value-type="float" office:value="0.375857" calcext:value-type="float">
            <text:p>0.3759</text:p>
          </table:table-cell>
          <table:table-cell table:style-name="ce19" office:value-type="float" office:value="0.376829" calcext:value-type="float">
            <text:p>0.3768</text:p>
          </table:table-cell>
          <table:table-cell table:style-name="ce19" office:value-type="float" office:value="0.380638" calcext:value-type="float">
            <text:p>0.3806</text:p>
          </table:table-cell>
          <table:table-cell table:style-name="ce19" office:value-type="float" office:value="0.374516" calcext:value-type="float">
            <text:p>0.3745</text:p>
          </table:table-cell>
          <table:table-cell table:style-name="ce19" office:value-type="float" office:value="0.373801" calcext:value-type="float">
            <text:p>0.3738</text:p>
          </table:table-cell>
          <table:table-cell table:style-name="ce19" office:value-type="float" office:value="0.381104" calcext:value-type="float">
            <text:p>0.3811</text:p>
          </table:table-cell>
          <table:table-cell table:style-name="ce19" office:value-type="float" office:value="0.375539" calcext:value-type="float">
            <text:p>0.3755</text:p>
          </table:table-cell>
          <table:table-cell table:style-name="ce19" office:value-type="float" office:value="0.375635" calcext:value-type="float">
            <text:p>0.3756</text:p>
          </table:table-cell>
        </table:table-row>
        <table:table-row table:style-name="ro1">
          <table:table-cell table:style-name="ce19" office:value-type="float" office:value="0.44214" calcext:value-type="float">
            <text:p>0.4421</text:p>
          </table:table-cell>
          <table:table-cell table:style-name="ce19" office:value-type="float" office:value="0.416576" calcext:value-type="float">
            <text:p>0.4166</text:p>
          </table:table-cell>
          <table:table-cell table:style-name="ce19" office:value-type="float" office:value="0.386922" calcext:value-type="float">
            <text:p>0.3869</text:p>
          </table:table-cell>
          <table:table-cell table:style-name="ce19" office:value-type="float" office:value="0.387797" calcext:value-type="float">
            <text:p>0.3878</text:p>
          </table:table-cell>
          <table:table-cell table:style-name="ce19" office:value-type="float" office:value="0.385632" calcext:value-type="float">
            <text:p>0.3856</text:p>
          </table:table-cell>
          <table:table-cell table:style-name="ce19" office:value-type="float" office:value="0.383826" calcext:value-type="float">
            <text:p>0.3838</text:p>
          </table:table-cell>
          <table:table-cell table:style-name="ce19" office:value-type="float" office:value="0.384402" calcext:value-type="float">
            <text:p>0.3844</text:p>
          </table:table-cell>
          <table:table-cell table:style-name="ce19" office:value-type="float" office:value="0.383149" calcext:value-type="float">
            <text:p>0.3831</text:p>
          </table:table-cell>
          <table:table-cell table:style-name="ce19" office:value-type="float" office:value="0.386191" calcext:value-type="float">
            <text:p>0.3862</text:p>
          </table:table-cell>
          <table:table-cell table:style-name="ce19" office:value-type="float" office:value="0.387022" calcext:value-type="float">
            <text:p>0.3870</text:p>
          </table:table-cell>
          <table:table-cell table:style-name="ce19" office:value-type="float" office:value="0.384918" calcext:value-type="float">
            <text:p>0.3849</text:p>
          </table:table-cell>
          <table:table-cell table:style-name="ce19" office:value-type="float" office:value="0.385288" calcext:value-type="float">
            <text:p>0.3853</text:p>
          </table:table-cell>
          <table:table-cell table:style-name="ce19" office:value-type="float" office:value="0.384627" calcext:value-type="float">
            <text:p>0.3846</text:p>
          </table:table-cell>
          <table:table-cell table:style-name="ce19" office:value-type="float" office:value="0.385563" calcext:value-type="float">
            <text:p>0.3856</text:p>
          </table:table-cell>
          <table:table-cell table:style-name="ce19" office:value-type="float" office:value="0.386053" calcext:value-type="float">
            <text:p>0.3861</text:p>
          </table:table-cell>
          <table:table-cell table:style-name="ce19" office:value-type="float" office:value="0.428703" calcext:value-type="float">
            <text:p>0.4287</text:p>
          </table:table-cell>
        </table:table-row>
        <table:table-row table:style-name="ro1">
          <table:table-cell table:style-name="ce19" office:value-type="float" office:value="0.394076" calcext:value-type="float">
            <text:p>0.3941</text:p>
          </table:table-cell>
          <table:table-cell table:style-name="ce19" office:value-type="float" office:value="0.395999" calcext:value-type="float">
            <text:p>0.3960</text:p>
          </table:table-cell>
          <table:table-cell table:style-name="ce19" office:value-type="float" office:value="0.401899" calcext:value-type="float">
            <text:p>0.4019</text:p>
          </table:table-cell>
          <table:table-cell table:style-name="ce19" office:value-type="float" office:value="0.395547" calcext:value-type="float">
            <text:p>0.3955</text:p>
          </table:table-cell>
          <table:table-cell table:style-name="ce19" office:value-type="float" office:value="0.396922" calcext:value-type="float">
            <text:p>0.3969</text:p>
          </table:table-cell>
          <table:table-cell table:style-name="ce19" office:value-type="float" office:value="0.399087" calcext:value-type="float">
            <text:p>0.3991</text:p>
          </table:table-cell>
          <table:table-cell table:style-name="ce19" office:value-type="float" office:value="0.39522" calcext:value-type="float">
            <text:p>0.3952</text:p>
          </table:table-cell>
          <table:table-cell table:style-name="ce19" office:value-type="float" office:value="0.394681" calcext:value-type="float">
            <text:p>0.3947</text:p>
          </table:table-cell>
          <table:table-cell table:style-name="ce19" office:value-type="float" office:value="0.397261" calcext:value-type="float">
            <text:p>0.3973</text:p>
          </table:table-cell>
          <table:table-cell table:style-name="ce19" office:value-type="float" office:value="0.397846" calcext:value-type="float">
            <text:p>0.3978</text:p>
          </table:table-cell>
          <table:table-cell table:style-name="ce19" office:value-type="float" office:value="0.396118" calcext:value-type="float">
            <text:p>0.3961</text:p>
          </table:table-cell>
          <table:table-cell table:style-name="ce19" office:value-type="float" office:value="0.396239" calcext:value-type="float">
            <text:p>0.3962</text:p>
          </table:table-cell>
          <table:table-cell table:style-name="ce19" office:value-type="float" office:value="0.395713" calcext:value-type="float">
            <text:p>0.3957</text:p>
          </table:table-cell>
          <table:table-cell table:style-name="ce19" office:value-type="float" office:value="0.39665" calcext:value-type="float">
            <text:p>0.3967</text:p>
          </table:table-cell>
          <table:table-cell table:style-name="ce19" office:value-type="float" office:value="0.418785" calcext:value-type="float">
            <text:p>0.4188</text:p>
          </table:table-cell>
          <table:table-cell table:style-name="ce19" office:value-type="float" office:value="0.410373" calcext:value-type="float">
            <text:p>0.4104</text:p>
          </table:table-cell>
        </table:table-row>
        <table:table-row table:style-name="ro1">
          <table:table-cell table:style-name="ce19" office:value-type="float" office:value="0.381877" calcext:value-type="float">
            <text:p>0.3819</text:p>
          </table:table-cell>
          <table:table-cell table:style-name="ce19" office:value-type="float" office:value="0.389256" calcext:value-type="float">
            <text:p>0.3893</text:p>
          </table:table-cell>
          <table:table-cell table:style-name="ce19" office:value-type="float" office:value="0.386288" calcext:value-type="float">
            <text:p>0.3863</text:p>
          </table:table-cell>
          <table:table-cell table:style-name="ce19" office:value-type="float" office:value="0.38817" calcext:value-type="float">
            <text:p>0.3882</text:p>
          </table:table-cell>
          <table:table-cell table:style-name="ce19" office:value-type="float" office:value="0.388671" calcext:value-type="float">
            <text:p>0.3887</text:p>
          </table:table-cell>
          <table:table-cell table:style-name="ce19" office:value-type="float" office:value="0.382757" calcext:value-type="float">
            <text:p>0.3828</text:p>
          </table:table-cell>
          <table:table-cell table:style-name="ce19" office:value-type="float" office:value="0.382826" calcext:value-type="float">
            <text:p>0.3828</text:p>
          </table:table-cell>
          <table:table-cell table:style-name="ce19" office:value-type="float" office:value="0.381901" calcext:value-type="float">
            <text:p>0.3819</text:p>
          </table:table-cell>
          <table:table-cell table:style-name="ce19" office:value-type="float" office:value="0.385325" calcext:value-type="float">
            <text:p>0.3853</text:p>
          </table:table-cell>
          <table:table-cell table:style-name="ce19" office:value-type="float" office:value="0.385825" calcext:value-type="float">
            <text:p>0.3858</text:p>
          </table:table-cell>
          <table:table-cell table:style-name="ce19" office:value-type="float" office:value="0.383915" calcext:value-type="float">
            <text:p>0.3839</text:p>
          </table:table-cell>
          <table:table-cell table:style-name="ce19" office:value-type="float" office:value="0.384388" calcext:value-type="float">
            <text:p>0.3844</text:p>
          </table:table-cell>
          <table:table-cell table:style-name="ce19" office:value-type="float" office:value="0.396037" calcext:value-type="float">
            <text:p>0.3960</text:p>
          </table:table-cell>
          <table:table-cell table:style-name="ce19" office:value-type="float" office:value="0.432324" calcext:value-type="float">
            <text:p>0.4323</text:p>
          </table:table-cell>
          <table:table-cell table:style-name="ce19" office:value-type="float" office:value="0.44074" calcext:value-type="float">
            <text:p>0.4407</text:p>
          </table:table-cell>
          <table:table-cell table:style-name="ce19" office:value-type="float" office:value="0.416352" calcext:value-type="float">
            <text:p>0.4164</text:p>
          </table:table-cell>
        </table:table-row>
        <table:table-row table:style-name="ro1">
          <table:table-cell table:style-name="ce19" office:value-type="float" office:value="0.383231" calcext:value-type="float">
            <text:p>0.3832</text:p>
          </table:table-cell>
          <table:table-cell table:style-name="ce19" office:value-type="float" office:value="0.385533" calcext:value-type="float">
            <text:p>0.3855</text:p>
          </table:table-cell>
          <table:table-cell table:style-name="ce19" office:value-type="float" office:value="0.387792" calcext:value-type="float">
            <text:p>0.3878</text:p>
          </table:table-cell>
          <table:table-cell table:style-name="ce19" office:value-type="float" office:value="0.390029" calcext:value-type="float">
            <text:p>0.3900</text:p>
          </table:table-cell>
          <table:table-cell table:style-name="ce19" office:value-type="float" office:value="0.38605" calcext:value-type="float">
            <text:p>0.3861</text:p>
          </table:table-cell>
          <table:table-cell table:style-name="ce19" office:value-type="float" office:value="0.389706" calcext:value-type="float">
            <text:p>0.3897</text:p>
          </table:table-cell>
          <table:table-cell table:style-name="ce19" office:value-type="float" office:value="0.384085" calcext:value-type="float">
            <text:p>0.3841</text:p>
          </table:table-cell>
          <table:table-cell table:style-name="ce19" office:value-type="float" office:value="0.383777" calcext:value-type="float">
            <text:p>0.3838</text:p>
          </table:table-cell>
          <table:table-cell table:style-name="ce19" office:value-type="float" office:value="0.387279" calcext:value-type="float">
            <text:p>0.3873</text:p>
          </table:table-cell>
          <table:table-cell table:style-name="ce19" office:value-type="float" office:value="0.387752" calcext:value-type="float">
            <text:p>0.3878</text:p>
          </table:table-cell>
          <table:table-cell table:style-name="ce19" office:value-type="float" office:value="0.390054" calcext:value-type="float">
            <text:p>0.3901</text:p>
          </table:table-cell>
          <table:table-cell table:style-name="ce19" office:value-type="float" office:value="0.409657" calcext:value-type="float">
            <text:p>0.4097</text:p>
          </table:table-cell>
          <table:table-cell table:style-name="ce19" office:value-type="float" office:value="0.43643" calcext:value-type="float">
            <text:p>0.4364</text:p>
          </table:table-cell>
          <table:table-cell table:style-name="ce19" office:value-type="float" office:value="0.427388" calcext:value-type="float">
            <text:p>0.4274</text:p>
          </table:table-cell>
          <table:table-cell table:style-name="ce19" office:value-type="float" office:value="0.397748" calcext:value-type="float">
            <text:p>0.3977</text:p>
          </table:table-cell>
          <table:table-cell table:style-name="ce19" office:value-type="float" office:value="0.386144" calcext:value-type="float">
            <text:p>0.3861</text:p>
          </table:table-cell>
        </table:table-row>
        <table:table-row table:style-name="ro1">
          <table:table-cell table:style-name="ce19" office:value-type="float" office:value="0.391517" calcext:value-type="float">
            <text:p>0.3915</text:p>
          </table:table-cell>
          <table:table-cell table:style-name="ce19" office:value-type="float" office:value="0.388531" calcext:value-type="float">
            <text:p>0.3885</text:p>
          </table:table-cell>
          <table:table-cell table:style-name="ce19" office:value-type="float" office:value="0.390603" calcext:value-type="float">
            <text:p>0.3906</text:p>
          </table:table-cell>
          <table:table-cell table:style-name="ce19" office:value-type="float" office:value="0.388332" calcext:value-type="float">
            <text:p>0.3883</text:p>
          </table:table-cell>
          <table:table-cell table:style-name="ce19" office:value-type="float" office:value="0.389316" calcext:value-type="float">
            <text:p>0.3893</text:p>
          </table:table-cell>
          <table:table-cell table:style-name="ce19" office:value-type="float" office:value="0.387696" calcext:value-type="float">
            <text:p>0.3877</text:p>
          </table:table-cell>
          <table:table-cell table:style-name="ce19" office:value-type="float" office:value="0.38756" calcext:value-type="float">
            <text:p>0.3876</text:p>
          </table:table-cell>
          <table:table-cell table:style-name="ce19" office:value-type="float" office:value="0.386791" calcext:value-type="float">
            <text:p>0.3868</text:p>
          </table:table-cell>
          <table:table-cell table:style-name="ce19" office:value-type="float" office:value="0.390234" calcext:value-type="float">
            <text:p>0.3902</text:p>
          </table:table-cell>
          <table:table-cell table:style-name="ce19" office:value-type="float" office:value="0.390568" calcext:value-type="float">
            <text:p>0.3906</text:p>
          </table:table-cell>
          <table:table-cell table:style-name="ce19" office:value-type="float" office:value="0.418708" calcext:value-type="float">
            <text:p>0.4187</text:p>
          </table:table-cell>
          <table:table-cell table:style-name="ce19" office:value-type="float" office:value="0.433095" calcext:value-type="float">
            <text:p>0.4331</text:p>
          </table:table-cell>
          <table:table-cell table:style-name="ce19" office:value-type="float" office:value="0.414612" calcext:value-type="float">
            <text:p>0.4146</text:p>
          </table:table-cell>
          <table:table-cell table:style-name="ce19" office:value-type="float" office:value="0.388788" calcext:value-type="float">
            <text:p>0.3888</text:p>
          </table:table-cell>
          <table:table-cell table:style-name="ce19" office:value-type="float" office:value="0.389983" calcext:value-type="float">
            <text:p>0.3900</text:p>
          </table:table-cell>
          <table:table-cell table:style-name="ce19" office:value-type="float" office:value="0.389185" calcext:value-type="float">
            <text:p>0.3892</text:p>
          </table:table-cell>
        </table:table-row>
        <table:table-row table:style-name="ro1">
          <table:table-cell table:style-name="ce19" office:value-type="float" office:value="0.39418" calcext:value-type="float">
            <text:p>0.3942</text:p>
          </table:table-cell>
          <table:table-cell table:style-name="ce19" office:value-type="float" office:value="0.397385" calcext:value-type="float">
            <text:p>0.3974</text:p>
          </table:table-cell>
          <table:table-cell table:style-name="ce19" office:value-type="float" office:value="0.39911" calcext:value-type="float">
            <text:p>0.3991</text:p>
          </table:table-cell>
          <table:table-cell table:style-name="ce19" office:value-type="float" office:value="0.397063" calcext:value-type="float">
            <text:p>0.3971</text:p>
          </table:table-cell>
          <table:table-cell table:style-name="ce19" office:value-type="float" office:value="0.398031" calcext:value-type="float">
            <text:p>0.3980</text:p>
          </table:table-cell>
          <table:table-cell table:style-name="ce19" office:value-type="float" office:value="0.395854" calcext:value-type="float">
            <text:p>0.3959</text:p>
          </table:table-cell>
          <table:table-cell table:style-name="ce19" office:value-type="float" office:value="0.396358" calcext:value-type="float">
            <text:p>0.3964</text:p>
          </table:table-cell>
          <table:table-cell table:style-name="ce19" office:value-type="float" office:value="0.395612" calcext:value-type="float">
            <text:p>0.3956</text:p>
          </table:table-cell>
          <table:table-cell table:style-name="ce19" office:value-type="float" office:value="0.398467" calcext:value-type="float">
            <text:p>0.3985</text:p>
          </table:table-cell>
          <table:table-cell table:style-name="ce19" office:value-type="float" office:value="0.403124" calcext:value-type="float">
            <text:p>0.4031</text:p>
          </table:table-cell>
          <table:table-cell table:style-name="ce19" office:value-type="float" office:value="0.397323" calcext:value-type="float">
            <text:p>0.3973</text:p>
          </table:table-cell>
          <table:table-cell table:style-name="ce19" office:value-type="float" office:value="0.415121" calcext:value-type="float">
            <text:p>0.4151</text:p>
          </table:table-cell>
          <table:table-cell table:style-name="ce19" office:value-type="float" office:value="0.39657" calcext:value-type="float">
            <text:p>0.3966</text:p>
          </table:table-cell>
          <table:table-cell table:style-name="ce19" office:value-type="float" office:value="0.397797" calcext:value-type="float">
            <text:p>0.3978</text:p>
          </table:table-cell>
          <table:table-cell table:style-name="ce19" office:value-type="float" office:value="0.398541" calcext:value-type="float">
            <text:p>0.3985</text:p>
          </table:table-cell>
          <table:table-cell table:style-name="ce19" office:value-type="float" office:value="0.397802" calcext:value-type="float">
            <text:p>0.3978</text:p>
          </table:table-cell>
        </table:table-row>
        <table:table-row table:style-name="ro1">
          <table:table-cell table:style-name="ce19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9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20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Default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30.9.21" table:style-name="ta1">
        <table:shapes>
          <draw:frame draw:z-index="0" draw:style-name="gr1" draw:text-style-name="P1" svg:width="6.2988in" svg:height="3.5429in" svg:x="9.3429in" svg:y="8.6039in">
            <draw:object draw:notify-on-update-of-ranges="'30.9.21'.N34:'30.9.21'.N39 '30.9.21'.H34:'30.9.21'.H39 '30.9.21'.K34:'30.9.21'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933in" svg:y="4.5154in">
            <draw:object draw:notify-on-update-of-ranges="'30.9.21'.M34:'30.9.21'.M39 '30.9.21'.G34:'30.9.21'.G39 '30.9.21'.J34:'30.9.21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74in" svg:y="0.3634in">
            <draw:object draw:notify-on-update-of-ranges="'30.9.21'.L34:'30.9.21'.L39 '30.9.21'.F34:'30.9.21'.F39 '30.9.21'.I34:'30.9.21'.I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ce19"/>
        <table:table-column table:style-name="co13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 table:number-columns-repeated="6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table:style-name="ce19"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table:style-name="ce19"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table:style-name="ce19"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table:style-name="ce19"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table:style-name="ce19"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table:style-name="ce19"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table:style-name="ce19"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table:style-name="ce19"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table:style-name="ce19"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table:style-name="ce19"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table:style-name="ce19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88527" calcext:value-type="float">
            <text:p>0.3885</text:p>
          </table:table-cell>
          <table:table-cell table:style-name="ce26" office:value-type="float" office:value="0.364528" calcext:value-type="float">
            <text:p>0.3645</text:p>
          </table:table-cell>
          <table:table-cell table:style-name="ce26" office:value-type="float" office:value="0.454307" calcext:value-type="float">
            <text:p>0.4543</text:p>
          </table:table-cell>
          <table:table-cell table:style-name="ce26" office:value-type="float" office:value="0.353325" calcext:value-type="float">
            <text:p>0.3533</text:p>
          </table:table-cell>
          <table:table-cell table:style-name="ce26" office:value-type="float" office:value="0.351949" calcext:value-type="float">
            <text:p>0.3519</text:p>
          </table:table-cell>
          <table:table-cell table:style-name="ce26" office:value-type="float" office:value="0.359726" calcext:value-type="float">
            <text:p>0.3597</text:p>
          </table:table-cell>
          <table:table-cell table:style-name="ce26" office:value-type="float" office:value="0.43398" calcext:value-type="float">
            <text:p>0.4340</text:p>
          </table:table-cell>
          <table:table-cell table:style-name="ce26" office:value-type="float" office:value="0.396653" calcext:value-type="float">
            <text:p>0.3967</text:p>
          </table:table-cell>
          <table:table-cell table:style-name="ce26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89423" calcext:value-type="float">
            <text:p>0.3894</text:p>
          </table:table-cell>
          <table:table-cell table:style-name="ce26" office:value-type="float" office:value="0.365667" calcext:value-type="float">
            <text:p>0.3657</text:p>
          </table:table-cell>
          <table:table-cell table:style-name="ce26" office:value-type="float" office:value="0.466901" calcext:value-type="float">
            <text:p>0.4669</text:p>
          </table:table-cell>
          <table:table-cell table:style-name="ce26" office:value-type="float" office:value="0.349096" calcext:value-type="float">
            <text:p>0.3491</text:p>
          </table:table-cell>
          <table:table-cell table:style-name="ce26" office:value-type="float" office:value="0.342379" calcext:value-type="float">
            <text:p>0.3424</text:p>
          </table:table-cell>
          <table:table-cell table:style-name="ce26" office:value-type="float" office:value="0.35866" calcext:value-type="float">
            <text:p>0.3587</text:p>
          </table:table-cell>
          <table:table-cell table:style-name="ce26" office:value-type="float" office:value="0.443938" calcext:value-type="float">
            <text:p>0.4439</text:p>
          </table:table-cell>
          <table:table-cell table:style-name="ce26" office:value-type="float" office:value="0.416319" calcext:value-type="float">
            <text:p>0.4163</text:p>
          </table:table-cell>
          <table:table-cell table:style-name="ce26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88798" calcext:value-type="float">
            <text:p>0.3888</text:p>
          </table:table-cell>
          <table:table-cell table:style-name="ce26" office:value-type="float" office:value="0.369897" calcext:value-type="float">
            <text:p>0.3699</text:p>
          </table:table-cell>
          <table:table-cell table:style-name="ce26" office:value-type="float" office:value="0.458928" calcext:value-type="float">
            <text:p>0.4589</text:p>
          </table:table-cell>
          <table:table-cell table:style-name="ce26" office:value-type="float" office:value="0.357693" calcext:value-type="float">
            <text:p>0.3577</text:p>
          </table:table-cell>
          <table:table-cell table:style-name="ce26" office:value-type="float" office:value="0.350217" calcext:value-type="float">
            <text:p>0.3502</text:p>
          </table:table-cell>
          <table:table-cell table:style-name="ce26" office:value-type="float" office:value="0.369994" calcext:value-type="float">
            <text:p>0.3700</text:p>
          </table:table-cell>
          <table:table-cell table:style-name="ce26" office:value-type="float" office:value="0.42213" calcext:value-type="float">
            <text:p>0.4221</text:p>
          </table:table-cell>
          <table:table-cell table:style-name="ce26" office:value-type="float" office:value="0.395266" calcext:value-type="float">
            <text:p>0.3953</text:p>
          </table:table-cell>
          <table:table-cell table:style-name="ce26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3967" calcext:value-type="float">
            <text:p>0.3940</text:p>
          </table:table-cell>
          <table:table-cell table:style-name="ce26" office:value-type="float" office:value="0.367632" calcext:value-type="float">
            <text:p>0.3676</text:p>
          </table:table-cell>
          <table:table-cell table:style-name="ce26" office:value-type="float" office:value="0.491583" calcext:value-type="float">
            <text:p>0.4916</text:p>
          </table:table-cell>
          <table:table-cell table:style-name="ce26" office:value-type="float" office:value="0.356835" calcext:value-type="float">
            <text:p>0.3568</text:p>
          </table:table-cell>
          <table:table-cell table:style-name="ce26" office:value-type="float" office:value="0.349365" calcext:value-type="float">
            <text:p>0.3494</text:p>
          </table:table-cell>
          <table:table-cell table:style-name="ce26" office:value-type="float" office:value="0.367316" calcext:value-type="float">
            <text:p>0.3673</text:p>
          </table:table-cell>
          <table:table-cell table:style-name="ce26" office:value-type="float" office:value="0.434447" calcext:value-type="float">
            <text:p>0.4344</text:p>
          </table:table-cell>
          <table:table-cell table:style-name="ce26" office:value-type="float" office:value="0.398359" calcext:value-type="float">
            <text:p>0.3984</text:p>
          </table:table-cell>
          <table:table-cell table:style-name="ce26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395781" calcext:value-type="float">
            <text:p>0.3958</text:p>
          </table:table-cell>
          <table:table-cell table:style-name="ce26" office:value-type="float" office:value="0.377952" calcext:value-type="float">
            <text:p>0.3780</text:p>
          </table:table-cell>
          <table:table-cell table:style-name="ce26" office:value-type="float" office:value="0.483735" calcext:value-type="float">
            <text:p>0.4837</text:p>
          </table:table-cell>
          <table:table-cell table:style-name="ce26" office:value-type="float" office:value="0.363997" calcext:value-type="float">
            <text:p>0.3640</text:p>
          </table:table-cell>
          <table:table-cell table:style-name="ce26" office:value-type="float" office:value="0.356632" calcext:value-type="float">
            <text:p>0.3566</text:p>
          </table:table-cell>
          <table:table-cell table:style-name="ce26" office:value-type="float" office:value="0.376323" calcext:value-type="float">
            <text:p>0.3763</text:p>
          </table:table-cell>
          <table:table-cell table:style-name="ce26" office:value-type="float" office:value="0.435325" calcext:value-type="float">
            <text:p>0.4353</text:p>
          </table:table-cell>
          <table:table-cell table:style-name="ce26" office:value-type="float" office:value="0.397818" calcext:value-type="float">
            <text:p>0.3978</text:p>
          </table:table-cell>
          <table:table-cell table:style-name="ce26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04567" calcext:value-type="float">
            <text:p>0.4046</text:p>
          </table:table-cell>
          <table:table-cell table:style-name="ce26" office:value-type="float" office:value="0.375922" calcext:value-type="float">
            <text:p>0.3759</text:p>
          </table:table-cell>
          <table:table-cell table:style-name="ce26" office:value-type="float" office:value="0.493779" calcext:value-type="float">
            <text:p>0.4938</text:p>
          </table:table-cell>
          <table:table-cell table:style-name="ce26" office:value-type="float" office:value="0.363567" calcext:value-type="float">
            <text:p>0.3636</text:p>
          </table:table-cell>
          <table:table-cell table:style-name="ce26" office:value-type="float" office:value="0.355935" calcext:value-type="float">
            <text:p>0.3559</text:p>
          </table:table-cell>
          <table:table-cell table:style-name="ce26" office:value-type="float" office:value="0.371802" calcext:value-type="float">
            <text:p>0.3718</text:p>
          </table:table-cell>
          <table:table-cell table:style-name="ce26" office:value-type="float" office:value="0.458808" calcext:value-type="float">
            <text:p>0.4588</text:p>
          </table:table-cell>
          <table:table-cell table:style-name="ce26" office:value-type="float" office:value="0.41763" calcext:value-type="float">
            <text:p>0.4176</text:p>
          </table:table-cell>
          <table:table-cell table:style-name="ce26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 table:number-rows-repeated="18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.388527" calcext:value-type="float">
            <text:p>0.3885</text:p>
          </table:table-cell>
          <table:table-cell table:style-name="ce23" office:value-type="float" office:value="0.364528" calcext:value-type="float">
            <text:p>0.3645</text:p>
          </table:table-cell>
          <table:table-cell table:style-name="ce23" office:value-type="float" office:value="0.454307" calcext:value-type="float">
            <text:p>0.4543</text:p>
          </table:table-cell>
          <table:table-cell table:style-name="ce23" office:value-type="float" office:value="0.353325" calcext:value-type="float">
            <text:p>0.3533</text:p>
          </table:table-cell>
          <table:table-cell table:style-name="ce23" office:value-type="float" office:value="0.351949" calcext:value-type="float">
            <text:p>0.3519</text:p>
          </table:table-cell>
          <table:table-cell table:style-name="ce23" office:value-type="float" office:value="0.359726" calcext:value-type="float">
            <text:p>0.3597</text:p>
          </table:table-cell>
          <table:table-cell table:style-name="ce23" office:value-type="float" office:value="0.43398" calcext:value-type="float">
            <text:p>0.4340</text:p>
          </table:table-cell>
          <table:table-cell table:style-name="ce23" office:value-type="float" office:value="0.396653" calcext:value-type="float">
            <text:p>0.3967</text:p>
          </table:table-cell>
          <table:table-cell table:style-name="ce23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26" office:value-type="float" office:value="0.391286" calcext:value-type="float">
            <text:p>0.3913</text:p>
          </table:table-cell>
          <table:table-cell table:style-name="ce19" office:value-type="float" office:value="0.392815" calcext:value-type="float">
            <text:p>0.3928</text:p>
          </table:table-cell>
          <table:table-cell table:style-name="ce19" office:value-type="float" office:value="0.393012" calcext:value-type="float">
            <text:p>0.3930</text:p>
          </table:table-cell>
          <table:table-cell table:style-name="ce19" office:value-type="float" office:value="0.392889" calcext:value-type="float">
            <text:p>0.3929</text:p>
          </table:table-cell>
          <table:table-cell table:style-name="ce19" office:value-type="float" office:value="0.393417" calcext:value-type="float">
            <text:p>0.3934</text:p>
          </table:table-cell>
          <table:table-cell table:style-name="ce17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26" office:value-type="float" office:value="0.388731" calcext:value-type="float">
            <text:p>0.3887</text:p>
          </table:table-cell>
          <table:table-cell table:style-name="ce19" office:value-type="float" office:value="0.389086" calcext:value-type="float">
            <text:p>0.3891</text:p>
          </table:table-cell>
          <table:table-cell table:style-name="ce19" office:value-type="float" office:value="0.390625" calcext:value-type="float">
            <text:p>0.3906</text:p>
          </table:table-cell>
          <table:table-cell table:style-name="ce19" office:value-type="float" office:value="0.392355" calcext:value-type="float">
            <text:p>0.3924</text:p>
          </table:table-cell>
          <table:table-cell table:style-name="ce19" office:value-type="float" office:value="0.405725" calcext:value-type="float">
            <text:p>0.4057</text:p>
          </table:table-cell>
          <table:table-cell table:style-name="ce17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26" office:value-type="float" office:value="0.387663" calcext:value-type="float">
            <text:p>0.3877</text:p>
          </table:table-cell>
          <table:table-cell table:style-name="ce19" office:value-type="float" office:value="0.389755" calcext:value-type="float">
            <text:p>0.3898</text:p>
          </table:table-cell>
          <table:table-cell table:style-name="ce19" office:value-type="float" office:value="0.389977" calcext:value-type="float">
            <text:p>0.3900</text:p>
          </table:table-cell>
          <table:table-cell table:style-name="ce19" office:value-type="float" office:value="0.389823" calcext:value-type="float">
            <text:p>0.3898</text:p>
          </table:table-cell>
          <table:table-cell table:style-name="ce19" office:value-type="float" office:value="0.389648" calcext:value-type="float">
            <text:p>0.3896</text:p>
          </table:table-cell>
          <table:table-cell table:style-name="ce17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26" office:value-type="float" office:value="0.391031" calcext:value-type="float">
            <text:p>0.3910</text:p>
          </table:table-cell>
          <table:table-cell table:style-name="ce19" office:value-type="float" office:value="0.391399" calcext:value-type="float">
            <text:p>0.3914</text:p>
          </table:table-cell>
          <table:table-cell table:style-name="ce19" office:value-type="float" office:value="0.39664" calcext:value-type="float">
            <text:p>0.3966</text:p>
          </table:table-cell>
          <table:table-cell table:style-name="ce19" office:value-type="float" office:value="0.394651" calcext:value-type="float">
            <text:p>0.3947</text:p>
          </table:table-cell>
          <table:table-cell table:style-name="ce19" office:value-type="float" office:value="0.395092" calcext:value-type="float">
            <text:p>0.3951</text:p>
          </table:table-cell>
          <table:table-cell table:style-name="ce17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26" office:value-type="float" office:value="0.377362" calcext:value-type="float">
            <text:p>0.3774</text:p>
          </table:table-cell>
          <table:table-cell table:style-name="ce19" office:value-type="float" office:value="0.379376" calcext:value-type="float">
            <text:p>0.3794</text:p>
          </table:table-cell>
          <table:table-cell table:style-name="ce19" office:value-type="float" office:value="0.402787" calcext:value-type="float">
            <text:p>0.4028</text:p>
          </table:table-cell>
          <table:table-cell table:style-name="ce19" office:value-type="float" office:value="0.447506" calcext:value-type="float">
            <text:p>0.4475</text:p>
          </table:table-cell>
          <table:table-cell table:style-name="ce19" office:value-type="float" office:value="0.454307" calcext:value-type="float">
            <text:p>0.4543</text:p>
          </table:table-cell>
          <table:table-cell table:style-name="ce17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26" office:value-type="float" office:value="0.397414" calcext:value-type="float">
            <text:p>0.3974</text:p>
          </table:table-cell>
          <table:table-cell table:style-name="ce19" office:value-type="float" office:value="0.431461" calcext:value-type="float">
            <text:p>0.4315</text:p>
          </table:table-cell>
          <table:table-cell table:style-name="ce19" office:value-type="float" office:value="0.442803" calcext:value-type="float">
            <text:p>0.4428</text:p>
          </table:table-cell>
          <table:table-cell table:style-name="ce19" office:value-type="float" office:value="0.424033" calcext:value-type="float">
            <text:p>0.4240</text:p>
          </table:table-cell>
          <table:table-cell table:style-name="ce19" office:value-type="float" office:value="0.404608" calcext:value-type="float">
            <text:p>0.4046</text:p>
          </table:table-cell>
          <table:table-cell table:style-name="ce17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26" office:value-type="float" office:value="0.439655" calcext:value-type="float">
            <text:p>0.4397</text:p>
          </table:table-cell>
          <table:table-cell table:style-name="ce19" office:value-type="float" office:value="0.419784" calcext:value-type="float">
            <text:p>0.4198</text:p>
          </table:table-cell>
          <table:table-cell table:style-name="ce19" office:value-type="float" office:value="0.383733" calcext:value-type="float">
            <text:p>0.3837</text:p>
          </table:table-cell>
          <table:table-cell table:style-name="ce19" office:value-type="float" office:value="0.369815" calcext:value-type="float">
            <text:p>0.3698</text:p>
          </table:table-cell>
          <table:table-cell table:style-name="ce19" office:value-type="float" office:value="0.369902" calcext:value-type="float">
            <text:p>0.3699</text:p>
          </table:table-cell>
          <table:table-cell table:style-name="ce17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26" office:value-type="float" office:value="0.380103" calcext:value-type="float">
            <text:p>0.3801</text:p>
          </table:table-cell>
          <table:table-cell table:style-name="ce19" office:value-type="float" office:value="0.370811" calcext:value-type="float">
            <text:p>0.3708</text:p>
          </table:table-cell>
          <table:table-cell table:style-name="ce19" office:value-type="float" office:value="0.37287" calcext:value-type="float">
            <text:p>0.3729</text:p>
          </table:table-cell>
          <table:table-cell table:style-name="ce19" office:value-type="float" office:value="0.374878" calcext:value-type="float">
            <text:p>0.3749</text:p>
          </table:table-cell>
          <table:table-cell table:style-name="ce19" office:value-type="float" office:value="0.375136" calcext:value-type="float">
            <text:p>0.3751</text:p>
          </table:table-cell>
          <table:table-cell table:style-name="ce17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26" office:value-type="float" office:value="0.36675" calcext:value-type="float">
            <text:p>0.3668</text:p>
          </table:table-cell>
          <table:table-cell table:style-name="ce19" office:value-type="float" office:value="0.369247" calcext:value-type="float">
            <text:p>0.3692</text:p>
          </table:table-cell>
          <table:table-cell table:style-name="ce19" office:value-type="float" office:value="0.369532" calcext:value-type="float">
            <text:p>0.3695</text:p>
          </table:table-cell>
          <table:table-cell table:style-name="ce19" office:value-type="float" office:value="0.369546" calcext:value-type="float">
            <text:p>0.3695</text:p>
          </table:table-cell>
          <table:table-cell table:style-name="ce19" office:value-type="float" office:value="0.369552" calcext:value-type="float">
            <text:p>0.3696</text:p>
          </table:table-cell>
          <table:table-cell table:style-name="ce17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26" office:value-type="float" office:value="0.370999" calcext:value-type="float">
            <text:p>0.3710</text:p>
          </table:table-cell>
          <table:table-cell table:style-name="ce19" office:value-type="float" office:value="0.377449" calcext:value-type="float">
            <text:p>0.3774</text:p>
          </table:table-cell>
          <table:table-cell table:style-name="ce19" office:value-type="float" office:value="0.37903" calcext:value-type="float">
            <text:p>0.3790</text:p>
          </table:table-cell>
          <table:table-cell table:style-name="ce19" office:value-type="float" office:value="0.375485" calcext:value-type="float">
            <text:p>0.3755</text:p>
          </table:table-cell>
          <table:table-cell table:style-name="ce19" office:value-type="float" office:value="0.375518" calcext:value-type="float">
            <text:p>0.3755</text:p>
          </table:table-cell>
          <table:table-cell table:style-name="ce17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9" office:value-type="float" office:value="0.450816" calcext:value-type="float">
            <text:p>0.4508</text:p>
          </table:table-cell>
          <table:table-cell table:style-name="ce19"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0.389423" calcext:value-type="float">
            <text:p>0.3894</text:p>
          </table:table-cell>
          <table:table-cell table:style-name="ce23" office:value-type="float" office:value="0.365667" calcext:value-type="float">
            <text:p>0.3657</text:p>
          </table:table-cell>
          <table:table-cell table:style-name="ce23" office:value-type="float" office:value="0.466901" calcext:value-type="float">
            <text:p>0.4669</text:p>
          </table:table-cell>
          <table:table-cell table:style-name="ce23" office:value-type="float" office:value="0.349096" calcext:value-type="float">
            <text:p>0.3491</text:p>
          </table:table-cell>
          <table:table-cell table:style-name="ce23" office:value-type="float" office:value="0.342379" calcext:value-type="float">
            <text:p>0.3424</text:p>
          </table:table-cell>
          <table:table-cell table:style-name="ce23" office:value-type="float" office:value="0.35866" calcext:value-type="float">
            <text:p>0.3587</text:p>
          </table:table-cell>
          <table:table-cell table:style-name="ce23" office:value-type="float" office:value="0.443938" calcext:value-type="float">
            <text:p>0.4439</text:p>
          </table:table-cell>
          <table:table-cell table:style-name="ce23" office:value-type="float" office:value="0.416319" calcext:value-type="float">
            <text:p>0.4163</text:p>
          </table:table-cell>
          <table:table-cell table:style-name="ce23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26" office:value-type="float" office:value="0.392148" calcext:value-type="float">
            <text:p>0.3921</text:p>
          </table:table-cell>
          <table:table-cell table:style-name="ce19" office:value-type="float" office:value="0.392836" calcext:value-type="float">
            <text:p>0.3928</text:p>
          </table:table-cell>
          <table:table-cell table:style-name="ce19" office:value-type="float" office:value="0.390605" calcext:value-type="float">
            <text:p>0.3906</text:p>
          </table:table-cell>
          <table:table-cell table:style-name="ce19" office:value-type="float" office:value="0.418354" calcext:value-type="float">
            <text:p>0.4184</text:p>
          </table:table-cell>
          <table:table-cell table:style-name="ce17" office:value-type="float" office:value="0.352022" calcext:value-type="float">
            <text:p>0.3520</text:p>
          </table:table-cell>
          <table:table-cell table:style-name="ce19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26" office:value-type="float" office:value="0.389083" calcext:value-type="float">
            <text:p>0.3891</text:p>
          </table:table-cell>
          <table:table-cell table:style-name="ce19" office:value-type="float" office:value="0.389275" calcext:value-type="float">
            <text:p>0.3893</text:p>
          </table:table-cell>
          <table:table-cell table:style-name="ce19" office:value-type="float" office:value="0.391105" calcext:value-type="float">
            <text:p>0.3911</text:p>
          </table:table-cell>
          <table:table-cell table:style-name="ce19" office:value-type="float" office:value="0.416291" calcext:value-type="float">
            <text:p>0.4163</text:p>
          </table:table-cell>
          <table:table-cell table:style-name="ce17" office:value-type="float" office:value="0.353423" calcext:value-type="float">
            <text:p>0.3534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26" office:value-type="float" office:value="0.390686" calcext:value-type="float">
            <text:p>0.3907</text:p>
          </table:table-cell>
          <table:table-cell table:style-name="ce19" office:value-type="float" office:value="0.391498" calcext:value-type="float">
            <text:p>0.3915</text:p>
          </table:table-cell>
          <table:table-cell table:style-name="ce19" office:value-type="float" office:value="0.420458" calcext:value-type="float">
            <text:p>0.4205</text:p>
          </table:table-cell>
          <table:table-cell table:style-name="ce19" office:value-type="float" office:value="0.40159" calcext:value-type="float">
            <text:p>0.4016</text:p>
          </table:table-cell>
          <table:table-cell table:style-name="ce17" office:value-type="float" office:value="0.358468" calcext:value-type="float">
            <text:p>0.3585</text:p>
          </table:table-cell>
          <table:table-cell table:style-name="ce19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26" office:value-type="float" office:value="0.394091" calcext:value-type="float">
            <text:p>0.3941</text:p>
          </table:table-cell>
          <table:table-cell table:style-name="ce19" office:value-type="float" office:value="0.430492" calcext:value-type="float">
            <text:p>0.4305</text:p>
          </table:table-cell>
          <table:table-cell table:style-name="ce19" office:value-type="float" office:value="0.453596" calcext:value-type="float">
            <text:p>0.4536</text:p>
          </table:table-cell>
          <table:table-cell table:style-name="ce19" office:value-type="float" office:value="0.435529" calcext:value-type="float">
            <text:p>0.4355</text:p>
          </table:table-cell>
          <table:table-cell table:style-name="ce17" office:value-type="float" office:value="0.351824" calcext:value-type="float">
            <text:p>0.3518</text:p>
          </table:table-cell>
          <table:table-cell table:style-name="ce19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26" office:value-type="float" office:value="0.4489" calcext:value-type="float">
            <text:p>0.4489</text:p>
          </table:table-cell>
          <table:table-cell table:style-name="ce19" office:value-type="float" office:value="0.432871" calcext:value-type="float">
            <text:p>0.4329</text:p>
          </table:table-cell>
          <table:table-cell table:style-name="ce19" office:value-type="float" office:value="0.386656" calcext:value-type="float">
            <text:p>0.3867</text:p>
          </table:table-cell>
          <table:table-cell table:style-name="ce19" office:value-type="float" office:value="0.372043" calcext:value-type="float">
            <text:p>0.3720</text:p>
          </table:table-cell>
          <table:table-cell table:style-name="ce17" office:value-type="float" office:value="0.357902" calcext:value-type="float">
            <text:p>0.3579</text:p>
          </table:table-cell>
          <table:table-cell table:style-name="ce19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26" office:value-type="float" office:value="0.387124" calcext:value-type="float">
            <text:p>0.3871</text:p>
          </table:table-cell>
          <table:table-cell table:style-name="ce19" office:value-type="float" office:value="0.372801" calcext:value-type="float">
            <text:p>0.3728</text:p>
          </table:table-cell>
          <table:table-cell table:style-name="ce19" office:value-type="float" office:value="0.370733" calcext:value-type="float">
            <text:p>0.3707</text:p>
          </table:table-cell>
          <table:table-cell table:style-name="ce19" office:value-type="float" office:value="0.374339" calcext:value-type="float">
            <text:p>0.3743</text:p>
          </table:table-cell>
          <table:table-cell table:style-name="ce17" office:value-type="float" office:value="0.351521" calcext:value-type="float">
            <text:p>0.3515</text:p>
          </table:table-cell>
          <table:table-cell table:style-name="ce19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26" office:value-type="float" office:value="0.373347" calcext:value-type="float">
            <text:p>0.3733</text:p>
          </table:table-cell>
          <table:table-cell table:style-name="ce19" office:value-type="float" office:value="0.374294" calcext:value-type="float">
            <text:p>0.3743</text:p>
          </table:table-cell>
          <table:table-cell table:style-name="ce19" office:value-type="float" office:value="0.376734" calcext:value-type="float">
            <text:p>0.3767</text:p>
          </table:table-cell>
          <table:table-cell table:style-name="ce19" office:value-type="float" office:value="0.370025" calcext:value-type="float">
            <text:p>0.3700</text:p>
          </table:table-cell>
          <table:table-cell table:style-name="ce17" office:value-type="float" office:value="0.351591" calcext:value-type="float">
            <text:p>0.3516</text:p>
          </table:table-cell>
          <table:table-cell table:style-name="ce19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26" office:value-type="float" office:value="0.366064" calcext:value-type="float">
            <text:p>0.3661</text:p>
          </table:table-cell>
          <table:table-cell table:style-name="ce19" office:value-type="float" office:value="0.371365" calcext:value-type="float">
            <text:p>0.3714</text:p>
          </table:table-cell>
          <table:table-cell table:style-name="ce19" office:value-type="float" office:value="0.368718" calcext:value-type="float">
            <text:p>0.3687</text:p>
          </table:table-cell>
          <table:table-cell table:style-name="ce19" office:value-type="float" office:value="0.372453" calcext:value-type="float">
            <text:p>0.3725</text:p>
          </table:table-cell>
          <table:table-cell table:style-name="ce17" office:value-type="float" office:value="0.35866" calcext:value-type="float">
            <text:p>0.3587</text:p>
          </table:table-cell>
          <table:table-cell table:style-name="ce19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26" office:value-type="float" office:value="0.371997" calcext:value-type="float">
            <text:p>0.3720</text:p>
          </table:table-cell>
          <table:table-cell table:style-name="ce19" office:value-type="float" office:value="0.37286" calcext:value-type="float">
            <text:p>0.3729</text:p>
          </table:table-cell>
          <table:table-cell table:style-name="ce19" office:value-type="float" office:value="0.370451" calcext:value-type="float">
            <text:p>0.3705</text:p>
          </table:table-cell>
          <table:table-cell table:style-name="ce19" office:value-type="float" office:value="0.369165" calcext:value-type="float">
            <text:p>0.3692</text:p>
          </table:table-cell>
          <table:table-cell table:style-name="ce17" office:value-type="float" office:value="0.351619" calcext:value-type="float">
            <text:p>0.3516</text:p>
          </table:table-cell>
          <table:table-cell table:style-name="ce19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26" office:value-type="float" office:value="0.381" calcext:value-type="float">
            <text:p>0.3810</text:p>
          </table:table-cell>
          <table:table-cell table:style-name="ce19" office:value-type="float" office:value="0.381475" calcext:value-type="float">
            <text:p>0.3815</text:p>
          </table:table-cell>
          <table:table-cell table:style-name="ce19" office:value-type="float" office:value="0.382953" calcext:value-type="float">
            <text:p>0.3830</text:p>
          </table:table-cell>
          <table:table-cell table:style-name="ce19" office:value-type="float" office:value="0.386829" calcext:value-type="float">
            <text:p>0.3868</text:p>
          </table:table-cell>
          <table:table-cell table:style-name="ce17" office:value-type="float" office:value="0.351906" calcext:value-type="float">
            <text:p>0.3519</text:p>
          </table:table-cell>
          <table:table-cell table:style-name="ce19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9" office:value-type="float" office:value="0.454521" calcext:value-type="float">
            <text:p>0.4545</text:p>
          </table:table-cell>
          <table:table-cell table:style-name="ce19"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0.388798" calcext:value-type="float">
            <text:p>0.3888</text:p>
          </table:table-cell>
          <table:table-cell table:style-name="ce23" office:value-type="float" office:value="0.369897" calcext:value-type="float">
            <text:p>0.3699</text:p>
          </table:table-cell>
          <table:table-cell table:style-name="ce23" office:value-type="float" office:value="0.458928" calcext:value-type="float">
            <text:p>0.4589</text:p>
          </table:table-cell>
          <table:table-cell table:style-name="ce23" office:value-type="float" office:value="0.357693" calcext:value-type="float">
            <text:p>0.3577</text:p>
          </table:table-cell>
          <table:table-cell table:style-name="ce23" office:value-type="float" office:value="0.350217" calcext:value-type="float">
            <text:p>0.3502</text:p>
          </table:table-cell>
          <table:table-cell table:style-name="ce23" office:value-type="float" office:value="0.369994" calcext:value-type="float">
            <text:p>0.3700</text:p>
          </table:table-cell>
          <table:table-cell table:style-name="ce23" office:value-type="float" office:value="0.42213" calcext:value-type="float">
            <text:p>0.4221</text:p>
          </table:table-cell>
          <table:table-cell table:style-name="ce23" office:value-type="float" office:value="0.395266" calcext:value-type="float">
            <text:p>0.3953</text:p>
          </table:table-cell>
          <table:table-cell table:style-name="ce23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17" office:value-type="float" office:value="0.379847" calcext:value-type="float">
            <text:p>0.3798</text:p>
          </table:table-cell>
          <table:table-cell table:style-name="ce19" office:value-type="float" office:value="0.380652" calcext:value-type="float">
            <text:p>0.3807</text:p>
          </table:table-cell>
          <table:table-cell table:style-name="ce19" office:value-type="float" office:value="0.382813" calcext:value-type="float">
            <text:p>0.3828</text:p>
          </table:table-cell>
          <table:table-cell table:style-name="ce17" office:value-type="float" office:value="0.36155" calcext:value-type="float">
            <text:p>0.3616</text:p>
          </table:table-cell>
          <table:table-cell table:style-name="ce19" office:value-type="float" office:value="0.357962" calcext:value-type="float">
            <text:p>0.3580</text:p>
          </table:table-cell>
          <table:table-cell table:style-name="ce19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17" office:value-type="float" office:value="0.385257" calcext:value-type="float">
            <text:p>0.3853</text:p>
          </table:table-cell>
          <table:table-cell table:style-name="ce19" office:value-type="float" office:value="0.386529" calcext:value-type="float">
            <text:p>0.3865</text:p>
          </table:table-cell>
          <table:table-cell table:style-name="ce19" office:value-type="float" office:value="0.388268" calcext:value-type="float">
            <text:p>0.3883</text:p>
          </table:table-cell>
          <table:table-cell table:style-name="ce17" office:value-type="float" office:value="0.361619" calcext:value-type="float">
            <text:p>0.3616</text:p>
          </table:table-cell>
          <table:table-cell table:style-name="ce19" office:value-type="float" office:value="0.367086" calcext:value-type="float">
            <text:p>0.3671</text:p>
          </table:table-cell>
          <table:table-cell table:style-name="ce19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17" office:value-type="float" office:value="0.369897" calcext:value-type="float">
            <text:p>0.3699</text:p>
          </table:table-cell>
          <table:table-cell table:style-name="ce19" office:value-type="float" office:value="0.370876" calcext:value-type="float">
            <text:p>0.3709</text:p>
          </table:table-cell>
          <table:table-cell table:style-name="ce19" office:value-type="float" office:value="0.373133" calcext:value-type="float">
            <text:p>0.3731</text:p>
          </table:table-cell>
          <table:table-cell table:style-name="ce17" office:value-type="float" office:value="0.369994" calcext:value-type="float">
            <text:p>0.3700</text:p>
          </table:table-cell>
          <table:table-cell table:style-name="ce19" office:value-type="float" office:value="0.357874" calcext:value-type="float">
            <text:p>0.3579</text:p>
          </table:table-cell>
          <table:table-cell table:style-name="ce19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17" office:value-type="float" office:value="0.380259" calcext:value-type="float">
            <text:p>0.3803</text:p>
          </table:table-cell>
          <table:table-cell table:style-name="ce19" office:value-type="float" office:value="0.381887" calcext:value-type="float">
            <text:p>0.3819</text:p>
          </table:table-cell>
          <table:table-cell table:style-name="ce19" office:value-type="float" office:value="0.383899" calcext:value-type="float">
            <text:p>0.3839</text:p>
          </table:table-cell>
          <table:table-cell table:style-name="ce17" office:value-type="float" office:value="0.361304" calcext:value-type="float">
            <text:p>0.3613</text:p>
          </table:table-cell>
          <table:table-cell table:style-name="ce19" office:value-type="float" office:value="0.358464" calcext:value-type="float">
            <text:p>0.3585</text:p>
          </table:table-cell>
          <table:table-cell table:style-name="ce19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17" office:value-type="float" office:value="0.384851" calcext:value-type="float">
            <text:p>0.3849</text:p>
          </table:table-cell>
          <table:table-cell table:style-name="ce19" office:value-type="float" office:value="0.386297" calcext:value-type="float">
            <text:p>0.3863</text:p>
          </table:table-cell>
          <table:table-cell table:style-name="ce19" office:value-type="float" office:value="0.38833" calcext:value-type="float">
            <text:p>0.3883</text:p>
          </table:table-cell>
          <table:table-cell table:style-name="ce17" office:value-type="float" office:value="0.361505" calcext:value-type="float">
            <text:p>0.3615</text:p>
          </table:table-cell>
          <table:table-cell table:style-name="ce19" office:value-type="float" office:value="0.358058" calcext:value-type="float">
            <text:p>0.3581</text:p>
          </table:table-cell>
          <table:table-cell table:style-name="ce19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17" office:value-type="float" office:value="0.380074" calcext:value-type="float">
            <text:p>0.3801</text:p>
          </table:table-cell>
          <table:table-cell table:style-name="ce19" office:value-type="float" office:value="0.381138" calcext:value-type="float">
            <text:p>0.3811</text:p>
          </table:table-cell>
          <table:table-cell table:style-name="ce19" office:value-type="float" office:value="0.383164" calcext:value-type="float">
            <text:p>0.3832</text:p>
          </table:table-cell>
          <table:table-cell table:style-name="ce17" office:value-type="float" office:value="0.361643" calcext:value-type="float">
            <text:p>0.3616</text:p>
          </table:table-cell>
          <table:table-cell table:style-name="ce19" office:value-type="float" office:value="0.359248" calcext:value-type="float">
            <text:p>0.3592</text:p>
          </table:table-cell>
          <table:table-cell table:style-name="ce19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17" office:value-type="float" office:value="0.380276" calcext:value-type="float">
            <text:p>0.3803</text:p>
          </table:table-cell>
          <table:table-cell table:style-name="ce19" office:value-type="float" office:value="0.381844" calcext:value-type="float">
            <text:p>0.3818</text:p>
          </table:table-cell>
          <table:table-cell table:style-name="ce19" office:value-type="float" office:value="0.421453" calcext:value-type="float">
            <text:p>0.4215</text:p>
          </table:table-cell>
          <table:table-cell table:style-name="ce17" office:value-type="float" office:value="0.36147" calcext:value-type="float">
            <text:p>0.3615</text:p>
          </table:table-cell>
          <table:table-cell table:style-name="ce19" office:value-type="float" office:value="0.358144" calcext:value-type="float">
            <text:p>0.3581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17" office:value-type="float" office:value="0.375444" calcext:value-type="float">
            <text:p>0.3754</text:p>
          </table:table-cell>
          <table:table-cell table:style-name="ce19" office:value-type="float" office:value="0.419863" calcext:value-type="float">
            <text:p>0.4199</text:p>
          </table:table-cell>
          <table:table-cell table:style-name="ce19" office:value-type="float" office:value="0.432997" calcext:value-type="float">
            <text:p>0.4330</text:p>
          </table:table-cell>
          <table:table-cell table:style-name="ce17" office:value-type="float" office:value="0.363035" calcext:value-type="float">
            <text:p>0.3630</text:p>
          </table:table-cell>
          <table:table-cell table:style-name="ce19" office:value-type="float" office:value="0.35796" calcext:value-type="float">
            <text:p>0.3580</text:p>
          </table:table-cell>
          <table:table-cell table:style-name="ce19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17" office:value-type="float" office:value="0.406669" calcext:value-type="float">
            <text:p>0.4067</text:p>
          </table:table-cell>
          <table:table-cell table:style-name="ce19" office:value-type="float" office:value="0.423128" calcext:value-type="float">
            <text:p>0.4231</text:p>
          </table:table-cell>
          <table:table-cell table:style-name="ce19" office:value-type="float" office:value="0.397618" calcext:value-type="float">
            <text:p>0.3976</text:p>
          </table:table-cell>
          <table:table-cell table:style-name="ce17" office:value-type="float" office:value="0.361364" calcext:value-type="float">
            <text:p>0.3614</text:p>
          </table:table-cell>
          <table:table-cell table:style-name="ce19" office:value-type="float" office:value="0.358303" calcext:value-type="float">
            <text:p>0.3583</text:p>
          </table:table-cell>
          <table:table-cell table:style-name="ce19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17" office:value-type="float" office:value="0.426471" calcext:value-type="float">
            <text:p>0.4265</text:p>
          </table:table-cell>
          <table:table-cell table:style-name="ce19" office:value-type="float" office:value="0.406157" calcext:value-type="float">
            <text:p>0.4062</text:p>
          </table:table-cell>
          <table:table-cell table:style-name="ce19" office:value-type="float" office:value="0.37683" calcext:value-type="float">
            <text:p>0.3768</text:p>
          </table:table-cell>
          <table:table-cell table:style-name="ce17" office:value-type="float" office:value="0.361436" calcext:value-type="float">
            <text:p>0.3614</text:p>
          </table:table-cell>
          <table:table-cell table:style-name="ce19" office:value-type="float" office:value="0.35786" calcext:value-type="float">
            <text:p>0.3579</text:p>
          </table:table-cell>
          <table:table-cell table:style-name="ce19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9" office:value-type="float" office:value="0.423165" calcext:value-type="float">
            <text:p>0.4232</text:p>
          </table:table-cell>
          <table:table-cell table:style-name="ce19"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0.393967" calcext:value-type="float">
            <text:p>0.3940</text:p>
          </table:table-cell>
          <table:table-cell table:style-name="ce23" office:value-type="float" office:value="0.367632" calcext:value-type="float">
            <text:p>0.3676</text:p>
          </table:table-cell>
          <table:table-cell table:style-name="ce23" office:value-type="float" office:value="0.491583" calcext:value-type="float">
            <text:p>0.4916</text:p>
          </table:table-cell>
          <table:table-cell table:style-name="ce23" office:value-type="float" office:value="0.356835" calcext:value-type="float">
            <text:p>0.3568</text:p>
          </table:table-cell>
          <table:table-cell table:style-name="ce23" office:value-type="float" office:value="0.349365" calcext:value-type="float">
            <text:p>0.3494</text:p>
          </table:table-cell>
          <table:table-cell table:style-name="ce23" office:value-type="float" office:value="0.367316" calcext:value-type="float">
            <text:p>0.3673</text:p>
          </table:table-cell>
          <table:table-cell table:style-name="ce23" office:value-type="float" office:value="0.434447" calcext:value-type="float">
            <text:p>0.4344</text:p>
          </table:table-cell>
          <table:table-cell table:style-name="ce23" office:value-type="float" office:value="0.398359" calcext:value-type="float">
            <text:p>0.3984</text:p>
          </table:table-cell>
          <table:table-cell table:style-name="ce23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26" office:value-type="float" office:value="0.388283" calcext:value-type="float">
            <text:p>0.3883</text:p>
          </table:table-cell>
          <table:table-cell table:style-name="ce19" office:value-type="float" office:value="0.393467" calcext:value-type="float">
            <text:p>0.3935</text:p>
          </table:table-cell>
          <table:table-cell table:style-name="ce17" office:value-type="float" office:value="0.360983" calcext:value-type="float">
            <text:p>0.3610</text:p>
          </table:table-cell>
          <table:table-cell table:style-name="ce19" office:value-type="float" office:value="0.356791" calcext:value-type="float">
            <text:p>0.3568</text:p>
          </table:table-cell>
          <table:table-cell table:style-name="ce19" office:value-type="float" office:value="0.357004" calcext:value-type="float">
            <text:p>0.3570</text:p>
          </table:table-cell>
          <table:table-cell table:style-name="ce19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26" office:value-type="float" office:value="0.386425" calcext:value-type="float">
            <text:p>0.3864</text:p>
          </table:table-cell>
          <table:table-cell table:style-name="ce19" office:value-type="float" office:value="0.399151" calcext:value-type="float">
            <text:p>0.3992</text:p>
          </table:table-cell>
          <table:table-cell table:style-name="ce17" office:value-type="float" office:value="0.360835" calcext:value-type="float">
            <text:p>0.3608</text:p>
          </table:table-cell>
          <table:table-cell table:style-name="ce19" office:value-type="float" office:value="0.356963" calcext:value-type="float">
            <text:p>0.3570</text:p>
          </table:table-cell>
          <table:table-cell table:style-name="ce19" office:value-type="float" office:value="0.357119" calcext:value-type="float">
            <text:p>0.3571</text:p>
          </table:table-cell>
          <table:table-cell table:style-name="ce19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26" office:value-type="float" office:value="0.375019" calcext:value-type="float">
            <text:p>0.3750</text:p>
          </table:table-cell>
          <table:table-cell table:style-name="ce19" office:value-type="float" office:value="0.380415" calcext:value-type="float">
            <text:p>0.3804</text:p>
          </table:table-cell>
          <table:table-cell table:style-name="ce17" office:value-type="float" office:value="0.367316" calcext:value-type="float">
            <text:p>0.3673</text:p>
          </table:table-cell>
          <table:table-cell table:style-name="ce19" office:value-type="float" office:value="0.364113" calcext:value-type="float">
            <text:p>0.3641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26" office:value-type="float" office:value="0.37517" calcext:value-type="float">
            <text:p>0.3752</text:p>
          </table:table-cell>
          <table:table-cell table:style-name="ce19" office:value-type="float" office:value="0.378345" calcext:value-type="float">
            <text:p>0.3783</text:p>
          </table:table-cell>
          <table:table-cell table:style-name="ce17" office:value-type="float" office:value="0.360413" calcext:value-type="float">
            <text:p>0.3604</text:p>
          </table:table-cell>
          <table:table-cell table:style-name="ce19" office:value-type="float" office:value="0.356502" calcext:value-type="float">
            <text:p>0.3565</text:p>
          </table:table-cell>
          <table:table-cell table:style-name="ce19" office:value-type="float" office:value="0.356702" calcext:value-type="float">
            <text:p>0.3567</text:p>
          </table:table-cell>
          <table:table-cell table:style-name="ce19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26" office:value-type="float" office:value="0.375282" calcext:value-type="float">
            <text:p>0.3753</text:p>
          </table:table-cell>
          <table:table-cell table:style-name="ce19" office:value-type="float" office:value="0.380554" calcext:value-type="float">
            <text:p>0.3806</text:p>
          </table:table-cell>
          <table:table-cell table:style-name="ce17" office:value-type="float" office:value="0.359945" calcext:value-type="float">
            <text:p>0.3599</text:p>
          </table:table-cell>
          <table:table-cell table:style-name="ce19" office:value-type="float" office:value="0.356557" calcext:value-type="float">
            <text:p>0.3566</text:p>
          </table:table-cell>
          <table:table-cell table:style-name="ce19" office:value-type="float" office:value="0.356677" calcext:value-type="float">
            <text:p>0.3567</text:p>
          </table:table-cell>
          <table:table-cell table:style-name="ce19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26" office:value-type="float" office:value="0.391077" calcext:value-type="float">
            <text:p>0.3911</text:p>
          </table:table-cell>
          <table:table-cell table:style-name="ce19" office:value-type="float" office:value="0.399313" calcext:value-type="float">
            <text:p>0.3993</text:p>
          </table:table-cell>
          <table:table-cell table:style-name="ce17" office:value-type="float" office:value="0.360821" calcext:value-type="float">
            <text:p>0.3608</text:p>
          </table:table-cell>
          <table:table-cell table:style-name="ce19" office:value-type="float" office:value="0.356907" calcext:value-type="float">
            <text:p>0.3569</text:p>
          </table:table-cell>
          <table:table-cell table:style-name="ce19" office:value-type="float" office:value="0.357173" calcext:value-type="float">
            <text:p>0.3572</text:p>
          </table:table-cell>
          <table:table-cell table:style-name="ce19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26" office:value-type="float" office:value="0.393648" calcext:value-type="float">
            <text:p>0.3936</text:p>
          </table:table-cell>
          <table:table-cell table:style-name="ce19" office:value-type="float" office:value="0.398351" calcext:value-type="float">
            <text:p>0.3984</text:p>
          </table:table-cell>
          <table:table-cell table:style-name="ce17" office:value-type="float" office:value="0.360607" calcext:value-type="float">
            <text:p>0.3606</text:p>
          </table:table-cell>
          <table:table-cell table:style-name="ce19" office:value-type="float" office:value="0.356978" calcext:value-type="float">
            <text:p>0.3570</text:p>
          </table:table-cell>
          <table:table-cell table:style-name="ce19" office:value-type="float" office:value="0.363533" calcext:value-type="float">
            <text:p>0.3635</text:p>
          </table:table-cell>
          <table:table-cell table:style-name="ce19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26" office:value-type="float" office:value="0.388919" calcext:value-type="float">
            <text:p>0.3889</text:p>
          </table:table-cell>
          <table:table-cell table:style-name="ce19" office:value-type="float" office:value="0.396732" calcext:value-type="float">
            <text:p>0.3967</text:p>
          </table:table-cell>
          <table:table-cell table:style-name="ce17" office:value-type="float" office:value="0.360893" calcext:value-type="float">
            <text:p>0.3609</text:p>
          </table:table-cell>
          <table:table-cell table:style-name="ce19" office:value-type="float" office:value="0.356903" calcext:value-type="float">
            <text:p>0.3569</text:p>
          </table:table-cell>
          <table:table-cell table:style-name="ce19" office:value-type="float" office:value="0.357188" calcext:value-type="float">
            <text:p>0.3572</text:p>
          </table:table-cell>
          <table:table-cell table:style-name="ce19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26" office:value-type="float" office:value="0.393853" calcext:value-type="float">
            <text:p>0.3939</text:p>
          </table:table-cell>
          <table:table-cell table:style-name="ce19" office:value-type="float" office:value="0.398579" calcext:value-type="float">
            <text:p>0.3986</text:p>
          </table:table-cell>
          <table:table-cell table:style-name="ce17" office:value-type="float" office:value="0.36055" calcext:value-type="float">
            <text:p>0.3606</text:p>
          </table:table-cell>
          <table:table-cell table:style-name="ce19" office:value-type="float" office:value="0.356883" calcext:value-type="float">
            <text:p>0.3569</text:p>
          </table:table-cell>
          <table:table-cell table:style-name="ce19" office:value-type="float" office:value="0.356914" calcext:value-type="float">
            <text:p>0.3569</text:p>
          </table:table-cell>
          <table:table-cell table:style-name="ce19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26" office:value-type="float" office:value="0.389314" calcext:value-type="float">
            <text:p>0.3893</text:p>
          </table:table-cell>
          <table:table-cell table:style-name="ce19" office:value-type="float" office:value="0.429471" calcext:value-type="float">
            <text:p>0.4295</text:p>
          </table:table-cell>
          <table:table-cell table:style-name="ce17" office:value-type="float" office:value="0.360695" calcext:value-type="float">
            <text:p>0.3607</text:p>
          </table:table-cell>
          <table:table-cell table:style-name="ce19" office:value-type="float" office:value="0.357084" calcext:value-type="float">
            <text:p>0.3571</text:p>
          </table:table-cell>
          <table:table-cell table:style-name="ce19" office:value-type="float" office:value="0.357187" calcext:value-type="float">
            <text:p>0.3572</text:p>
          </table:table-cell>
          <table:table-cell table:style-name="ce19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9" office:value-type="float" office:value="0.398582" calcext:value-type="float">
            <text:p>0.3986</text:p>
          </table:table-cell>
          <table:table-cell table:style-name="ce19"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0.395781" calcext:value-type="float">
            <text:p>0.3958</text:p>
          </table:table-cell>
          <table:table-cell table:style-name="ce23" office:value-type="float" office:value="0.377952" calcext:value-type="float">
            <text:p>0.3780</text:p>
          </table:table-cell>
          <table:table-cell table:style-name="ce23" office:value-type="float" office:value="0.483735" calcext:value-type="float">
            <text:p>0.4837</text:p>
          </table:table-cell>
          <table:table-cell table:style-name="ce23" office:value-type="float" office:value="0.363997" calcext:value-type="float">
            <text:p>0.3640</text:p>
          </table:table-cell>
          <table:table-cell table:style-name="ce23" office:value-type="float" office:value="0.356632" calcext:value-type="float">
            <text:p>0.3566</text:p>
          </table:table-cell>
          <table:table-cell table:style-name="ce23" office:value-type="float" office:value="0.376323" calcext:value-type="float">
            <text:p>0.3763</text:p>
          </table:table-cell>
          <table:table-cell table:style-name="ce23" office:value-type="float" office:value="0.435325" calcext:value-type="float">
            <text:p>0.4353</text:p>
          </table:table-cell>
          <table:table-cell table:style-name="ce23" office:value-type="float" office:value="0.397818" calcext:value-type="float">
            <text:p>0.3978</text:p>
          </table:table-cell>
          <table:table-cell table:style-name="ce23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26" office:value-type="float" office:value="0.390632" calcext:value-type="float">
            <text:p>0.3906</text:p>
          </table:table-cell>
          <table:table-cell table:style-name="ce17" office:value-type="float" office:value="0.368663" calcext:value-type="float">
            <text:p>0.3687</text:p>
          </table:table-cell>
          <table:table-cell table:style-name="ce19" office:value-type="float" office:value="0.364245" calcext:value-type="float">
            <text:p>0.3642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64084" calcext:value-type="float">
            <text:p>0.3641</text:p>
          </table:table-cell>
          <table:table-cell table:style-name="ce19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26" office:value-type="float" office:value="0.386314" calcext:value-type="float">
            <text:p>0.3863</text:p>
          </table:table-cell>
          <table:table-cell table:style-name="ce17" office:value-type="float" office:value="0.368332" calcext:value-type="float">
            <text:p>0.3683</text:p>
          </table:table-cell>
          <table:table-cell table:style-name="ce19" office:value-type="float" office:value="0.364025" calcext:value-type="float">
            <text:p>0.3640</text:p>
          </table:table-cell>
          <table:table-cell table:style-name="ce19" office:value-type="float" office:value="0.363948" calcext:value-type="float">
            <text:p>0.3639</text:p>
          </table:table-cell>
          <table:table-cell table:style-name="ce19" office:value-type="float" office:value="0.363857" calcext:value-type="float">
            <text:p>0.3639</text:p>
          </table:table-cell>
          <table:table-cell table:style-name="ce19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26" office:value-type="float" office:value="0.390498" calcext:value-type="float">
            <text:p>0.3905</text:p>
          </table:table-cell>
          <table:table-cell table:style-name="ce17" office:value-type="float" office:value="0.368605" calcext:value-type="float">
            <text:p>0.3686</text:p>
          </table:table-cell>
          <table:table-cell table:style-name="ce19" office:value-type="float" office:value="0.364246" calcext:value-type="float">
            <text:p>0.3642</text:p>
          </table:table-cell>
          <table:table-cell table:style-name="ce19" office:value-type="float" office:value="0.363994" calcext:value-type="float">
            <text:p>0.3640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26" office:value-type="float" office:value="0.392131" calcext:value-type="float">
            <text:p>0.3921</text:p>
          </table:table-cell>
          <table:table-cell table:style-name="ce17" office:value-type="float" office:value="0.368726" calcext:value-type="float">
            <text:p>0.3687</text:p>
          </table:table-cell>
          <table:table-cell table:style-name="ce19" office:value-type="float" office:value="0.364355" calcext:value-type="float">
            <text:p>0.3644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107" calcext:value-type="float">
            <text:p>0.3641</text:p>
          </table:table-cell>
          <table:table-cell table:style-name="ce19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26" office:value-type="float" office:value="0.385949" calcext:value-type="float">
            <text:p>0.3859</text:p>
          </table:table-cell>
          <table:table-cell table:style-name="ce17" office:value-type="float" office:value="0.376323" calcext:value-type="float">
            <text:p>0.3763</text:p>
          </table:table-cell>
          <table:table-cell table:style-name="ce19" office:value-type="float" office:value="0.364115" calcext:value-type="float">
            <text:p>0.3641</text:p>
          </table:table-cell>
          <table:table-cell table:style-name="ce19" office:value-type="float" office:value="0.366348" calcext:value-type="float">
            <text:p>0.3663</text:p>
          </table:table-cell>
          <table:table-cell table:style-name="ce19" office:value-type="float" office:value="0.363874" calcext:value-type="float">
            <text:p>0.3639</text:p>
          </table:table-cell>
          <table:table-cell table:style-name="ce19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26" office:value-type="float" office:value="0.439104" calcext:value-type="float">
            <text:p>0.4391</text:p>
          </table:table-cell>
          <table:table-cell table:style-name="ce17" office:value-type="float" office:value="0.368434" calcext:value-type="float">
            <text:p>0.3684</text:p>
          </table:table-cell>
          <table:table-cell table:style-name="ce19" office:value-type="float" office:value="0.364267" calcext:value-type="float">
            <text:p>0.3643</text:p>
          </table:table-cell>
          <table:table-cell table:style-name="ce19" office:value-type="float" office:value="0.364082" calcext:value-type="float">
            <text:p>0.3641</text:p>
          </table:table-cell>
          <table:table-cell table:style-name="ce19" office:value-type="float" office:value="0.364039" calcext:value-type="float">
            <text:p>0.3640</text:p>
          </table:table-cell>
          <table:table-cell table:style-name="ce19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26" office:value-type="float" office:value="0.431619" calcext:value-type="float">
            <text:p>0.4316</text:p>
          </table:table-cell>
          <table:table-cell table:style-name="ce17" office:value-type="float" office:value="0.368559" calcext:value-type="float">
            <text:p>0.3686</text:p>
          </table:table-cell>
          <table:table-cell table:style-name="ce19" office:value-type="float" office:value="0.364187" calcext:value-type="float">
            <text:p>0.3642</text:p>
          </table:table-cell>
          <table:table-cell table:style-name="ce19" office:value-type="float" office:value="0.364054" calcext:value-type="float">
            <text:p>0.3641</text:p>
          </table:table-cell>
          <table:table-cell table:style-name="ce19" office:value-type="float" office:value="0.363989" calcext:value-type="float">
            <text:p>0.3640</text:p>
          </table:table-cell>
          <table:table-cell table:style-name="ce19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26" office:value-type="float" office:value="0.417292" calcext:value-type="float">
            <text:p>0.4173</text:p>
          </table:table-cell>
          <table:table-cell table:style-name="ce17" office:value-type="float" office:value="0.36981" calcext:value-type="float">
            <text:p>0.3698</text:p>
          </table:table-cell>
          <table:table-cell table:style-name="ce19" office:value-type="float" office:value="0.364167" calcext:value-type="float">
            <text:p>0.3642</text:p>
          </table:table-cell>
          <table:table-cell table:style-name="ce19" office:value-type="float" office:value="0.364015" calcext:value-type="float">
            <text:p>0.3640</text:p>
          </table:table-cell>
          <table:table-cell table:style-name="ce19" office:value-type="float" office:value="0.363942" calcext:value-type="float">
            <text:p>0.3639</text:p>
          </table:table-cell>
          <table:table-cell table:style-name="ce19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26" office:value-type="float" office:value="0.382229" calcext:value-type="float">
            <text:p>0.3822</text:p>
          </table:table-cell>
          <table:table-cell table:style-name="ce17" office:value-type="float" office:value="0.368402" calcext:value-type="float">
            <text:p>0.3684</text:p>
          </table:table-cell>
          <table:table-cell table:style-name="ce19" office:value-type="float" office:value="0.364037" calcext:value-type="float">
            <text:p>0.3640</text:p>
          </table:table-cell>
          <table:table-cell table:style-name="ce19" office:value-type="float" office:value="0.363876" calcext:value-type="float">
            <text:p>0.3639</text:p>
          </table:table-cell>
          <table:table-cell table:style-name="ce19" office:value-type="float" office:value="0.363858" calcext:value-type="float">
            <text:p>0.3639</text:p>
          </table:table-cell>
          <table:table-cell table:style-name="ce19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26" office:value-type="float" office:value="0.381372" calcext:value-type="float">
            <text:p>0.3814</text:p>
          </table:table-cell>
          <table:table-cell table:style-name="ce17" office:value-type="float" office:value="0.373742" calcext:value-type="float">
            <text:p>0.3737</text:p>
          </table:table-cell>
          <table:table-cell table:style-name="ce19" office:value-type="float" office:value="0.364232" calcext:value-type="float">
            <text:p>0.3642</text:p>
          </table:table-cell>
          <table:table-cell table:style-name="ce19" office:value-type="float" office:value="0.369449" calcext:value-type="float">
            <text:p>0.3694</text:p>
          </table:table-cell>
          <table:table-cell table:style-name="ce19" office:value-type="float" office:value="0.363965" calcext:value-type="float">
            <text:p>0.3640</text:p>
          </table:table-cell>
          <table:table-cell table:style-name="ce19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9" office:value-type="float" office:value="0.440141" calcext:value-type="float">
            <text:p>0.4401</text:p>
          </table:table-cell>
          <table:table-cell table:style-name="ce19"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500000" calcext:value-type="float">
            <text:p>500000</text:p>
          </table:table-cell>
          <table:table-cell table:style-name="ce22" office:value-type="float" office:value="296" calcext:value-type="float">
            <text:p>2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0.404567" calcext:value-type="float">
            <text:p>0.4046</text:p>
          </table:table-cell>
          <table:table-cell table:style-name="ce23" office:value-type="float" office:value="0.375922" calcext:value-type="float">
            <text:p>0.3759</text:p>
          </table:table-cell>
          <table:table-cell table:style-name="ce23" office:value-type="float" office:value="0.493779" calcext:value-type="float">
            <text:p>0.4938</text:p>
          </table:table-cell>
          <table:table-cell table:style-name="ce23" office:value-type="float" office:value="0.363567" calcext:value-type="float">
            <text:p>0.3636</text:p>
          </table:table-cell>
          <table:table-cell table:style-name="ce23" office:value-type="float" office:value="0.355935" calcext:value-type="float">
            <text:p>0.3559</text:p>
          </table:table-cell>
          <table:table-cell table:style-name="ce23" office:value-type="float" office:value="0.371802" calcext:value-type="float">
            <text:p>0.3718</text:p>
          </table:table-cell>
          <table:table-cell table:style-name="ce23" office:value-type="float" office:value="0.458808" calcext:value-type="float">
            <text:p>0.4588</text:p>
          </table:table-cell>
          <table:table-cell table:style-name="ce23" office:value-type="float" office:value="0.41763" calcext:value-type="float">
            <text:p>0.4176</text:p>
          </table:table-cell>
          <table:table-cell table:style-name="ce23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17" office:value-type="float" office:value="0.366328" calcext:value-type="float">
            <text:p>0.3663</text:p>
          </table:table-cell>
          <table:table-cell table:style-name="ce19" office:value-type="float" office:value="0.36425" calcext:value-type="float">
            <text:p>0.3643</text:p>
          </table:table-cell>
          <table:table-cell table:style-name="ce19" office:value-type="float" office:value="0.363631" calcext:value-type="float">
            <text:p>0.3636</text:p>
          </table:table-cell>
          <table:table-cell table:style-name="ce19" office:value-type="float" office:value="0.363635" calcext:value-type="float">
            <text:p>0.3636</text:p>
          </table:table-cell>
          <table:table-cell table:style-name="ce19" office:value-type="float" office:value="0.363679" calcext:value-type="float">
            <text:p>0.3637</text:p>
          </table:table-cell>
          <table:table-cell table:style-name="ce19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17" office:value-type="float" office:value="0.366387" calcext:value-type="float">
            <text:p>0.3664</text:p>
          </table:table-cell>
          <table:table-cell table:style-name="ce19" office:value-type="float" office:value="0.364462" calcext:value-type="float">
            <text:p>0.3645</text:p>
          </table:table-cell>
          <table:table-cell table:style-name="ce19" office:value-type="float" office:value="0.363923" calcext:value-type="float">
            <text:p>0.3639</text:p>
          </table:table-cell>
          <table:table-cell table:style-name="ce19" office:value-type="float" office:value="0.363826" calcext:value-type="float">
            <text:p>0.3638</text:p>
          </table:table-cell>
          <table:table-cell table:style-name="ce19" office:value-type="float" office:value="0.363715" calcext:value-type="float">
            <text:p>0.3637</text:p>
          </table:table-cell>
          <table:table-cell table:style-name="ce19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17" office:value-type="float" office:value="0.366334" calcext:value-type="float">
            <text:p>0.3663</text:p>
          </table:table-cell>
          <table:table-cell table:style-name="ce19" office:value-type="float" office:value="0.363999" calcext:value-type="float">
            <text:p>0.3640</text:p>
          </table:table-cell>
          <table:table-cell table:style-name="ce19" office:value-type="float" office:value="0.363468" calcext:value-type="float">
            <text:p>0.3635</text:p>
          </table:table-cell>
          <table:table-cell table:style-name="ce19" office:value-type="float" office:value="0.363503" calcext:value-type="float">
            <text:p>0.3635</text:p>
          </table:table-cell>
          <table:table-cell table:style-name="ce19" office:value-type="float" office:value="0.363465" calcext:value-type="float">
            <text:p>0.3635</text:p>
          </table:table-cell>
          <table:table-cell table:style-name="ce19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17" office:value-type="float" office:value="0.366567" calcext:value-type="float">
            <text:p>0.3666</text:p>
          </table:table-cell>
          <table:table-cell table:style-name="ce19" office:value-type="float" office:value="0.365724" calcext:value-type="float">
            <text:p>0.3657</text:p>
          </table:table-cell>
          <table:table-cell table:style-name="ce19" office:value-type="float" office:value="0.36509" calcext:value-type="float">
            <text:p>0.3651</text:p>
          </table:table-cell>
          <table:table-cell table:style-name="ce19" office:value-type="float" office:value="0.366182" calcext:value-type="float">
            <text:p>0.3662</text:p>
          </table:table-cell>
          <table:table-cell table:style-name="ce19" office:value-type="float" office:value="0.364523" calcext:value-type="float">
            <text:p>0.3645</text:p>
          </table:table-cell>
          <table:table-cell table:style-name="ce19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17" office:value-type="float" office:value="0.366309" calcext:value-type="float">
            <text:p>0.3663</text:p>
          </table:table-cell>
          <table:table-cell table:style-name="ce19" office:value-type="float" office:value="0.364463" calcext:value-type="float">
            <text:p>0.3645</text:p>
          </table:table-cell>
          <table:table-cell table:style-name="ce19" office:value-type="float" office:value="0.363502" calcext:value-type="float">
            <text:p>0.3635</text:p>
          </table:table-cell>
          <table:table-cell table:style-name="ce19" office:value-type="float" office:value="0.363547" calcext:value-type="float">
            <text:p>0.3635</text:p>
          </table:table-cell>
          <table:table-cell table:style-name="ce19" office:value-type="float" office:value="0.363441" calcext:value-type="float">
            <text:p>0.3634</text:p>
          </table:table-cell>
          <table:table-cell table:style-name="ce19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17" office:value-type="float" office:value="0.371802" calcext:value-type="float">
            <text:p>0.3718</text:p>
          </table:table-cell>
          <table:table-cell table:style-name="ce19" office:value-type="float" office:value="0.363818" calcext:value-type="float">
            <text:p>0.3638</text:p>
          </table:table-cell>
          <table:table-cell table:style-name="ce19" office:value-type="float" office:value="0.36353" calcext:value-type="float">
            <text:p>0.3635</text:p>
          </table:table-cell>
          <table:table-cell table:style-name="ce19" office:value-type="float" office:value="0.363411" calcext:value-type="float">
            <text:p>0.3634</text:p>
          </table:table-cell>
          <table:table-cell table:style-name="ce19" office:value-type="float" office:value="0.363397" calcext:value-type="float">
            <text:p>0.3634</text:p>
          </table:table-cell>
          <table:table-cell table:style-name="ce19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17" office:value-type="float" office:value="0.368897" calcext:value-type="float">
            <text:p>0.3689</text:p>
          </table:table-cell>
          <table:table-cell table:style-name="ce19" office:value-type="float" office:value="0.364971" calcext:value-type="float">
            <text:p>0.3650</text:p>
          </table:table-cell>
          <table:table-cell table:style-name="ce19" office:value-type="float" office:value="0.363346" calcext:value-type="float">
            <text:p>0.3633</text:p>
          </table:table-cell>
          <table:table-cell table:style-name="ce19" office:value-type="float" office:value="0.363661" calcext:value-type="float">
            <text:p>0.3637</text:p>
          </table:table-cell>
          <table:table-cell table:style-name="ce19" office:value-type="float" office:value="0.365957" calcext:value-type="float">
            <text:p>0.3660</text:p>
          </table:table-cell>
          <table:table-cell table:style-name="ce19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17" office:value-type="float" office:value="0.366498" calcext:value-type="float">
            <text:p>0.3665</text:p>
          </table:table-cell>
          <table:table-cell table:style-name="ce19" office:value-type="float" office:value="0.364058" calcext:value-type="float">
            <text:p>0.3641</text:p>
          </table:table-cell>
          <table:table-cell table:style-name="ce19" office:value-type="float" office:value="0.36367" calcext:value-type="float">
            <text:p>0.3637</text:p>
          </table:table-cell>
          <table:table-cell table:style-name="ce19" office:value-type="float" office:value="0.363666" calcext:value-type="float">
            <text:p>0.3637</text:p>
          </table:table-cell>
          <table:table-cell table:style-name="ce19" office:value-type="float" office:value="0.370526" calcext:value-type="float">
            <text:p>0.3705</text:p>
          </table:table-cell>
          <table:table-cell table:style-name="ce19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17" office:value-type="float" office:value="0.366231" calcext:value-type="float">
            <text:p>0.3662</text:p>
          </table:table-cell>
          <table:table-cell table:style-name="ce19" office:value-type="float" office:value="0.364158" calcext:value-type="float">
            <text:p>0.3642</text:p>
          </table:table-cell>
          <table:table-cell table:style-name="ce19" office:value-type="float" office:value="0.363415" calcext:value-type="float">
            <text:p>0.3634</text:p>
          </table:table-cell>
          <table:table-cell table:style-name="ce19" office:value-type="float" office:value="0.363392" calcext:value-type="float">
            <text:p>0.3634</text:p>
          </table:table-cell>
          <table:table-cell table:style-name="ce19" office:value-type="float" office:value="0.363536" calcext:value-type="float">
            <text:p>0.3635</text:p>
          </table:table-cell>
          <table:table-cell table:style-name="ce19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17" office:value-type="float" office:value="0.366024" calcext:value-type="float">
            <text:p>0.3660</text:p>
          </table:table-cell>
          <table:table-cell table:style-name="ce19" office:value-type="float" office:value="0.364049" calcext:value-type="float">
            <text:p>0.3640</text:p>
          </table:table-cell>
          <table:table-cell table:style-name="ce19" office:value-type="float" office:value="0.36357" calcext:value-type="float">
            <text:p>0.3636</text:p>
          </table:table-cell>
          <table:table-cell table:style-name="ce19" office:value-type="float" office:value="0.363584" calcext:value-type="float">
            <text:p>0.3636</text:p>
          </table:table-cell>
          <table:table-cell table:style-name="ce19" office:value-type="float" office:value="0.363552" calcext:value-type="float">
            <text:p>0.3636</text:p>
          </table:table-cell>
          <table:table-cell table:style-name="ce19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9" office:value-type="float" office:value="0.474169" calcext:value-type="float">
            <text:p>0.4742</text:p>
          </table:table-cell>
          <table:table-cell table:style-name="ce19"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7.10.21" table:style-name="ta1">
        <table:shapes>
          <draw:frame draw:z-index="0" draw:style-name="gr1" draw:text-style-name="P1" svg:width="6.2988in" svg:height="3.5429in" svg:x="12.1457in" svg:y="0.4366in">
            <draw:object draw:notify-on-update-of-ranges="'7.10.21'.L34:'7.10.21'.L39 '7.10.21'.F34:'7.10.21'.F39 '7.10.21'.I34:'7.10.21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1555in" svg:y="4.3898in">
            <draw:object draw:notify-on-update-of-ranges="'7.10.21'.N34:'7.10.21'.N39 '7.10.21'.H34:'7.10.21'.H39 '7.10.21'.K34:'7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2.0252in" svg:y="8.2898in">
            <draw:object draw:notify-on-update-of-ranges="'7.10.21'.M34:'7.10.21'.M39 '7.10.21'.G34:'7.10.21'.G39 '7.10.21'.J34:'7.10.21'.J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ce19"/>
        <table:table-column table:style-name="co29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ce26"/>
        <table:table-column table:style-name="co27" table:default-cell-style-name="ce19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8" office:value-type="float" office:value="2000" calcext:value-type="float">
            <text:p>2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8" office:value-type="float" office:value="500000" calcext:value-type="float">
            <text:p>500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8" table:formula="of:=[.B2]*[.B3]*(8/1000000)" office:value-type="float" office:value="8000" calcext:value-type="float">
            <text:p>8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.83927911958" calcext:value-type="float">
            <text:p>383.84</text:p>
          </table:table-cell>
          <table:table-cell table:style-name="ce21" table:formula="of:=([.D7]*1000000)/([.B3]*2*8)" office:value-type="float" office:value="47.9799098899476" calcext:value-type="float">
            <text:p>48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.54525244252" calcext:value-type="float">
            <text:p>760.55</text:p>
          </table:table-cell>
          <table:table-cell table:style-name="ce21" table:formula="of:=([.D8]*1000000)/([.B3]*2*8)" office:value-type="float" office:value="95.068156555315" calcext:value-type="float">
            <text:p>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.10037718195" calcext:value-type="float">
            <text:p>1167.10</text:p>
          </table:table-cell>
          <table:table-cell table:style-name="ce21" table:formula="of:=([.D9]*1000000)/([.B3]*2*8)" office:value-type="float" office:value="145.887547147744" calcext:value-type="float">
            <text:p>1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.38556038556" calcext:value-type="float">
            <text:p>1560.39</text:p>
          </table:table-cell>
          <table:table-cell table:style-name="ce21" table:formula="of:=([.D10]*1000000)/([.B3]*2*8)" office:value-type="float" office:value="195.048195048195" calcext:value-type="float">
            <text:p>1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.43827662292" calcext:value-type="float">
            <text:p>1966.44</text:p>
          </table:table-cell>
          <table:table-cell table:style-name="ce21" table:formula="of:=([.D11]*1000000)/([.B3]*2*8)" office:value-type="float" office:value="245.804784577866" calcext:value-type="float">
            <text:p>2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.39939792167" calcext:value-type="float">
            <text:p>2366.40</text:p>
          </table:table-cell>
          <table:table-cell table:style-name="ce21" table:formula="of:=([.D12]*1000000)/([.B3]*2*8)" office:value-type="float" office:value="295.799924740209" calcext:value-type="float">
            <text:p>29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/>
          <table:table-cell table:style-name="ce19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9" office:value-type="float" office:value="0.395702" calcext:value-type="float">
            <text:p>0.3957</text:p>
          </table:table-cell>
          <table:table-cell table:style-name="ce19"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9" office:value-type="float" office:value="0.395466" calcext:value-type="float">
            <text:p>0.3955</text:p>
          </table:table-cell>
          <table:table-cell table:style-name="ce19"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9" office:value-type="float" office:value="0.390491" calcext:value-type="float">
            <text:p>0.3905</text:p>
          </table:table-cell>
          <table:table-cell table:style-name="ce19"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9" office:value-type="float" office:value="0.392968" calcext:value-type="float">
            <text:p>0.3930</text:p>
          </table:table-cell>
          <table:table-cell table:style-name="ce19"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9" office:value-type="float" office:value="0.392745" calcext:value-type="float">
            <text:p>0.3927</text:p>
          </table:table-cell>
          <table:table-cell table:style-name="ce19"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9" office:value-type="float" office:value="0.385316" calcext:value-type="float">
            <text:p>0.3853</text:p>
          </table:table-cell>
          <table:table-cell table:style-name="ce19"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9" office:value-type="float" office:value="0.40124" calcext:value-type="float">
            <text:p>0.4012</text:p>
          </table:table-cell>
          <table:table-cell table:style-name="ce19"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9" office:value-type="float" office:value="0.431835" calcext:value-type="float">
            <text:p>0.4318</text:p>
          </table:table-cell>
          <table:table-cell table:style-name="ce19"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9" office:value-type="float" office:value="0.409971" calcext:value-type="float">
            <text:p>0.4100</text:p>
          </table:table-cell>
          <table:table-cell table:style-name="ce19"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9" office:value-type="float" office:value="0.388223" calcext:value-type="float">
            <text:p>0.3882</text:p>
          </table:table-cell>
          <table:table-cell table:style-name="ce19"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5969" calcext:value-type="float">
            <text:p>0.395969</text:p>
          </table:table-cell>
          <table:table-cell table:style-name="Default" office:value-type="float" office:value="0.376565" calcext:value-type="float">
            <text:p>0.376565</text:p>
          </table:table-cell>
          <table:table-cell table:style-name="Default" office:value-type="float" office:value="0.448786" calcext:value-type="float">
            <text:p>0.448786</text:p>
          </table:table-cell>
          <table:table-cell table:style-name="Default" office:value-type="float" office:value="0.329225" calcext:value-type="float">
            <text:p>0.329225</text:p>
          </table:table-cell>
          <table:table-cell table:style-name="Default" office:value-type="float" office:value="0.328933" calcext:value-type="float">
            <text:p>0.328933</text:p>
          </table:table-cell>
          <table:table-cell table:style-name="Default" office:value-type="float" office:value="0.329684" calcext:value-type="float">
            <text:p>0.329684</text:p>
          </table:table-cell>
          <table:table-cell table:style-name="Default" office:value-type="float" office:value="0.4488" calcext:value-type="float">
            <text:p>0.4488</text:p>
          </table:table-cell>
          <table:table-cell office:value-type="float" office:value="0.406707" calcext:value-type="float">
            <text:p>0.406707</text:p>
          </table:table-cell>
          <table:table-cell office:value-type="float" office:value="0.467874" calcext:value-type="float">
            <text:p>0.467874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97942" calcext:value-type="float">
            <text:p>0.397942</text:p>
          </table:table-cell>
          <table:table-cell table:style-name="Default" office:value-type="float" office:value="0.375123" calcext:value-type="float">
            <text:p>0.375123</text:p>
          </table:table-cell>
          <table:table-cell table:style-name="Default" office:value-type="float" office:value="0.456815" calcext:value-type="float">
            <text:p>0.456815</text:p>
          </table:table-cell>
          <table:table-cell table:style-name="Default" office:value-type="float" office:value="0.360907" calcext:value-type="float">
            <text:p>0.360907</text:p>
          </table:table-cell>
          <table:table-cell table:style-name="Default" office:value-type="float" office:value="0.346045" calcext:value-type="float">
            <text:p>0.346045</text:p>
          </table:table-cell>
          <table:table-cell table:style-name="Default" office:value-type="float" office:value="0.3749" calcext:value-type="float">
            <text:p>0.3749</text:p>
          </table:table-cell>
          <table:table-cell table:style-name="Default" office:value-type="float" office:value="0.456837" calcext:value-type="float">
            <text:p>0.456837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484783" calcext:value-type="float">
            <text:p>0.484783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04165" calcext:value-type="float">
            <text:p>0.404165</text:p>
          </table:table-cell>
          <table:table-cell table:style-name="Default" office:value-type="float" office:value="0.383845" calcext:value-type="float">
            <text:p>0.383845</text:p>
          </table:table-cell>
          <table:table-cell table:style-name="Default" office:value-type="float" office:value="0.475925" calcext:value-type="float">
            <text:p>0.475925</text:p>
          </table:table-cell>
          <table:table-cell table:style-name="Default" office:value-type="float" office:value="0.369226" calcext:value-type="float">
            <text:p>0.369226</text:p>
          </table:table-cell>
          <table:table-cell table:style-name="Default" office:value-type="float" office:value="0.343133" calcext:value-type="float">
            <text:p>0.343133</text:p>
          </table:table-cell>
          <table:table-cell table:style-name="Default" office:value-type="float" office:value="0.389258" calcext:value-type="float">
            <text:p>0.389258</text:p>
          </table:table-cell>
          <table:table-cell table:style-name="Default" office:value-type="float" office:value="0.475945" calcext:value-type="float">
            <text:p>0.475945</text:p>
          </table:table-cell>
          <table:table-cell office:value-type="float" office:value="0.462511" calcext:value-type="float">
            <text:p>0.462511</text:p>
          </table:table-cell>
          <table:table-cell office:value-type="float" office:value="0.486341" calcext:value-type="float">
            <text:p>0.48634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05748" calcext:value-type="float">
            <text:p>0.505748</text:p>
          </table:table-cell>
          <table:table-cell table:style-name="Default" office:value-type="float" office:value="0.450504" calcext:value-type="float">
            <text:p>0.450504</text:p>
          </table:table-cell>
          <table:table-cell table:style-name="Default" office:value-type="float" office:value="0.565771" calcext:value-type="float">
            <text:p>0.565771</text:p>
          </table:table-cell>
          <table:table-cell table:style-name="Default" office:value-type="float" office:value="0.507274" calcext:value-type="float">
            <text:p>0.507274</text:p>
          </table:table-cell>
          <table:table-cell table:style-name="Default" office:value-type="float" office:value="0.394002" calcext:value-type="float">
            <text:p>0.394002</text:p>
          </table:table-cell>
          <table:table-cell table:style-name="Default" office:value-type="float" office:value="0.534507" calcext:value-type="float">
            <text:p>0.534507</text:p>
          </table:table-cell>
          <table:table-cell table:style-name="Default" office:value-type="float" office:value="0.596051" calcext:value-type="float">
            <text:p>0.596051</text:p>
          </table:table-cell>
          <table:table-cell office:value-type="float" office:value="0.540785" calcext:value-type="float">
            <text:p>0.540785</text:p>
          </table:table-cell>
          <table:table-cell office:value-type="float" office:value="0.677536" calcext:value-type="float">
            <text:p>0.677536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178" calcext:value-type="float">
            <text:p>0.5178</text:p>
          </table:table-cell>
          <table:table-cell table:style-name="Default" office:value-type="float" office:value="0.46011" calcext:value-type="float">
            <text:p>0.46011</text:p>
          </table:table-cell>
          <table:table-cell table:style-name="Default" office:value-type="float" office:value="0.601286" calcext:value-type="float">
            <text:p>0.601286</text:p>
          </table:table-cell>
          <table:table-cell table:style-name="Default" office:value-type="float" office:value="0.491518" calcext:value-type="float">
            <text:p>0.491518</text:p>
          </table:table-cell>
          <table:table-cell table:style-name="Default" office:value-type="float" office:value="0.424756" calcext:value-type="float">
            <text:p>0.424756</text:p>
          </table:table-cell>
          <table:table-cell table:style-name="Default" office:value-type="float" office:value="0.540763" calcext:value-type="float">
            <text:p>0.540763</text:p>
          </table:table-cell>
          <table:table-cell table:style-name="Default" office:value-type="float" office:value="0.618893" calcext:value-type="float">
            <text:p>0.618893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8211" calcext:value-type="float">
            <text:p>0.6821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3973" calcext:value-type="float">
            <text:p>0.443973</text:p>
          </table:table-cell>
          <table:table-cell table:style-name="Default" office:value-type="float" office:value="0.407806" calcext:value-type="float">
            <text:p>0.407806</text:p>
          </table:table-cell>
          <table:table-cell table:style-name="Default" office:value-type="float" office:value="0.488037" calcext:value-type="float">
            <text:p>0.488037</text:p>
          </table:table-cell>
          <table:table-cell table:style-name="Default" office:value-type="float" office:value="0.477193" calcext:value-type="float">
            <text:p>0.477193</text:p>
          </table:table-cell>
          <table:table-cell table:style-name="Default" office:value-type="float" office:value="0.367844" calcext:value-type="float">
            <text:p>0.367844</text:p>
          </table:table-cell>
          <table:table-cell table:style-name="Default" office:value-type="float" office:value="0.572495" calcext:value-type="float">
            <text:p>0.572495</text:p>
          </table:table-cell>
          <table:table-cell table:style-name="Default" office:value-type="float" office:value="0.57729" calcext:value-type="float">
            <text:p>0.57729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0.749623" calcext:value-type="float">
            <text:p>0.749623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0.39277" calcext:value-type="float">
            <text:p>0.3928</text:p>
          </table:table-cell>
          <table:table-cell table:style-name="ce26" office:value-type="float" office:value="0.376754" calcext:value-type="float">
            <text:p>0.3768</text:p>
          </table:table-cell>
          <table:table-cell table:style-name="ce26" office:value-type="float" office:value="0.450685" calcext:value-type="float">
            <text:p>0.4507</text:p>
          </table:table-cell>
          <table:table-cell table:style-name="ce26" office:value-type="float" office:value="0.367676" calcext:value-type="float">
            <text:p>0.3677</text:p>
          </table:table-cell>
          <table:table-cell table:style-name="ce26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26" office:value-type="float" office:value="0.450076" calcext:value-type="float">
            <text:p>0.4501</text:p>
          </table:table-cell>
          <table:table-cell table:style-name="ce26" office:value-type="float" office:value="0.434421" calcext:value-type="float">
            <text:p>0.4344</text:p>
          </table:table-cell>
          <table:table-cell table:style-name="ce26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0.394872" calcext:value-type="float">
            <text:p>0.3949</text:p>
          </table:table-cell>
          <table:table-cell table:style-name="ce26" office:value-type="float" office:value="0.374771" calcext:value-type="float">
            <text:p>0.3748</text:p>
          </table:table-cell>
          <table:table-cell table:style-name="ce26" office:value-type="float" office:value="0.455613" calcext:value-type="float">
            <text:p>0.4556</text:p>
          </table:table-cell>
          <table:table-cell table:style-name="ce26" office:value-type="float" office:value="0.362535" calcext:value-type="float">
            <text:p>0.3625</text:p>
          </table:table-cell>
          <table:table-cell table:style-name="ce26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26" office:value-type="float" office:value="0.454498" calcext:value-type="float">
            <text:p>0.4545</text:p>
          </table:table-cell>
          <table:table-cell table:style-name="ce26" office:value-type="float" office:value="0.415078" calcext:value-type="float">
            <text:p>0.4151</text:p>
          </table:table-cell>
          <table:table-cell table:style-name="ce26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0.398202" calcext:value-type="float">
            <text:p>0.3982</text:p>
          </table:table-cell>
          <table:table-cell table:style-name="ce26" office:value-type="float" office:value="0.376911" calcext:value-type="float">
            <text:p>0.3769</text:p>
          </table:table-cell>
          <table:table-cell table:style-name="ce26" office:value-type="float" office:value="0.429784" calcext:value-type="float">
            <text:p>0.4298</text:p>
          </table:table-cell>
          <table:table-cell table:style-name="ce26" office:value-type="float" office:value="0.390141" calcext:value-type="float">
            <text:p>0.3901</text:p>
          </table:table-cell>
          <table:table-cell table:style-name="ce26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26" office:value-type="float" office:value="0.438422" calcext:value-type="float">
            <text:p>0.4384</text:p>
          </table:table-cell>
          <table:table-cell table:style-name="ce26" office:value-type="float" office:value="0.410533" calcext:value-type="float">
            <text:p>0.4105</text:p>
          </table:table-cell>
          <table:table-cell table:style-name="ce26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0.399692" calcext:value-type="float">
            <text:p>0.3997</text:p>
          </table:table-cell>
          <table:table-cell table:style-name="ce26" office:value-type="float" office:value="0.390984" calcext:value-type="float">
            <text:p>0.3910</text:p>
          </table:table-cell>
          <table:table-cell table:style-name="ce26" office:value-type="float" office:value="0.449989" calcext:value-type="float">
            <text:p>0.4500</text:p>
          </table:table-cell>
          <table:table-cell table:style-name="ce26" office:value-type="float" office:value="0.391305" calcext:value-type="float">
            <text:p>0.3913</text:p>
          </table:table-cell>
          <table:table-cell table:style-name="ce26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26" office:value-type="float" office:value="0.431093" calcext:value-type="float">
            <text:p>0.4311</text:p>
          </table:table-cell>
          <table:table-cell table:style-name="ce26" office:value-type="float" office:value="0.409696" calcext:value-type="float">
            <text:p>0.4097</text:p>
          </table:table-cell>
          <table:table-cell table:style-name="ce26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0.408946" calcext:value-type="float">
            <text:p>0.4089</text:p>
          </table:table-cell>
          <table:table-cell table:style-name="ce26" office:value-type="float" office:value="0.380015" calcext:value-type="float">
            <text:p>0.3800</text:p>
          </table:table-cell>
          <table:table-cell table:style-name="ce26" office:value-type="float" office:value="0.470492" calcext:value-type="float">
            <text:p>0.4705</text:p>
          </table:table-cell>
          <table:table-cell table:style-name="ce26" office:value-type="float" office:value="0.39019" calcext:value-type="float">
            <text:p>0.3902</text:p>
          </table:table-cell>
          <table:table-cell table:style-name="ce26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26" office:value-type="float" office:value="0.470516" calcext:value-type="float">
            <text:p>0.4705</text:p>
          </table:table-cell>
          <table:table-cell table:style-name="ce26" office:value-type="float" office:value="0.415317" calcext:value-type="float">
            <text:p>0.4153</text:p>
          </table:table-cell>
          <table:table-cell table:style-name="ce26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0.419734" calcext:value-type="float">
            <text:p>0.4197</text:p>
          </table:table-cell>
          <table:table-cell table:style-name="ce26" office:value-type="float" office:value="0.377429" calcext:value-type="float">
            <text:p>0.3774</text:p>
          </table:table-cell>
          <table:table-cell table:style-name="ce26" office:value-type="float" office:value="0.449765" calcext:value-type="float">
            <text:p>0.4498</text:p>
          </table:table-cell>
          <table:table-cell table:style-name="ce26" office:value-type="float" office:value="0.402587" calcext:value-type="float">
            <text:p>0.4026</text:p>
          </table:table-cell>
          <table:table-cell table:style-name="ce26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26" office:value-type="float" office:value="0.455542" calcext:value-type="float">
            <text:p>0.4555</text:p>
          </table:table-cell>
          <table:table-cell table:style-name="ce26" office:value-type="float" office:value="0.433118" calcext:value-type="float">
            <text:p>0.4331</text:p>
          </table:table-cell>
          <table:table-cell table:style-name="ce26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3"/>
          <table:table-cell table:style-name="ce26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2"/>
          <table:table-cell table:style-name="ce26"/>
          <table:table-cell table:style-name="ce19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/>
          <table:table-cell table:style-name="ce26"/>
          <table:table-cell table:style-name="ce19"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26"/>
          <table:table-cell table:style-name="ce19" table:number-columns-repeated="3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1"/>
          <table:table-cell table:style-name="ce26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20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26" table:number-columns-repeated="5"/>
          <table:table-cell/>
          <table:table-cell table:style-name="ce26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9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9"/>
          <table:table-cell table:number-columns-repeated="5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2.5709in" svg:y="8.039in">
            <draw:object draw:notify-on-update-of-ranges="'13.10.21'.N34:'13.10.21'.N39 '13.10.21'.H34:'13.10.21'.H39 '13.10.21'.K34:'13.10.21'.K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ce19"/>
        <table:table-column table:style-name="co10" table:default-cell-style-name="ce19"/>
        <table:table-column table:style-name="co30" table:default-cell-style-name="ce19"/>
        <table:table-column table:style-name="co11" table:number-columns-repeated="2" table:default-cell-style-name="ce19"/>
        <table:table-column table:style-name="co9" table:default-cell-style-name="ce19"/>
        <table:table-column table:style-name="co19" table:default-cell-style-name="ce19"/>
        <table:table-column table:style-name="co27" table:default-cell-style-name="ce19"/>
        <table:table-column table:style-name="co5" table:default-cell-style-name="ce19"/>
        <table:table-column table:style-name="co27" table:default-cell-style-name="ce26"/>
        <table:table-column table:style-name="co27" table:default-cell-style-name="ce19"/>
        <table:table-column table:style-name="co10" table:default-cell-style-name="ce19"/>
        <table:table-column table:style-name="co27" table:default-cell-style-name="ce19"/>
        <table:table-column table:style-name="co7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dram</text:p>
          </table:table-cell>
          <table:table-cell table:style-name="ce18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nvdimm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8" table:formula="of:=[.B2]*[.B3]*(8/1000000)" office:value-type="float" office:value="80000" calcext:value-type="float">
            <text:p>8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total MB</text:p>
          </table:table-cell>
          <table:table-cell table:style-name="ce18" table:formula="of:=SUM([.FI182:.FI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([.C7]*[.B4])/([.B7]+[.C7])" office:value-type="float" office:value="3838.3927911958" calcext:value-type="float">
            <text:p>3838.39</text:p>
          </table:table-cell>
          <table:table-cell table:style-name="ce21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9"/>
          <table:table-cell table:number-columns-repeated="2"/>
          <table:table-cell office:value-type="float" office:value="1" calcext:value-type="float">
            <text:p>1</text:p>
          </table:table-cell>
          <table:table-cell table:style-name="ce18" office:value-type="float" office:value="64447" calcext:value-type="float">
            <text:p>64,447</text:p>
          </table:table-cell>
          <table:table-cell table:style-name="ce18" office:value-type="float" office:value="3248" calcext:value-type="float">
            <text:p>3,248</text:p>
          </table:table-cell>
          <table:table-cell table:style-name="ce25" table:formula="of:=[.FI182]/[.FI187]" office:value-type="string" office:string-value="" calcext:value-type="error">
            <text:p>#DIV/0!</text:p>
          </table:table-cell>
          <table:table-cell table:style-name="ce25" table:formula="of:=[.FI183]/[.FJ18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([.C8]*[.B4])/([.B8]+[.C8])" office:value-type="float" office:value="7605.4525244252" calcext:value-type="float">
            <text:p>7605.45</text:p>
          </table:table-cell>
          <table:table-cell table:style-name="ce21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9"/>
          <table:table-cell table:number-columns-repeated="2"/>
          <table:table-cell office:value-type="float" office:value="2" calcext:value-type="float">
            <text:p>2</text:p>
          </table:table-cell>
          <table:table-cell table:style-name="ce18" office:value-type="float" office:value="61872" calcext:value-type="float">
            <text:p>61,872</text:p>
          </table:table-cell>
          <table:table-cell table:style-name="ce18" office:value-type="float" office:value="6500" calcext:value-type="float">
            <text:p>6,500</text:p>
          </table:table-cell>
          <table:table-cell table:style-name="ce25" table:formula="of:=[.FI182]/[.FI188]" office:value-type="string" office:string-value="" calcext:value-type="error">
            <text:p>#DIV/0!</text:p>
          </table:table-cell>
          <table:table-cell table:style-name="ce25" table:formula="of:=[.FI183]/[.FJ18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([.C9]*[.B4])/([.B9]+[.C9])" office:value-type="float" office:value="11671.0037718195" calcext:value-type="float">
            <text:p>11671.00</text:p>
          </table:table-cell>
          <table:table-cell table:style-name="ce21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9"/>
          <table:table-cell table:number-columns-repeated="2"/>
          <table:table-cell office:value-type="float" office:value="3" calcext:value-type="float">
            <text:p>3</text:p>
          </table:table-cell>
          <table:table-cell table:style-name="ce18" office:value-type="float" office:value="58423" calcext:value-type="float">
            <text:p>58,423</text:p>
          </table:table-cell>
          <table:table-cell table:style-name="ce18" office:value-type="float" office:value="9979" calcext:value-type="float">
            <text:p>9,979</text:p>
          </table:table-cell>
          <table:table-cell table:style-name="ce25" table:formula="of:=[.FI182]/[.FI189]" office:value-type="string" office:string-value="" calcext:value-type="error">
            <text:p>#DIV/0!</text:p>
          </table:table-cell>
          <table:table-cell table:style-name="ce25" table:formula="of:=[.FI183]/[.FJ18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([.C10]*[.B4])/([.B10]+[.C10])" office:value-type="float" office:value="15603.8556038556" calcext:value-type="float">
            <text:p>15603.86</text:p>
          </table:table-cell>
          <table:table-cell table:style-name="ce21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9"/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float" office:value="55367" calcext:value-type="float">
            <text:p>55,367</text:p>
          </table:table-cell>
          <table:table-cell table:style-name="ce18" office:value-type="float" office:value="13416" calcext:value-type="float">
            <text:p>13,416</text:p>
          </table:table-cell>
          <table:table-cell table:style-name="ce25" table:formula="of:=[.FI182]/[.FI190]" office:value-type="string" office:string-value="" calcext:value-type="error">
            <text:p>#DIV/0!</text:p>
          </table:table-cell>
          <table:table-cell table:style-name="ce25" table:formula="of:=[.FI183]/[.FJ19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([.C11]*[.B4])/([.B11]+[.C11])" office:value-type="float" office:value="19664.3827662292" calcext:value-type="float">
            <text:p>19664.38</text:p>
          </table:table-cell>
          <table:table-cell table:style-name="ce21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9"/>
          <table:table-cell table:number-columns-repeated="2"/>
          <table:table-cell office:value-type="float" office:value="5" calcext:value-type="float">
            <text:p>5</text:p>
          </table:table-cell>
          <table:table-cell table:style-name="ce18" office:value-type="float" office:value="51955" calcext:value-type="float">
            <text:p>51,955</text:p>
          </table:table-cell>
          <table:table-cell table:style-name="ce18" office:value-type="float" office:value="16933" calcext:value-type="float">
            <text:p>16,933</text:p>
          </table:table-cell>
          <table:table-cell table:style-name="ce25" table:formula="of:=[.FI182]/[.FI191]" office:value-type="string" office:string-value="" calcext:value-type="error">
            <text:p>#DIV/0!</text:p>
          </table:table-cell>
          <table:table-cell table:style-name="ce25" table:formula="of:=[.FI183]/[.FJ19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([.C12]*[.B4])/([.B12]+[.C12])" office:value-type="float" office:value="23663.9939792167" calcext:value-type="float">
            <text:p>23663.99</text:p>
          </table:table-cell>
          <table:table-cell table:style-name="ce21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9"/>
          <table:table-cell table:number-columns-repeated="2"/>
          <table:table-cell office:value-type="float" office:value="6" calcext:value-type="float">
            <text:p>6</text:p>
          </table:table-cell>
          <table:table-cell table:style-name="ce18" office:value-type="float" office:value="48656" calcext:value-type="float">
            <text:p>48,656</text:p>
          </table:table-cell>
          <table:table-cell table:style-name="ce18" office:value-type="float" office:value="20438" calcext:value-type="float">
            <text:p>20,438</text:p>
          </table:table-cell>
          <table:table-cell table:style-name="ce25" table:formula="of:=[.FI182]/[.FI192]" office:value-type="string" office:string-value="" calcext:value-type="error">
            <text:p>#DIV/0!</text:p>
          </table:table-cell>
          <table:table-cell table:style-name="ce25" table:formula="of:=[.FI183]/[.FJ1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9"/>
          <table:table-cell table:number-columns-repeated="3"/>
          <table:table-cell table:style-name="ce19" table:number-columns-repeated="2"/>
          <table:table-cell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table:style-name="ce19"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9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table:style-name="ce19" office:value-type="float" office:value="0.400083" calcext:value-type="float">
            <text:p>0.4001</text:p>
          </table:table-cell>
          <table:table-cell table:style-name="ce19" office:value-type="float" office:value="0.394937" calcext:value-type="float">
            <text:p>0.3949</text:p>
          </table:table-cell>
          <table:table-cell/>
          <table:table-cell table:formula="of:=[.FI196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9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table:style-name="ce19" office:value-type="float" office:value="0.399272" calcext:value-type="float">
            <text:p>0.3993</text:p>
          </table:table-cell>
          <table:table-cell table:style-name="ce19"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table:style-name="ce19"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9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table:style-name="ce19" office:value-type="float" office:value="0.394996" calcext:value-type="float">
            <text:p>0.3950</text:p>
          </table:table-cell>
          <table:table-cell table:style-name="ce19"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table:style-name="ce19"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9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table:style-name="ce19" office:value-type="float" office:value="0.396332" calcext:value-type="float">
            <text:p>0.3963</text:p>
          </table:table-cell>
          <table:table-cell table:style-name="ce19"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table:style-name="ce19"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9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table:style-name="ce19" office:value-type="float" office:value="0.399042" calcext:value-type="float">
            <text:p>0.3990</text:p>
          </table:table-cell>
          <table:table-cell table:style-name="ce19"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table:style-name="ce19"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9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table:style-name="ce19" office:value-type="float" office:value="0.44361" calcext:value-type="float">
            <text:p>0.4436</text:p>
          </table:table-cell>
          <table:table-cell table:style-name="ce19"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table:style-name="ce19"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9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table:style-name="ce19" office:value-type="float" office:value="0.424006" calcext:value-type="float">
            <text:p>0.4240</text:p>
          </table:table-cell>
          <table:table-cell table:style-name="ce19"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table:style-name="ce19"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9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table:style-name="ce19" office:value-type="float" office:value="0.387606" calcext:value-type="float">
            <text:p>0.3876</text:p>
          </table:table-cell>
          <table:table-cell table:style-name="ce19"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table:style-name="ce19"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9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table:style-name="ce19" office:value-type="float" office:value="0.393491" calcext:value-type="float">
            <text:p>0.3935</text:p>
          </table:table-cell>
          <table:table-cell table:style-name="ce19"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table:style-name="ce19"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9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table:style-name="ce19" office:value-type="float" office:value="0.388128" calcext:value-type="float">
            <text:p>0.3881</text:p>
          </table:table-cell>
          <table:table-cell table:style-name="ce19"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9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2399" calcext:value-type="float">
            <text:p>239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3.689981" calcext:value-type="float">
            <text:p>3.6900</text:p>
          </table:table-cell>
          <table:table-cell table:style-name="ce26" office:value-type="float" office:value="3.609888" calcext:value-type="float">
            <text:p>3.6099</text:p>
          </table:table-cell>
          <table:table-cell table:style-name="ce26" office:value-type="float" office:value="4.172096" calcext:value-type="float">
            <text:p>4.1721</text:p>
          </table:table-cell>
          <table:table-cell table:number-columns-repeated="2" table:style-name="ce26" office:value-type="float" office:value="4.86093" calcext:value-type="float">
            <text:p>4.8609</text:p>
          </table:table-cell>
          <table:table-cell office:value-type="float" office:value="5.817548" calcext:value-type="float">
            <text:p>5.8175</text:p>
          </table:table-cell>
          <table:table-cell table:style-name="ce26" office:value-type="float" office:value="4.862739" calcext:value-type="float">
            <text:p>4.8627</text:p>
          </table:table-cell>
          <table:table-cell table:style-name="ce26" office:value-type="float" office:value="4.024504" calcext:value-type="float">
            <text:p>4.0245</text:p>
          </table:table-cell>
          <table:table-cell table:style-name="ce26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4753" calcext:value-type="float">
            <text:p>475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26" office:value-type="float" office:value="3.699486" calcext:value-type="float">
            <text:p>3.6995</text:p>
          </table:table-cell>
          <table:table-cell table:style-name="ce26" office:value-type="float" office:value="3.603983" calcext:value-type="float">
            <text:p>3.6040</text:p>
          </table:table-cell>
          <table:table-cell table:style-name="ce26" office:value-type="float" office:value="3.91147" calcext:value-type="float">
            <text:p>3.9115</text:p>
          </table:table-cell>
          <table:table-cell table:style-name="ce26" office:value-type="float" office:value="5.074437" calcext:value-type="float">
            <text:p>5.0744</text:p>
          </table:table-cell>
          <table:table-cell table:style-name="ce26" office:value-type="float" office:value="4.629816" calcext:value-type="float">
            <text:p>4.6298</text:p>
          </table:table-cell>
          <table:table-cell office:value-type="float" office:value="6.300235" calcext:value-type="float">
            <text:p>6.3002</text:p>
          </table:table-cell>
          <table:table-cell table:style-name="ce26" office:value-type="float" office:value="5.513979" calcext:value-type="float">
            <text:p>5.5140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9752" calcext:value-type="float">
            <text:p>975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26" office:value-type="float" office:value="3.786331" calcext:value-type="float">
            <text:p>3.7863</text:p>
          </table:table-cell>
          <table:table-cell table:style-name="ce26" office:value-type="float" office:value="3.639309" calcext:value-type="float">
            <text:p>3.6393</text:p>
          </table:table-cell>
          <table:table-cell table:style-name="ce26" office:value-type="float" office:value="3.944112" calcext:value-type="float">
            <text:p>3.9441</text:p>
          </table:table-cell>
          <table:table-cell table:style-name="ce26" office:value-type="float" office:value="5.955066" calcext:value-type="float">
            <text:p>5.9551</text:p>
          </table:table-cell>
          <table:table-cell table:style-name="ce26" office:value-type="float" office:value="4.928506" calcext:value-type="float">
            <text:p>4.9285</text:p>
          </table:table-cell>
          <table:table-cell office:value-type="float" office:value="7.032991" calcext:value-type="float">
            <text:p>7.0330</text:p>
          </table:table-cell>
          <table:table-cell table:style-name="ce26" office:value-type="float" office:value="6.995784" calcext:value-type="float">
            <text:p>6.9958</text:p>
          </table:table-cell>
          <table:table-cell table:style-name="ce26" office:value-type="float" office:value="6.460638" calcext:value-type="float">
            <text:p>6.4606</text:p>
          </table:table-cell>
          <table:table-cell table:style-name="ce26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2290" calcext:value-type="float">
            <text:p>1229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26" office:value-type="float" office:value="3.78509" calcext:value-type="float">
            <text:p>3.7851</text:p>
          </table:table-cell>
          <table:table-cell table:style-name="ce26" office:value-type="float" office:value="3.588735" calcext:value-type="float">
            <text:p>3.5887</text:p>
          </table:table-cell>
          <table:table-cell table:style-name="ce26" office:value-type="float" office:value="3.967966" calcext:value-type="float">
            <text:p>3.9680</text:p>
          </table:table-cell>
          <table:table-cell table:style-name="ce26" office:value-type="float" office:value="5.423828" calcext:value-type="float">
            <text:p>5.4238</text:p>
          </table:table-cell>
          <table:table-cell table:style-name="ce26" office:value-type="float" office:value="4.440735" calcext:value-type="float">
            <text:p>4.4407</text:p>
          </table:table-cell>
          <table:table-cell office:value-type="float" office:value="6.668957" calcext:value-type="float">
            <text:p>6.6690</text:p>
          </table:table-cell>
          <table:table-cell table:style-name="ce26" office:value-type="float" office:value="6.581677" calcext:value-type="float">
            <text:p>6.5817</text:p>
          </table:table-cell>
          <table:table-cell table:style-name="ce26" office:value-type="float" office:value="5.358205" calcext:value-type="float">
            <text:p>5.3582</text:p>
          </table:table-cell>
          <table:table-cell table:style-name="ce26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4790" calcext:value-type="float">
            <text:p>147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26" office:value-type="float" office:value="3.829929" calcext:value-type="float">
            <text:p>3.8299</text:p>
          </table:table-cell>
          <table:table-cell table:style-name="ce26" office:value-type="float" office:value="3.519238" calcext:value-type="float">
            <text:p>3.5192</text:p>
          </table:table-cell>
          <table:table-cell table:style-name="ce26" office:value-type="float" office:value="4.056013" calcext:value-type="float">
            <text:p>4.0560</text:p>
          </table:table-cell>
          <table:table-cell table:style-name="ce26" office:value-type="float" office:value="5.168022" calcext:value-type="float">
            <text:p>5.1680</text:p>
          </table:table-cell>
          <table:table-cell table:style-name="ce26" office:value-type="float" office:value="3.912832" calcext:value-type="float">
            <text:p>3.9128</text:p>
          </table:table-cell>
          <table:table-cell office:value-type="float" office:value="6.795332" calcext:value-type="float">
            <text:p>6.7953</text:p>
          </table:table-cell>
          <table:table-cell table:style-name="ce26" office:value-type="float" office:value="6.750752" calcext:value-type="float">
            <text:p>6.7508</text:p>
          </table:table-cell>
          <table:table-cell table:style-name="ce26" office:value-type="float" office:value="5.674315" calcext:value-type="float">
            <text:p>5.6743</text:p>
          </table:table-cell>
          <table:table-cell table:style-name="ce26" office:value-type="float" office:value="7.927536" calcext:value-type="float">
            <text:p>7.92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89981" calcext:value-type="float">
            <text:p>3.689981</text:p>
          </table:table-cell>
          <table:table-cell table:style-name="Default" office:value-type="float" office:value="3.609888" calcext:value-type="float">
            <text:p>3.609888</text:p>
          </table:table-cell>
          <table:table-cell table:style-name="Default" office:value-type="float" office:value="4.172096" calcext:value-type="float">
            <text:p>4.172096</text:p>
          </table:table-cell>
          <table:table-cell table:number-columns-repeated="2" table:style-name="Default" office:value-type="float" office:value="4.86093" calcext:value-type="float">
            <text:p>4.86093</text:p>
          </table:table-cell>
          <table:table-cell table:style-name="Default" office:value-type="float" office:value="5.817548" calcext:value-type="float">
            <text:p>5.817548</text:p>
          </table:table-cell>
          <table:table-cell table:style-name="Default" office:value-type="float" office:value="4.862739" calcext:value-type="float">
            <text:p>4.862739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office:value-type="float" office:value="5.81757" calcext:value-type="float">
            <text:p>5.81757</text:p>
          </table:table-cell>
          <table:table-cell table:number-columns-repeated="7"/>
        </table:table-row>
        <table:table-row table:style-name="ro1">
          <table:table-cell table:style-name="ce19" office:value-type="float" office:value="3.613982" calcext:value-type="float">
            <text:p>3.6140</text:p>
          </table:table-cell>
          <table:table-cell office:value-type="float" office:value="3.60157" calcext:value-type="float">
            <text:p>3.6016</text:p>
          </table:table-cell>
          <table:table-cell office:value-type="float" office:value="3.600702" calcext:value-type="float">
            <text:p>3.6007</text:p>
          </table:table-cell>
          <table:table-cell office:value-type="float" office:value="3.572784" calcext:value-type="float">
            <text:p>3.5728</text:p>
          </table:table-cell>
          <table:table-cell office:value-type="float" office:value="3.579642" calcext:value-type="float">
            <text:p>3.5796</text:p>
          </table:table-cell>
          <table:table-cell office:value-type="float" office:value="3.579399" calcext:value-type="float">
            <text:p>3.5794</text:p>
          </table:table-cell>
          <table:table-cell office:value-type="float" office:value="3.590586" calcext:value-type="float">
            <text:p>3.5906</text:p>
          </table:table-cell>
          <table:table-cell office:value-type="float" office:value="3.617343" calcext:value-type="float">
            <text:p>3.6173</text:p>
          </table:table-cell>
          <table:table-cell office:value-type="float" office:value="3.593032" calcext:value-type="float">
            <text:p>3.5930</text:p>
          </table:table-cell>
          <table:table-cell office:value-type="float" office:value="3.586735" calcext:value-type="float">
            <text:p>3.5867</text:p>
          </table:table-cell>
          <table:table-cell table:style-name="ce19" office:value-type="float" office:value="3.604621" calcext:value-type="float">
            <text:p>3.6046</text:p>
          </table:table-cell>
          <table:table-cell office:value-type="float" office:value="3.592668" calcext:value-type="float">
            <text:p>3.5927</text:p>
          </table:table-cell>
          <table:table-cell office:value-type="float" office:value="3.589377" calcext:value-type="float">
            <text:p>3.5894</text:p>
          </table:table-cell>
          <table:table-cell office:value-type="float" office:value="3.60585" calcext:value-type="float">
            <text:p>3.6059</text:p>
          </table:table-cell>
          <table:table-cell table:style-name="ce19" office:value-type="float" office:value="3.603744" calcext:value-type="float">
            <text:p>3.6037</text:p>
          </table:table-cell>
          <table:table-cell table:style-name="ce19" office:value-type="float" office:value="4.542539" calcext:value-type="float">
            <text:p>4.5425</text:p>
          </table:table-cell>
          <table:table-cell table:number-columns-repeated="5"/>
        </table:table-row>
        <table:table-row table:style-name="ro1">
          <table:table-cell table:style-name="ce19" office:value-type="float" office:value="4.172096" calcext:value-type="float">
            <text:p>4.1721</text:p>
          </table:table-cell>
          <table:table-cell office:value-type="float" office:value="3.718565" calcext:value-type="float">
            <text:p>3.7186</text:p>
          </table:table-cell>
          <table:table-cell office:value-type="float" office:value="3.765231" calcext:value-type="float">
            <text:p>3.7652</text:p>
          </table:table-cell>
          <table:table-cell office:value-type="float" office:value="3.728235" calcext:value-type="float">
            <text:p>3.7282</text:p>
          </table:table-cell>
          <table:table-cell office:value-type="float" office:value="3.738532" calcext:value-type="float">
            <text:p>3.7385</text:p>
          </table:table-cell>
          <table:table-cell office:value-type="float" office:value="3.753405" calcext:value-type="float">
            <text:p>3.7534</text:p>
          </table:table-cell>
          <table:table-cell office:value-type="float" office:value="3.757459" calcext:value-type="float">
            <text:p>3.7575</text:p>
          </table:table-cell>
          <table:table-cell office:value-type="float" office:value="3.754135" calcext:value-type="float">
            <text:p>3.7541</text:p>
          </table:table-cell>
          <table:table-cell office:value-type="float" office:value="3.733039" calcext:value-type="float">
            <text:p>3.7330</text:p>
          </table:table-cell>
          <table:table-cell office:value-type="float" office:value="3.733896" calcext:value-type="float">
            <text:p>3.7339</text:p>
          </table:table-cell>
          <table:table-cell table:style-name="ce19" office:value-type="float" office:value="3.723452" calcext:value-type="float">
            <text:p>3.7235</text:p>
          </table:table-cell>
          <table:table-cell office:value-type="float" office:value="3.742363" calcext:value-type="float">
            <text:p>3.7424</text:p>
          </table:table-cell>
          <table:table-cell office:value-type="float" office:value="3.745577" calcext:value-type="float">
            <text:p>3.7456</text:p>
          </table:table-cell>
          <table:table-cell office:value-type="float" office:value="3.738969" calcext:value-type="float">
            <text:p>3.7390</text:p>
          </table:table-cell>
          <table:table-cell table:style-name="ce19" office:value-type="float" office:value="3.739011" calcext:value-type="float">
            <text:p>3.7390</text:p>
          </table:table-cell>
          <table:table-cell table:style-name="ce19" office:value-type="float" office:value="5.817548" calcext:value-type="float">
            <text:p>5.8175</text:p>
          </table:table-cell>
          <table:table-cell table:number-columns-repeated="5"/>
        </table:table-row>
        <table:table-row table:style-name="ro1">
          <table:table-cell table:style-name="ce19" office:value-type="float" office:value="3.999927" calcext:value-type="float">
            <text:p>3.9999</text:p>
          </table:table-cell>
          <table:table-cell office:value-type="float" office:value="3.767784" calcext:value-type="float">
            <text:p>3.7678</text:p>
          </table:table-cell>
          <table:table-cell office:value-type="float" office:value="3.787171" calcext:value-type="float">
            <text:p>3.7872</text:p>
          </table:table-cell>
          <table:table-cell office:value-type="float" office:value="3.716636" calcext:value-type="float">
            <text:p>3.7166</text:p>
          </table:table-cell>
          <table:table-cell office:value-type="float" office:value="3.733424" calcext:value-type="float">
            <text:p>3.7334</text:p>
          </table:table-cell>
          <table:table-cell office:value-type="float" office:value="3.766492" calcext:value-type="float">
            <text:p>3.7665</text:p>
          </table:table-cell>
          <table:table-cell office:value-type="float" office:value="3.708448" calcext:value-type="float">
            <text:p>3.7084</text:p>
          </table:table-cell>
          <table:table-cell office:value-type="float" office:value="3.790576" calcext:value-type="float">
            <text:p>3.7906</text:p>
          </table:table-cell>
          <table:table-cell office:value-type="float" office:value="3.721022" calcext:value-type="float">
            <text:p>3.7210</text:p>
          </table:table-cell>
          <table:table-cell office:value-type="float" office:value="3.772212" calcext:value-type="float">
            <text:p>3.7722</text:p>
          </table:table-cell>
          <table:table-cell table:style-name="ce19" office:value-type="float" office:value="3.730317" calcext:value-type="float">
            <text:p>3.7303</text:p>
          </table:table-cell>
          <table:table-cell office:value-type="float" office:value="3.742819" calcext:value-type="float">
            <text:p>3.7428</text:p>
          </table:table-cell>
          <table:table-cell office:value-type="float" office:value="3.809029" calcext:value-type="float">
            <text:p>3.8090</text:p>
          </table:table-cell>
          <table:table-cell office:value-type="float" office:value="3.867308" calcext:value-type="float">
            <text:p>3.8673</text:p>
          </table:table-cell>
          <table:table-cell table:style-name="ce19" office:value-type="float" office:value="3.755125" calcext:value-type="float">
            <text:p>3.7551</text:p>
          </table:table-cell>
          <table:table-cell table:style-name="ce19" office:value-type="float" office:value="5.489823" calcext:value-type="float">
            <text:p>5.4898</text:p>
          </table:table-cell>
          <table:table-cell table:number-columns-repeated="5"/>
        </table:table-row>
        <table:table-row table:style-name="ro1">
          <table:table-cell table:style-name="ce19" office:value-type="float" office:value="3.60934" calcext:value-type="float">
            <text:p>3.6093</text:p>
          </table:table-cell>
          <table:table-cell office:value-type="float" office:value="3.614333" calcext:value-type="float">
            <text:p>3.6143</text:p>
          </table:table-cell>
          <table:table-cell office:value-type="float" office:value="3.549572" calcext:value-type="float">
            <text:p>3.5496</text:p>
          </table:table-cell>
          <table:table-cell office:value-type="float" office:value="3.607154" calcext:value-type="float">
            <text:p>3.6072</text:p>
          </table:table-cell>
          <table:table-cell office:value-type="float" office:value="3.618229" calcext:value-type="float">
            <text:p>3.6182</text:p>
          </table:table-cell>
          <table:table-cell office:value-type="float" office:value="3.538777" calcext:value-type="float">
            <text:p>3.5388</text:p>
          </table:table-cell>
          <table:table-cell office:value-type="float" office:value="3.626513" calcext:value-type="float">
            <text:p>3.6265</text:p>
          </table:table-cell>
          <table:table-cell office:value-type="float" office:value="3.53609" calcext:value-type="float">
            <text:p>3.5361</text:p>
          </table:table-cell>
          <table:table-cell office:value-type="float" office:value="3.584346" calcext:value-type="float">
            <text:p>3.5843</text:p>
          </table:table-cell>
          <table:table-cell office:value-type="float" office:value="3.591351" calcext:value-type="float">
            <text:p>3.5914</text:p>
          </table:table-cell>
          <table:table-cell table:style-name="ce19" office:value-type="float" office:value="3.577062" calcext:value-type="float">
            <text:p>3.5771</text:p>
          </table:table-cell>
          <table:table-cell office:value-type="float" office:value="3.623573" calcext:value-type="float">
            <text:p>3.6236</text:p>
          </table:table-cell>
          <table:table-cell office:value-type="float" office:value="3.574818" calcext:value-type="float">
            <text:p>3.5748</text:p>
          </table:table-cell>
          <table:table-cell office:value-type="float" office:value="3.590247" calcext:value-type="float">
            <text:p>3.5902</text:p>
          </table:table-cell>
          <table:table-cell table:style-name="ce19" office:value-type="float" office:value="3.541623" calcext:value-type="float">
            <text:p>3.5416</text:p>
          </table:table-cell>
          <table:table-cell table:style-name="ce19" office:value-type="float" office:value="4.845662" calcext:value-type="float">
            <text:p>4.8457</text:p>
          </table:table-cell>
          <table:table-cell table:number-columns-repeated="5"/>
        </table:table-row>
        <table:table-row table:style-name="ro1">
          <table:table-cell table:style-name="ce19" office:value-type="float" office:value="3.584963" calcext:value-type="float">
            <text:p>3.5850</text:p>
          </table:table-cell>
          <table:table-cell office:value-type="float" office:value="3.625319" calcext:value-type="float">
            <text:p>3.6253</text:p>
          </table:table-cell>
          <table:table-cell office:value-type="float" office:value="3.62674" calcext:value-type="float">
            <text:p>3.6267</text:p>
          </table:table-cell>
          <table:table-cell office:value-type="float" office:value="3.573283" calcext:value-type="float">
            <text:p>3.5733</text:p>
          </table:table-cell>
          <table:table-cell office:value-type="float" office:value="3.616946" calcext:value-type="float">
            <text:p>3.6169</text:p>
          </table:table-cell>
          <table:table-cell office:value-type="float" office:value="3.579292" calcext:value-type="float">
            <text:p>3.5793</text:p>
          </table:table-cell>
          <table:table-cell office:value-type="float" office:value="3.599736" calcext:value-type="float">
            <text:p>3.5997</text:p>
          </table:table-cell>
          <table:table-cell office:value-type="float" office:value="3.633601" calcext:value-type="float">
            <text:p>3.6336</text:p>
          </table:table-cell>
          <table:table-cell office:value-type="float" office:value="3.553587" calcext:value-type="float">
            <text:p>3.5536</text:p>
          </table:table-cell>
          <table:table-cell office:value-type="float" office:value="3.627777" calcext:value-type="float">
            <text:p>3.6278</text:p>
          </table:table-cell>
          <table:table-cell table:style-name="ce19" office:value-type="float" office:value="3.597436" calcext:value-type="float">
            <text:p>3.5974</text:p>
          </table:table-cell>
          <table:table-cell office:value-type="float" office:value="3.557761" calcext:value-type="float">
            <text:p>3.5578</text:p>
          </table:table-cell>
          <table:table-cell office:value-type="float" office:value="3.581053" calcext:value-type="float">
            <text:p>3.5811</text:p>
          </table:table-cell>
          <table:table-cell office:value-type="float" office:value="3.61098" calcext:value-type="float">
            <text:p>3.6110</text:p>
          </table:table-cell>
          <table:table-cell table:style-name="ce19" office:value-type="float" office:value="3.641868" calcext:value-type="float">
            <text:p>3.6419</text:p>
          </table:table-cell>
          <table:table-cell table:style-name="ce19" office:value-type="float" office:value="4.627871" calcext:value-type="float">
            <text:p>4.6279</text:p>
          </table:table-cell>
          <table:table-cell table:number-columns-repeated="5"/>
        </table:table-row>
        <table:table-row table:style-name="ro1">
          <table:table-cell table:style-name="ce26" office:value-type="float" office:value="3.691139" calcext:value-type="float">
            <text:p>3.6911</text:p>
          </table:table-cell>
          <table:table-cell table:style-name="ce26" office:value-type="float" office:value="3.694046" calcext:value-type="float">
            <text:p>3.6940</text:p>
          </table:table-cell>
          <table:table-cell table:style-name="ce26" office:value-type="float" office:value="3.733073" calcext:value-type="float">
            <text:p>3.7331</text:p>
          </table:table-cell>
          <table:table-cell table:style-name="ce26" office:value-type="float" office:value="3.655986" calcext:value-type="float">
            <text:p>3.6560</text:p>
          </table:table-cell>
          <table:table-cell table:style-name="ce26" office:value-type="float" office:value="3.759408" calcext:value-type="float">
            <text:p>3.7594</text:p>
          </table:table-cell>
          <table:table-cell table:style-name="ce26" office:value-type="float" office:value="3.692849" calcext:value-type="float">
            <text:p>3.6928</text:p>
          </table:table-cell>
          <table:table-cell table:style-name="ce26" office:value-type="float" office:value="3.764323" calcext:value-type="float">
            <text:p>3.7643</text:p>
          </table:table-cell>
          <table:table-cell table:style-name="ce26" office:value-type="float" office:value="3.692387" calcext:value-type="float">
            <text:p>3.6924</text:p>
          </table:table-cell>
          <table:table-cell table:style-name="ce26" office:value-type="float" office:value="3.814209" calcext:value-type="float">
            <text:p>3.8142</text:p>
          </table:table-cell>
          <table:table-cell table:style-name="ce26" office:value-type="float" office:value="3.73242" calcext:value-type="float">
            <text:p>3.7324</text:p>
          </table:table-cell>
          <table:table-cell office:value-type="float" office:value="3.731519" calcext:value-type="float">
            <text:p>3.7315</text:p>
          </table:table-cell>
          <table:table-cell table:style-name="ce26" office:value-type="float" office:value="3.682516" calcext:value-type="float">
            <text:p>3.6825</text:p>
          </table:table-cell>
          <table:table-cell table:style-name="ce26" office:value-type="float" office:value="3.760469" calcext:value-type="float">
            <text:p>3.7605</text:p>
          </table:table-cell>
          <table:table-cell table:style-name="ce26" office:value-type="float" office:value="3.713112" calcext:value-type="float">
            <text:p>3.7131</text:p>
          </table:table-cell>
          <table:table-cell table:style-name="ce19" office:value-type="float" office:value="3.751688" calcext:value-type="float">
            <text:p>3.7517</text:p>
          </table:table-cell>
          <table:table-cell table:style-name="ce19" office:value-type="float" office:value="4.590417" calcext:value-type="float">
            <text:p>4.5904</text:p>
          </table:table-cell>
          <table:table-cell table:number-columns-repeated="5"/>
        </table:table-row>
        <table:table-row table:style-name="ro1">
          <table:table-cell table:style-name="ce26" office:value-type="float" office:value="3.751661" calcext:value-type="float">
            <text:p>3.7517</text:p>
          </table:table-cell>
          <table:table-cell table:style-name="ce26" office:value-type="float" office:value="3.770063" calcext:value-type="float">
            <text:p>3.7701</text:p>
          </table:table-cell>
          <table:table-cell table:style-name="ce26" office:value-type="float" office:value="3.814949" calcext:value-type="float">
            <text:p>3.8149</text:p>
          </table:table-cell>
          <table:table-cell table:style-name="ce26" office:value-type="float" office:value="3.842076" calcext:value-type="float">
            <text:p>3.8421</text:p>
          </table:table-cell>
          <table:table-cell table:style-name="ce26" office:value-type="float" office:value="3.734064" calcext:value-type="float">
            <text:p>3.7341</text:p>
          </table:table-cell>
          <table:table-cell table:style-name="ce26" office:value-type="float" office:value="3.785045" calcext:value-type="float">
            <text:p>3.7850</text:p>
          </table:table-cell>
          <table:table-cell table:style-name="ce26" office:value-type="float" office:value="3.756871" calcext:value-type="float">
            <text:p>3.7569</text:p>
          </table:table-cell>
          <table:table-cell table:style-name="ce26" office:value-type="float" office:value="3.796555" calcext:value-type="float">
            <text:p>3.7966</text:p>
          </table:table-cell>
          <table:table-cell table:style-name="ce26" office:value-type="float" office:value="3.885837" calcext:value-type="float">
            <text:p>3.8858</text:p>
          </table:table-cell>
          <table:table-cell table:style-name="ce26" office:value-type="float" office:value="3.668946" calcext:value-type="float">
            <text:p>3.6689</text:p>
          </table:table-cell>
          <table:table-cell office:value-type="float" office:value="3.883654" calcext:value-type="float">
            <text:p>3.8837</text:p>
          </table:table-cell>
          <table:table-cell table:style-name="ce26" office:value-type="float" office:value="3.780432" calcext:value-type="float">
            <text:p>3.7804</text:p>
          </table:table-cell>
          <table:table-cell table:style-name="ce26" office:value-type="float" office:value="3.725313" calcext:value-type="float">
            <text:p>3.7253</text:p>
          </table:table-cell>
          <table:table-cell table:style-name="ce26" office:value-type="float" office:value="3.783982" calcext:value-type="float">
            <text:p>3.7840</text:p>
          </table:table-cell>
          <table:table-cell table:style-name="ce19" office:value-type="float" office:value="3.759446" calcext:value-type="float">
            <text:p>3.7594</text:p>
          </table:table-cell>
          <table:table-cell table:style-name="ce19" office:value-type="float" office:value="4.932948" calcext:value-type="float">
            <text:p>4.9329</text:p>
          </table:table-cell>
          <table:table-cell table:number-columns-repeated="5"/>
        </table:table-row>
        <table:table-row table:style-name="ro1">
          <table:table-cell table:style-name="ce26" office:value-type="float" office:value="3.72281" calcext:value-type="float">
            <text:p>3.7228</text:p>
          </table:table-cell>
          <table:table-cell table:style-name="ce26" office:value-type="float" office:value="3.796486" calcext:value-type="float">
            <text:p>3.7965</text:p>
          </table:table-cell>
          <table:table-cell table:style-name="ce26" office:value-type="float" office:value="3.638683" calcext:value-type="float">
            <text:p>3.6387</text:p>
          </table:table-cell>
          <table:table-cell table:style-name="ce26" office:value-type="float" office:value="3.750815" calcext:value-type="float">
            <text:p>3.7508</text:p>
          </table:table-cell>
          <table:table-cell table:style-name="ce26" office:value-type="float" office:value="3.748678" calcext:value-type="float">
            <text:p>3.7487</text:p>
          </table:table-cell>
          <table:table-cell table:style-name="ce26" office:value-type="float" office:value="3.727983" calcext:value-type="float">
            <text:p>3.7280</text:p>
          </table:table-cell>
          <table:table-cell table:style-name="ce26" office:value-type="float" office:value="3.775357" calcext:value-type="float">
            <text:p>3.7754</text:p>
          </table:table-cell>
          <table:table-cell table:style-name="ce26" office:value-type="float" office:value="3.771941" calcext:value-type="float">
            <text:p>3.7719</text:p>
          </table:table-cell>
          <table:table-cell table:style-name="ce26" office:value-type="float" office:value="3.747192" calcext:value-type="float">
            <text:p>3.7472</text:p>
          </table:table-cell>
          <table:table-cell table:style-name="ce26" office:value-type="float" office:value="3.702732" calcext:value-type="float">
            <text:p>3.7027</text:p>
          </table:table-cell>
          <table:table-cell office:value-type="float" office:value="3.704838" calcext:value-type="float">
            <text:p>3.7048</text:p>
          </table:table-cell>
          <table:table-cell table:style-name="ce26" office:value-type="float" office:value="3.542489" calcext:value-type="float">
            <text:p>3.5425</text:p>
          </table:table-cell>
          <table:table-cell table:style-name="ce26" office:value-type="float" office:value="3.748476" calcext:value-type="float">
            <text:p>3.7485</text:p>
          </table:table-cell>
          <table:table-cell table:style-name="ce26" office:value-type="float" office:value="3.730108" calcext:value-type="float">
            <text:p>3.7301</text:p>
          </table:table-cell>
          <table:table-cell table:style-name="ce19" office:value-type="float" office:value="3.645287" calcext:value-type="float">
            <text:p>3.6453</text:p>
          </table:table-cell>
          <table:table-cell table:style-name="ce19" office:value-type="float" office:value="4.629424" calcext:value-type="float">
            <text:p>4.6294</text:p>
          </table:table-cell>
          <table:table-cell table:number-columns-repeated="5"/>
        </table:table-row>
        <table:table-row table:style-name="ro1">
          <table:table-cell table:style-name="ce26" office:value-type="float" office:value="3.623184" calcext:value-type="float">
            <text:p>3.6232</text:p>
          </table:table-cell>
          <table:table-cell table:style-name="ce26" office:value-type="float" office:value="3.57921" calcext:value-type="float">
            <text:p>3.5792</text:p>
          </table:table-cell>
          <table:table-cell table:style-name="ce26" office:value-type="float" office:value="3.632758" calcext:value-type="float">
            <text:p>3.6328</text:p>
          </table:table-cell>
          <table:table-cell table:style-name="ce26" office:value-type="float" office:value="3.599641" calcext:value-type="float">
            <text:p>3.5996</text:p>
          </table:table-cell>
          <table:table-cell table:style-name="ce26" office:value-type="float" office:value="3.662576" calcext:value-type="float">
            <text:p>3.6626</text:p>
          </table:table-cell>
          <table:table-cell table:style-name="ce26" office:value-type="float" office:value="3.556838" calcext:value-type="float">
            <text:p>3.5568</text:p>
          </table:table-cell>
          <table:table-cell table:style-name="ce26" office:value-type="float" office:value="3.618695" calcext:value-type="float">
            <text:p>3.6187</text:p>
          </table:table-cell>
          <table:table-cell table:style-name="ce26" office:value-type="float" office:value="3.552364" calcext:value-type="float">
            <text:p>3.5524</text:p>
          </table:table-cell>
          <table:table-cell table:style-name="ce26" office:value-type="float" office:value="3.589097" calcext:value-type="float">
            <text:p>3.5891</text:p>
          </table:table-cell>
          <table:table-cell table:style-name="ce26" office:value-type="float" office:value="3.581414" calcext:value-type="float">
            <text:p>3.5814</text:p>
          </table:table-cell>
          <table:table-cell office:value-type="float" office:value="3.554563" calcext:value-type="float">
            <text:p>3.5546</text:p>
          </table:table-cell>
          <table:table-cell table:style-name="ce26" office:value-type="float" office:value="3.550386" calcext:value-type="float">
            <text:p>3.5504</text:p>
          </table:table-cell>
          <table:table-cell table:style-name="ce26" office:value-type="float" office:value="3.623769" calcext:value-type="float">
            <text:p>3.6238</text:p>
          </table:table-cell>
          <table:table-cell table:style-name="ce26" office:value-type="float" office:value="3.614426" calcext:value-type="float">
            <text:p>3.6144</text:p>
          </table:table-cell>
          <table:table-cell table:style-name="ce19" office:value-type="float" office:value="3.595692" calcext:value-type="float">
            <text:p>3.5957</text:p>
          </table:table-cell>
          <table:table-cell table:style-name="ce19" office:value-type="float" office:value="4.790203" calcext:value-type="float">
            <text:p>4.7902</text:p>
          </table:table-cell>
          <table:table-cell table:number-columns-repeated="5"/>
        </table:table-row>
        <table:table-row table:style-name="ro1">
          <table:table-cell table:style-name="ce26" office:value-type="float" office:value="3.642389" calcext:value-type="float">
            <text:p>3.6424</text:p>
          </table:table-cell>
          <table:table-cell table:style-name="ce26" office:value-type="float" office:value="3.649371" calcext:value-type="float">
            <text:p>3.6494</text:p>
          </table:table-cell>
          <table:table-cell table:style-name="ce26" office:value-type="float" office:value="3.641654" calcext:value-type="float">
            <text:p>3.6417</text:p>
          </table:table-cell>
          <table:table-cell table:style-name="ce26" office:value-type="float" office:value="3.656309" calcext:value-type="float">
            <text:p>3.6563</text:p>
          </table:table-cell>
          <table:table-cell table:style-name="ce26" office:value-type="float" office:value="3.63016" calcext:value-type="float">
            <text:p>3.6302</text:p>
          </table:table-cell>
          <table:table-cell table:style-name="ce26" office:value-type="float" office:value="3.606971" calcext:value-type="float">
            <text:p>3.6070</text:p>
          </table:table-cell>
          <table:table-cell table:style-name="ce26" office:value-type="float" office:value="3.744499" calcext:value-type="float">
            <text:p>3.7445</text:p>
          </table:table-cell>
          <table:table-cell table:style-name="ce26" office:value-type="float" office:value="3.757929" calcext:value-type="float">
            <text:p>3.7579</text:p>
          </table:table-cell>
          <table:table-cell table:style-name="ce26" office:value-type="float" office:value="3.689094" calcext:value-type="float">
            <text:p>3.6891</text:p>
          </table:table-cell>
          <table:table-cell table:style-name="ce26" office:value-type="float" office:value="3.681361" calcext:value-type="float">
            <text:p>3.6814</text:p>
          </table:table-cell>
          <table:table-cell office:value-type="float" office:value="3.634736" calcext:value-type="float">
            <text:p>3.6347</text:p>
          </table:table-cell>
          <table:table-cell table:style-name="ce26" office:value-type="float" office:value="3.587665" calcext:value-type="float">
            <text:p>3.5877</text:p>
          </table:table-cell>
          <table:table-cell table:style-name="ce26" office:value-type="float" office:value="3.692066" calcext:value-type="float">
            <text:p>3.6921</text:p>
          </table:table-cell>
          <table:table-cell table:style-name="ce26" office:value-type="float" office:value="3.554494" calcext:value-type="float">
            <text:p>3.5545</text:p>
          </table:table-cell>
          <table:table-cell table:style-name="ce19" office:value-type="float" office:value="3.676651" calcext:value-type="float">
            <text:p>3.6767</text:p>
          </table:table-cell>
          <table:table-cell table:style-name="ce19" office:value-type="float" office:value="4.02447" calcext:value-type="float">
            <text:p>4.0245</text:p>
          </table:table-cell>
          <table:table-cell table:number-columns-repeated="5"/>
        </table:table-row>
        <table:table-row table:style-name="ro1">
          <table:table-cell table:style-name="ce11" table:number-columns-repeated="2"/>
          <table:table-cell table:style-name="ce12" table:number-columns-repeated="3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2677" calcext:value-type="float">
            <text:p>4.542677</text:p>
          </table:table-cell>
          <table:table-cell table:style-name="Default" office:value-type="float" office:value="5.81757" calcext:value-type="float">
            <text:p>5.81757</text:p>
          </table:table-cell>
          <table:table-cell table:style-name="Default" office:value-type="float" office:value="5.489846" calcext:value-type="float">
            <text:p>5.489846</text:p>
          </table:table-cell>
          <table:table-cell table:style-name="Default" office:value-type="float" office:value="4.845682" calcext:value-type="float">
            <text:p>4.845682</text:p>
          </table:table-cell>
          <table:table-cell table:style-name="Default" office:value-type="float" office:value="4.627896" calcext:value-type="float">
            <text:p>4.627896</text:p>
          </table:table-cell>
          <table:table-cell table:style-name="Default" office:value-type="float" office:value="4.606465" calcext:value-type="float">
            <text:p>4.606465</text:p>
          </table:table-cell>
          <table:table-cell table:style-name="Default" office:value-type="float" office:value="4.932975" calcext:value-type="float">
            <text:p>4.932975</text:p>
          </table:table-cell>
          <table:table-cell table:style-name="Default" office:value-type="float" office:value="4.629454" calcext:value-type="float">
            <text:p>4.629454</text:p>
          </table:table-cell>
          <table:table-cell table:style-name="Default" office:value-type="float" office:value="4.790255" calcext:value-type="float">
            <text:p>4.790255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99486" calcext:value-type="float">
            <text:p>3.699486</text:p>
          </table:table-cell>
          <table:table-cell table:style-name="Default" office:value-type="float" office:value="3.603983" calcext:value-type="float">
            <text:p>3.603983</text:p>
          </table:table-cell>
          <table:table-cell table:style-name="Default" office:value-type="float" office:value="3.91147" calcext:value-type="float">
            <text:p>3.91147</text:p>
          </table:table-cell>
          <table:table-cell table:style-name="Default" office:value-type="float" office:value="5.074437" calcext:value-type="float">
            <text:p>5.074437</text:p>
          </table:table-cell>
          <table:table-cell table:style-name="Default" office:value-type="float" office:value="4.629816" calcext:value-type="float">
            <text:p>4.629816</text:p>
          </table:table-cell>
          <table:table-cell table:style-name="Default" office:value-type="float" office:value="6.300235" calcext:value-type="float">
            <text:p>6.300235</text:p>
          </table:table-cell>
          <table:table-cell table:style-name="Default" office:value-type="float" office:value="5.513979" calcext:value-type="float">
            <text:p>5.513979</text:p>
          </table:table-cell>
          <table:table-cell table:style-name="Default" office:value-type="float" office:value="3.810625" calcext:value-type="float">
            <text:p>3.810625</text:p>
          </table:table-cell>
          <table:table-cell table:style-name="Default" office:value-type="float" office:value="6.715596" calcext:value-type="float">
            <text:p>6.715596</text:p>
          </table:table-cell>
          <table:table-cell table:number-columns-repeated="7"/>
        </table:table-row>
        <table:table-row table:style-name="ro1">
          <table:table-cell table:style-name="ce19" office:value-type="float" office:value="3.713996" calcext:value-type="float">
            <text:p>3.7140</text:p>
          </table:table-cell>
          <table:table-cell table:style-name="ce26" office:value-type="float" office:value="3.690796" calcext:value-type="float">
            <text:p>3.6908</text:p>
          </table:table-cell>
          <table:table-cell table:style-name="ce26" office:value-type="float" office:value="3.68545" calcext:value-type="float">
            <text:p>3.6855</text:p>
          </table:table-cell>
          <table:table-cell table:style-name="ce26" office:value-type="float" office:value="3.721727" calcext:value-type="float">
            <text:p>3.7217</text:p>
          </table:table-cell>
          <table:table-cell table:style-name="ce26" office:value-type="float" office:value="3.740639" calcext:value-type="float">
            <text:p>3.7406</text:p>
          </table:table-cell>
          <table:table-cell table:style-name="ce26" office:value-type="float" office:value="3.735849" calcext:value-type="float">
            <text:p>3.7358</text:p>
          </table:table-cell>
          <table:table-cell table:style-name="ce26" office:value-type="float" office:value="4.21324" calcext:value-type="float">
            <text:p>4.2132</text:p>
          </table:table-cell>
          <table:table-cell table:style-name="ce26" office:value-type="float" office:value="3.723411" calcext:value-type="float">
            <text:p>3.7234</text:p>
          </table:table-cell>
          <table:table-cell table:style-name="ce26" office:value-type="float" office:value="3.705198" calcext:value-type="float">
            <text:p>3.7052</text:p>
          </table:table-cell>
          <table:table-cell table:style-name="ce26" office:value-type="float" office:value="3.755757" calcext:value-type="float">
            <text:p>3.7558</text:p>
          </table:table-cell>
          <table:table-cell office:value-type="float" office:value="3.679334" calcext:value-type="float">
            <text:p>3.6793</text:p>
          </table:table-cell>
          <table:table-cell table:style-name="ce26" office:value-type="float" office:value="3.686979" calcext:value-type="float">
            <text:p>3.6870</text:p>
          </table:table-cell>
          <table:table-cell table:style-name="ce26" office:value-type="float" office:value="3.707454" calcext:value-type="float">
            <text:p>3.7075</text:p>
          </table:table-cell>
          <table:table-cell table:style-name="ce26" office:value-type="float" office:value="3.677391" calcext:value-type="float">
            <text:p>3.6774</text:p>
          </table:table-cell>
          <table:table-cell table:style-name="ce19" office:value-type="float" office:value="5.835377" calcext:value-type="float">
            <text:p>5.8354</text:p>
          </table:table-cell>
          <table:table-cell table:style-name="ce19" office:value-type="float" office:value="5.572056" calcext:value-type="float">
            <text:p>5.5721</text:p>
          </table:table-cell>
          <table:table-cell table:number-columns-repeated="5"/>
        </table:table-row>
        <table:table-row table:style-name="ro1">
          <table:table-cell table:style-name="ce19" office:value-type="float" office:value="3.701439" calcext:value-type="float">
            <text:p>3.7014</text:p>
          </table:table-cell>
          <table:table-cell office:value-type="float" office:value="3.771683" calcext:value-type="float">
            <text:p>3.7717</text:p>
          </table:table-cell>
          <table:table-cell office:value-type="float" office:value="3.741317" calcext:value-type="float">
            <text:p>3.7413</text:p>
          </table:table-cell>
          <table:table-cell office:value-type="float" office:value="3.740579" calcext:value-type="float">
            <text:p>3.7406</text:p>
          </table:table-cell>
          <table:table-cell office:value-type="float" office:value="3.760493" calcext:value-type="float">
            <text:p>3.7605</text:p>
          </table:table-cell>
          <table:table-cell office:value-type="float" office:value="3.744067" calcext:value-type="float">
            <text:p>3.7441</text:p>
          </table:table-cell>
          <table:table-cell office:value-type="float" office:value="3.823477" calcext:value-type="float">
            <text:p>3.8235</text:p>
          </table:table-cell>
          <table:table-cell office:value-type="float" office:value="3.780608" calcext:value-type="float">
            <text:p>3.7806</text:p>
          </table:table-cell>
          <table:table-cell office:value-type="float" office:value="3.768248" calcext:value-type="float">
            <text:p>3.7682</text:p>
          </table:table-cell>
          <table:table-cell office:value-type="float" office:value="4.140844" calcext:value-type="float">
            <text:p>4.1408</text:p>
          </table:table-cell>
          <table:table-cell office:value-type="float" office:value="3.703652" calcext:value-type="float">
            <text:p>3.7037</text:p>
          </table:table-cell>
          <table:table-cell office:value-type="float" office:value="3.783377" calcext:value-type="float">
            <text:p>3.7834</text:p>
          </table:table-cell>
          <table:table-cell office:value-type="float" office:value="3.793489" calcext:value-type="float">
            <text:p>3.7935</text:p>
          </table:table-cell>
          <table:table-cell office:value-type="float" office:value="3.692012" calcext:value-type="float">
            <text:p>3.6920</text:p>
          </table:table-cell>
          <table:table-cell table:style-name="ce19" office:value-type="float" office:value="6.241373" calcext:value-type="float">
            <text:p>6.2414</text:p>
          </table:table-cell>
          <table:table-cell table:style-name="ce26" office:value-type="float" office:value="5.666291" calcext:value-type="float">
            <text:p>5.6663</text:p>
          </table:table-cell>
          <table:table-cell table:number-columns-repeated="5"/>
        </table:table-row>
        <table:table-row table:style-name="ro1">
          <table:table-cell table:style-name="ce19" office:value-type="float" office:value="3.703733" calcext:value-type="float">
            <text:p>3.7037</text:p>
          </table:table-cell>
          <table:table-cell office:value-type="float" office:value="4.146819" calcext:value-type="float">
            <text:p>4.1468</text:p>
          </table:table-cell>
          <table:table-cell office:value-type="float" office:value="3.70133" calcext:value-type="float">
            <text:p>3.7013</text:p>
          </table:table-cell>
          <table:table-cell office:value-type="float" office:value="3.727208" calcext:value-type="float">
            <text:p>3.7272</text:p>
          </table:table-cell>
          <table:table-cell office:value-type="float" office:value="3.699885" calcext:value-type="float">
            <text:p>3.6999</text:p>
          </table:table-cell>
          <table:table-cell office:value-type="float" office:value="3.728881" calcext:value-type="float">
            <text:p>3.7289</text:p>
          </table:table-cell>
          <table:table-cell office:value-type="float" office:value="3.733289" calcext:value-type="float">
            <text:p>3.7333</text:p>
          </table:table-cell>
          <table:table-cell office:value-type="float" office:value="3.709362" calcext:value-type="float">
            <text:p>3.7094</text:p>
          </table:table-cell>
          <table:table-cell office:value-type="float" office:value="3.695696" calcext:value-type="float">
            <text:p>3.6957</text:p>
          </table:table-cell>
          <table:table-cell office:value-type="float" office:value="3.691739" calcext:value-type="float">
            <text:p>3.6917</text:p>
          </table:table-cell>
          <table:table-cell office:value-type="float" office:value="3.679016" calcext:value-type="float">
            <text:p>3.6790</text:p>
          </table:table-cell>
          <table:table-cell office:value-type="float" office:value="3.660986" calcext:value-type="float">
            <text:p>3.6610</text:p>
          </table:table-cell>
          <table:table-cell office:value-type="float" office:value="3.692438" calcext:value-type="float">
            <text:p>3.6924</text:p>
          </table:table-cell>
          <table:table-cell office:value-type="float" office:value="3.672462" calcext:value-type="float">
            <text:p>3.6725</text:p>
          </table:table-cell>
          <table:table-cell table:style-name="ce19" office:value-type="float" office:value="6.300977" calcext:value-type="float">
            <text:p>6.3010</text:p>
          </table:table-cell>
          <table:table-cell table:style-name="ce26" office:value-type="float" office:value="5.618001" calcext:value-type="float">
            <text:p>5.6180</text:p>
          </table:table-cell>
          <table:table-cell table:number-columns-repeated="5"/>
        </table:table-row>
        <table:table-row table:style-name="ro1">
          <table:table-cell table:style-name="ce19" office:value-type="float" office:value="3.874399" calcext:value-type="float">
            <text:p>3.8744</text:p>
          </table:table-cell>
          <table:table-cell office:value-type="float" office:value="3.867727" calcext:value-type="float">
            <text:p>3.8677</text:p>
          </table:table-cell>
          <table:table-cell office:value-type="float" office:value="3.844638" calcext:value-type="float">
            <text:p>3.8446</text:p>
          </table:table-cell>
          <table:table-cell office:value-type="float" office:value="3.875938" calcext:value-type="float">
            <text:p>3.8759</text:p>
          </table:table-cell>
          <table:table-cell office:value-type="float" office:value="3.800895" calcext:value-type="float">
            <text:p>3.8009</text:p>
          </table:table-cell>
          <table:table-cell office:value-type="float" office:value="3.782215" calcext:value-type="float">
            <text:p>3.7822</text:p>
          </table:table-cell>
          <table:table-cell office:value-type="float" office:value="3.780656" calcext:value-type="float">
            <text:p>3.7807</text:p>
          </table:table-cell>
          <table:table-cell office:value-type="float" office:value="3.773988" calcext:value-type="float">
            <text:p>3.7740</text:p>
          </table:table-cell>
          <table:table-cell office:value-type="float" office:value="3.79748" calcext:value-type="float">
            <text:p>3.7975</text:p>
          </table:table-cell>
          <table:table-cell office:value-type="float" office:value="3.755085" calcext:value-type="float">
            <text:p>3.7551</text:p>
          </table:table-cell>
          <table:table-cell office:value-type="float" office:value="3.869597" calcext:value-type="float">
            <text:p>3.8696</text:p>
          </table:table-cell>
          <table:table-cell office:value-type="float" office:value="3.787926" calcext:value-type="float">
            <text:p>3.7879</text:p>
          </table:table-cell>
          <table:table-cell office:value-type="float" office:value="3.841394" calcext:value-type="float">
            <text:p>3.8414</text:p>
          </table:table-cell>
          <table:table-cell office:value-type="float" office:value="3.981817" calcext:value-type="float">
            <text:p>3.9818</text:p>
          </table:table-cell>
          <table:table-cell table:style-name="ce19" office:value-type="float" office:value="6.711522" calcext:value-type="float">
            <text:p>6.7115</text:p>
          </table:table-cell>
          <table:table-cell table:style-name="ce26" office:value-type="float" office:value="6.315499" calcext:value-type="float">
            <text:p>6.3155</text:p>
          </table:table-cell>
          <table:table-cell table:number-columns-repeated="5"/>
        </table:table-row>
        <table:table-row table:style-name="ro1">
          <table:table-cell table:style-name="ce19" office:value-type="float" office:value="3.533275" calcext:value-type="float">
            <text:p>3.5333</text:p>
          </table:table-cell>
          <table:table-cell office:value-type="float" office:value="3.488584" calcext:value-type="float">
            <text:p>3.4886</text:p>
          </table:table-cell>
          <table:table-cell office:value-type="float" office:value="3.502531" calcext:value-type="float">
            <text:p>3.5025</text:p>
          </table:table-cell>
          <table:table-cell office:value-type="float" office:value="3.542673" calcext:value-type="float">
            <text:p>3.5427</text:p>
          </table:table-cell>
          <table:table-cell office:value-type="float" office:value="3.557736" calcext:value-type="float">
            <text:p>3.5577</text:p>
          </table:table-cell>
          <table:table-cell office:value-type="float" office:value="3.579366" calcext:value-type="float">
            <text:p>3.5794</text:p>
          </table:table-cell>
          <table:table-cell office:value-type="float" office:value="3.601824" calcext:value-type="float">
            <text:p>3.6018</text:p>
          </table:table-cell>
          <table:table-cell office:value-type="float" office:value="3.504045" calcext:value-type="float">
            <text:p>3.5040</text:p>
          </table:table-cell>
          <table:table-cell office:value-type="float" office:value="3.56122" calcext:value-type="float">
            <text:p>3.5612</text:p>
          </table:table-cell>
          <table:table-cell office:value-type="float" office:value="3.516503" calcext:value-type="float">
            <text:p>3.5165</text:p>
          </table:table-cell>
          <table:table-cell office:value-type="float" office:value="3.511353" calcext:value-type="float">
            <text:p>3.5114</text:p>
          </table:table-cell>
          <table:table-cell office:value-type="float" office:value="3.476126" calcext:value-type="float">
            <text:p>3.4761</text:p>
          </table:table-cell>
          <table:table-cell office:value-type="float" office:value="3.552389" calcext:value-type="float">
            <text:p>3.5524</text:p>
          </table:table-cell>
          <table:table-cell office:value-type="float" office:value="3.570757" calcext:value-type="float">
            <text:p>3.5708</text:p>
          </table:table-cell>
          <table:table-cell table:style-name="ce19" office:value-type="float" office:value="5.301054" calcext:value-type="float">
            <text:p>5.3011</text:p>
          </table:table-cell>
          <table:table-cell table:style-name="ce26" office:value-type="float" office:value="4.836" calcext:value-type="float">
            <text:p>4.8360</text:p>
          </table:table-cell>
          <table:table-cell table:number-columns-repeated="5"/>
        </table:table-row>
        <table:table-row table:style-name="ro1">
          <table:table-cell table:style-name="ce19" office:value-type="float" office:value="3.551203" calcext:value-type="float">
            <text:p>3.5512</text:p>
          </table:table-cell>
          <table:table-cell office:value-type="float" office:value="3.583893" calcext:value-type="float">
            <text:p>3.5839</text:p>
          </table:table-cell>
          <table:table-cell office:value-type="float" office:value="3.540269" calcext:value-type="float">
            <text:p>3.5403</text:p>
          </table:table-cell>
          <table:table-cell office:value-type="float" office:value="3.587028" calcext:value-type="float">
            <text:p>3.5870</text:p>
          </table:table-cell>
          <table:table-cell office:value-type="float" office:value="3.515946" calcext:value-type="float">
            <text:p>3.5159</text:p>
          </table:table-cell>
          <table:table-cell office:value-type="float" office:value="3.532463" calcext:value-type="float">
            <text:p>3.5325</text:p>
          </table:table-cell>
          <table:table-cell office:value-type="float" office:value="3.540164" calcext:value-type="float">
            <text:p>3.5402</text:p>
          </table:table-cell>
          <table:table-cell office:value-type="float" office:value="3.555064" calcext:value-type="float">
            <text:p>3.5551</text:p>
          </table:table-cell>
          <table:table-cell office:value-type="float" office:value="3.585574" calcext:value-type="float">
            <text:p>3.5856</text:p>
          </table:table-cell>
          <table:table-cell office:value-type="float" office:value="3.567739" calcext:value-type="float">
            <text:p>3.5677</text:p>
          </table:table-cell>
          <table:table-cell office:value-type="float" office:value="3.563482" calcext:value-type="float">
            <text:p>3.5635</text:p>
          </table:table-cell>
          <table:table-cell office:value-type="float" office:value="3.559646" calcext:value-type="float">
            <text:p>3.5596</text:p>
          </table:table-cell>
          <table:table-cell office:value-type="float" office:value="3.58206" calcext:value-type="float">
            <text:p>3.5821</text:p>
          </table:table-cell>
          <table:table-cell office:value-type="float" office:value="3.526498" calcext:value-type="float">
            <text:p>3.5265</text:p>
          </table:table-cell>
          <table:table-cell table:style-name="ce19" office:value-type="float" office:value="5.250876" calcext:value-type="float">
            <text:p>5.2509</text:p>
          </table:table-cell>
          <table:table-cell table:style-name="ce26" office:value-type="float" office:value="4.983121" calcext:value-type="float">
            <text:p>4.9831</text:p>
          </table:table-cell>
          <table:table-cell table:number-columns-repeated="5"/>
        </table:table-row>
        <table:table-row table:style-name="ro1">
          <table:table-cell table:style-name="ce19" office:value-type="float" office:value="3.613408" calcext:value-type="float">
            <text:p>3.6134</text:p>
          </table:table-cell>
          <table:table-cell office:value-type="float" office:value="3.539078" calcext:value-type="float">
            <text:p>3.5391</text:p>
          </table:table-cell>
          <table:table-cell office:value-type="float" office:value="3.594975" calcext:value-type="float">
            <text:p>3.5950</text:p>
          </table:table-cell>
          <table:table-cell office:value-type="float" office:value="3.589265" calcext:value-type="float">
            <text:p>3.5893</text:p>
          </table:table-cell>
          <table:table-cell office:value-type="float" office:value="3.643655" calcext:value-type="float">
            <text:p>3.6437</text:p>
          </table:table-cell>
          <table:table-cell office:value-type="float" office:value="3.516467" calcext:value-type="float">
            <text:p>3.5165</text:p>
          </table:table-cell>
          <table:table-cell office:value-type="float" office:value="3.623372" calcext:value-type="float">
            <text:p>3.6234</text:p>
          </table:table-cell>
          <table:table-cell office:value-type="float" office:value="3.586908" calcext:value-type="float">
            <text:p>3.5869</text:p>
          </table:table-cell>
          <table:table-cell office:value-type="float" office:value="3.66719" calcext:value-type="float">
            <text:p>3.6672</text:p>
          </table:table-cell>
          <table:table-cell office:value-type="float" office:value="3.623218" calcext:value-type="float">
            <text:p>3.6232</text:p>
          </table:table-cell>
          <table:table-cell office:value-type="float" office:value="3.638939" calcext:value-type="float">
            <text:p>3.6389</text:p>
          </table:table-cell>
          <table:table-cell office:value-type="float" office:value="3.568036" calcext:value-type="float">
            <text:p>3.5680</text:p>
          </table:table-cell>
          <table:table-cell office:value-type="float" office:value="3.604196" calcext:value-type="float">
            <text:p>3.6042</text:p>
          </table:table-cell>
          <table:table-cell office:value-type="float" office:value="3.52739" calcext:value-type="float">
            <text:p>3.5274</text:p>
          </table:table-cell>
          <table:table-cell table:style-name="ce19" office:value-type="float" office:value="3.810601" calcext:value-type="float">
            <text:p>3.8106</text:p>
          </table:table-cell>
          <table:table-cell table:style-name="ce26" office:value-type="float" office:value="3.144604" calcext:value-type="float">
            <text:p>3.1446</text:p>
          </table:table-cell>
          <table:table-cell table:number-columns-repeated="5"/>
        </table:table-row>
        <table:table-row table:style-name="ro1">
          <table:table-cell table:style-name="ce19" office:value-type="float" office:value="3.904353" calcext:value-type="float">
            <text:p>3.9044</text:p>
          </table:table-cell>
          <table:table-cell office:value-type="float" office:value="4.030447" calcext:value-type="float">
            <text:p>4.0304</text:p>
          </table:table-cell>
          <table:table-cell office:value-type="float" office:value="3.795228" calcext:value-type="float">
            <text:p>3.7952</text:p>
          </table:table-cell>
          <table:table-cell office:value-type="float" office:value="3.792974" calcext:value-type="float">
            <text:p>3.7930</text:p>
          </table:table-cell>
          <table:table-cell office:value-type="float" office:value="3.700655" calcext:value-type="float">
            <text:p>3.7007</text:p>
          </table:table-cell>
          <table:table-cell office:value-type="float" office:value="3.801535" calcext:value-type="float">
            <text:p>3.8015</text:p>
          </table:table-cell>
          <table:table-cell office:value-type="float" office:value="3.784634" calcext:value-type="float">
            <text:p>3.7846</text:p>
          </table:table-cell>
          <table:table-cell office:value-type="float" office:value="3.917137" calcext:value-type="float">
            <text:p>3.9171</text:p>
          </table:table-cell>
          <table:table-cell office:value-type="float" office:value="3.838493" calcext:value-type="float">
            <text:p>3.8385</text:p>
          </table:table-cell>
          <table:table-cell office:value-type="float" office:value="3.868759" calcext:value-type="float">
            <text:p>3.8688</text:p>
          </table:table-cell>
          <table:table-cell office:value-type="float" office:value="3.765499" calcext:value-type="float">
            <text:p>3.7655</text:p>
          </table:table-cell>
          <table:table-cell office:value-type="float" office:value="3.940672" calcext:value-type="float">
            <text:p>3.9407</text:p>
          </table:table-cell>
          <table:table-cell office:value-type="float" office:value="3.895839" calcext:value-type="float">
            <text:p>3.8958</text:p>
          </table:table-cell>
          <table:table-cell office:value-type="float" office:value="3.770813" calcext:value-type="float">
            <text:p>3.7708</text:p>
          </table:table-cell>
          <table:table-cell table:style-name="ce19" office:value-type="float" office:value="5.844669" calcext:value-type="float">
            <text:p>5.8447</text:p>
          </table:table-cell>
          <table:table-cell table:style-name="ce26" office:value-type="float" office:value="3.639965" calcext:value-type="float">
            <text:p>3.6400</text:p>
          </table:table-cell>
          <table:table-cell table:number-columns-repeated="5"/>
        </table:table-row>
        <table:table-row table:style-name="ro1">
          <table:table-cell table:style-name="ce19" office:value-type="float" office:value="3.799831" calcext:value-type="float">
            <text:p>3.7998</text:p>
          </table:table-cell>
          <table:table-cell office:value-type="float" office:value="4.000349" calcext:value-type="float">
            <text:p>4.0003</text:p>
          </table:table-cell>
          <table:table-cell office:value-type="float" office:value="3.823378" calcext:value-type="float">
            <text:p>3.8234</text:p>
          </table:table-cell>
          <table:table-cell office:value-type="float" office:value="4.095422" calcext:value-type="float">
            <text:p>4.0954</text:p>
          </table:table-cell>
          <table:table-cell office:value-type="float" office:value="3.881286" calcext:value-type="float">
            <text:p>3.8813</text:p>
          </table:table-cell>
          <table:table-cell office:value-type="float" office:value="3.785392" calcext:value-type="float">
            <text:p>3.7854</text:p>
          </table:table-cell>
          <table:table-cell office:value-type="float" office:value="3.832017" calcext:value-type="float">
            <text:p>3.8320</text:p>
          </table:table-cell>
          <table:table-cell office:value-type="float" office:value="3.881225" calcext:value-type="float">
            <text:p>3.8812</text:p>
          </table:table-cell>
          <table:table-cell office:value-type="float" office:value="3.866109" calcext:value-type="float">
            <text:p>3.8661</text:p>
          </table:table-cell>
          <table:table-cell office:value-type="float" office:value="3.943959" calcext:value-type="float">
            <text:p>3.9440</text:p>
          </table:table-cell>
          <table:table-cell office:value-type="float" office:value="3.762794" calcext:value-type="float">
            <text:p>3.7628</text:p>
          </table:table-cell>
          <table:table-cell office:value-type="float" office:value="3.744367" calcext:value-type="float">
            <text:p>3.7444</text:p>
          </table:table-cell>
          <table:table-cell office:value-type="float" office:value="3.865531" calcext:value-type="float">
            <text:p>3.8655</text:p>
          </table:table-cell>
          <table:table-cell office:value-type="float" office:value="3.840307" calcext:value-type="float">
            <text:p>3.8403</text:p>
          </table:table-cell>
          <table:table-cell table:style-name="ce19" office:value-type="float" office:value="5.773093" calcext:value-type="float">
            <text:p>5.7731</text:p>
          </table:table-cell>
          <table:table-cell table:style-name="ce26" office:value-type="float" office:value="3.655336" calcext:value-type="float">
            <text:p>3.6553</text:p>
          </table:table-cell>
          <table:table-cell table:number-columns-repeated="5"/>
        </table:table-row>
        <table:table-row table:style-name="ro1">
          <table:table-cell table:style-name="ce19" office:value-type="float" office:value="3.613231" calcext:value-type="float">
            <text:p>3.6132</text:p>
          </table:table-cell>
          <table:table-cell office:value-type="float" office:value="3.52509" calcext:value-type="float">
            <text:p>3.5251</text:p>
          </table:table-cell>
          <table:table-cell office:value-type="float" office:value="3.596882" calcext:value-type="float">
            <text:p>3.5969</text:p>
          </table:table-cell>
          <table:table-cell office:value-type="float" office:value="3.532886" calcext:value-type="float">
            <text:p>3.5329</text:p>
          </table:table-cell>
          <table:table-cell office:value-type="float" office:value="3.535111" calcext:value-type="float">
            <text:p>3.5351</text:p>
          </table:table-cell>
          <table:table-cell office:value-type="float" office:value="3.470775" calcext:value-type="float">
            <text:p>3.4708</text:p>
          </table:table-cell>
          <table:table-cell office:value-type="float" office:value="3.534233" calcext:value-type="float">
            <text:p>3.5342</text:p>
          </table:table-cell>
          <table:table-cell office:value-type="float" office:value="3.493762" calcext:value-type="float">
            <text:p>3.4938</text:p>
          </table:table-cell>
          <table:table-cell office:value-type="float" office:value="3.588745" calcext:value-type="float">
            <text:p>3.5887</text:p>
          </table:table-cell>
          <table:table-cell office:value-type="float" office:value="3.573465" calcext:value-type="float">
            <text:p>3.5735</text:p>
          </table:table-cell>
          <table:table-cell office:value-type="float" office:value="3.703561" calcext:value-type="float">
            <text:p>3.7036</text:p>
          </table:table-cell>
          <table:table-cell office:value-type="float" office:value="3.504949" calcext:value-type="float">
            <text:p>3.5049</text:p>
          </table:table-cell>
          <table:table-cell office:value-type="float" office:value="3.582764" calcext:value-type="float">
            <text:p>3.5828</text:p>
          </table:table-cell>
          <table:table-cell office:value-type="float" office:value="3.50333" calcext:value-type="float">
            <text:p>3.5033</text:p>
          </table:table-cell>
          <table:table-cell table:style-name="ce19" office:value-type="float" office:value="3.883656" calcext:value-type="float">
            <text:p>3.8837</text:p>
          </table:table-cell>
          <table:table-cell table:style-name="ce26" office:value-type="float" office:value="4.363228" calcext:value-type="float">
            <text:p>4.3632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3"/>
          <table:table-cell table:style-name="ce19"/>
          <table:table-cell table:style-name="ce26"/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2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/>
          <table:table-cell table:style-name="ce12" office:value-type="float" office:value="5.850957" calcext:value-type="float">
            <text:p>5.850957</text:p>
          </table:table-cell>
          <table:table-cell table:style-name="ce12" office:value-type="float" office:value="6.257423" calcext:value-type="float">
            <text:p>6.257423</text:p>
          </table:table-cell>
          <table:table-cell table:style-name="ce12" office:value-type="float" office:value="6.308996" calcext:value-type="float">
            <text:p>6.308996</text:p>
          </table:table-cell>
          <table:table-cell table:style-name="ce26" office:value-type="float" office:value="6.715596" calcext:value-type="float">
            <text:p>6.7156</text:p>
          </table:table-cell>
          <table:table-cell table:style-name="ce26" office:value-type="float" office:value="5.301093" calcext:value-type="float">
            <text:p>5.3011</text:p>
          </table:table-cell>
          <table:table-cell table:style-name="ce26" office:value-type="float" office:value="5.250927" calcext:value-type="float">
            <text:p>5.2509</text:p>
          </table:table-cell>
          <table:table-cell table:style-name="ce26" office:value-type="float" office:value="3.810625" calcext:value-type="float">
            <text:p>3.8106</text:p>
          </table:table-cell>
          <table:table-cell table:style-name="ce26" office:value-type="float" office:value="5.844715" calcext:value-type="float">
            <text:p>5.8447</text:p>
          </table:table-cell>
          <table:table-cell office:value-type="float" office:value="5.773158" calcext:value-type="float">
            <text:p>5.7732</text:p>
          </table:table-cell>
          <table:table-cell table:style-name="ce26" office:value-type="float" office:value="4.363279" calcext:value-type="float">
            <text:p>4.3633</text:p>
          </table:table-cell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style-name="ce11"/>
          <table:table-cell table:style-name="ce12" table:number-columns-repeated="3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26" office:value-type="float" office:value="3.786078" calcext:value-type="float">
            <text:p>3.7861</text:p>
          </table:table-cell>
          <table:table-cell table:style-name="ce26" office:value-type="float" office:value="3.6831" calcext:value-type="float">
            <text:p>3.6831</text:p>
          </table:table-cell>
          <table:table-cell table:style-name="ce26" office:value-type="float" office:value="3.923727" calcext:value-type="float">
            <text:p>3.9237</text:p>
          </table:table-cell>
          <table:table-cell table:style-name="ce26" office:value-type="float" office:value="5.903495" calcext:value-type="float">
            <text:p>5.9035</text:p>
          </table:table-cell>
          <table:table-cell table:style-name="ce26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26" office:value-type="float" office:value="6.821715" calcext:value-type="float">
            <text:p>6.8217</text:p>
          </table:table-cell>
          <table:table-cell table:style-name="ce26" office:value-type="float" office:value="6.472463" calcext:value-type="float">
            <text:p>6.4725</text:p>
          </table:table-cell>
          <table:table-cell table:style-name="ce26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office:value-type="float" office:value="3.78638" calcext:value-type="float">
            <text:p>3.78638</text:p>
          </table:table-cell>
          <table:table-cell table:style-name="ce12" office:value-type="float" office:value="3.762201" calcext:value-type="float">
            <text:p>3.762201</text:p>
          </table:table-cell>
          <table:table-cell table:style-name="ce12" office:value-type="float" office:value="3.801056" calcext:value-type="float">
            <text:p>3.801056</text:p>
          </table:table-cell>
          <table:table-cell table:style-name="ce12" office:value-type="float" office:value="3.822624" calcext:value-type="float">
            <text:p>3.822624</text:p>
          </table:table-cell>
          <table:table-cell table:style-name="ce12" office:value-type="float" office:value="3.839887" calcext:value-type="float">
            <text:p>3.839887</text:p>
          </table:table-cell>
          <table:table-cell table:style-name="ce26" office:value-type="float" office:value="4.270833" calcext:value-type="float">
            <text:p>4.2708</text:p>
          </table:table-cell>
          <table:table-cell table:style-name="ce26" office:value-type="float" office:value="3.806332" calcext:value-type="float">
            <text:p>3.8063</text:p>
          </table:table-cell>
          <table:table-cell table:style-name="ce26" office:value-type="float" office:value="3.789095" calcext:value-type="float">
            <text:p>3.7891</text:p>
          </table:table-cell>
          <table:table-cell table:style-name="ce26" office:value-type="float" office:value="3.805802" calcext:value-type="float">
            <text:p>3.8058</text:p>
          </table:table-cell>
          <table:table-cell table:style-name="ce26" office:value-type="float" office:value="3.757532" calcext:value-type="float">
            <text:p>3.7575</text:p>
          </table:table-cell>
          <table:table-cell office:value-type="float" office:value="3.7736" calcext:value-type="float">
            <text:p>3.7736</text:p>
          </table:table-cell>
          <table:table-cell table:style-name="ce26" office:value-type="float" office:value="3.793015" calcext:value-type="float">
            <text:p>3.7930</text:p>
          </table:table-cell>
          <table:table-cell table:style-name="ce26" office:value-type="float" office:value="3.786848" calcext:value-type="float">
            <text:p>3.7868</text:p>
          </table:table-cell>
          <table:table-cell table:style-name="ce26" office:value-type="float" office:value="4.292825" calcext:value-type="float">
            <text:p>4.2928</text:p>
          </table:table-cell>
          <table:table-cell office:value-type="float" office:value="3.667632" calcext:value-type="float">
            <text:p>3.667632</text:p>
          </table:table-cell>
          <table:table-cell office:value-type="float" office:value="3.625334" calcext:value-type="float">
            <text:p>3.625334</text:p>
          </table:table-cell>
          <table:table-cell table:number-columns-repeated="5"/>
        </table:table-row>
        <table:table-row table:style-name="ro1">
          <table:table-cell office:value-type="float" office:value="3.684931" calcext:value-type="float">
            <text:p>3.684931</text:p>
          </table:table-cell>
          <table:table-cell office:value-type="float" office:value="3.6695" calcext:value-type="float">
            <text:p>3.6695</text:p>
          </table:table-cell>
          <table:table-cell office:value-type="float" office:value="3.700304" calcext:value-type="float">
            <text:p>3.7003</text:p>
          </table:table-cell>
          <table:table-cell office:value-type="float" office:value="3.707839" calcext:value-type="float">
            <text:p>3.7078</text:p>
          </table:table-cell>
          <table:table-cell office:value-type="float" office:value="3.700333" calcext:value-type="float">
            <text:p>3.7003</text:p>
          </table:table-cell>
          <table:table-cell office:value-type="float" office:value="3.709172" calcext:value-type="float">
            <text:p>3.7092</text:p>
          </table:table-cell>
          <table:table-cell office:value-type="float" office:value="3.687145" calcext:value-type="float">
            <text:p>3.6871</text:p>
          </table:table-cell>
          <table:table-cell office:value-type="float" office:value="3.668451" calcext:value-type="float">
            <text:p>3.6685</text:p>
          </table:table-cell>
          <table:table-cell office:value-type="float" office:value="3.688897" calcext:value-type="float">
            <text:p>3.6889</text:p>
          </table:table-cell>
          <table:table-cell office:value-type="float" office:value="3.680638" calcext:value-type="float">
            <text:p>3.6806</text:p>
          </table:table-cell>
          <table:table-cell office:value-type="float" office:value="3.710707" calcext:value-type="float">
            <text:p>3.7107</text:p>
          </table:table-cell>
          <table:table-cell office:value-type="float" office:value="3.717921" calcext:value-type="float">
            <text:p>3.7179</text:p>
          </table:table-cell>
          <table:table-cell office:value-type="float" office:value="3.697838" calcext:value-type="float">
            <text:p>3.6978</text:p>
          </table:table-cell>
          <table:table-cell office:value-type="float" office:value="6.155215" calcext:value-type="float">
            <text:p>6.1552</text:p>
          </table:table-cell>
          <table:table-cell table:style-name="ce26" office:value-type="float" office:value="6.554525" calcext:value-type="float">
            <text:p>6.5545</text:p>
          </table:table-cell>
          <table:table-cell table:style-name="ce19" office:value-type="float" office:value="5.729676" calcext:value-type="float">
            <text:p>5.7297</text:p>
          </table:table-cell>
          <table:table-cell table:number-columns-repeated="5"/>
        </table:table-row>
        <table:table-row table:style-name="ro1">
          <table:table-cell office:value-type="float" office:value="3.774894" calcext:value-type="float">
            <text:p>3.774894</text:p>
          </table:table-cell>
          <table:table-cell office:value-type="float" office:value="3.796734" calcext:value-type="float">
            <text:p>3.7967</text:p>
          </table:table-cell>
          <table:table-cell office:value-type="float" office:value="3.869662" calcext:value-type="float">
            <text:p>3.8697</text:p>
          </table:table-cell>
          <table:table-cell office:value-type="float" office:value="3.876594" calcext:value-type="float">
            <text:p>3.8766</text:p>
          </table:table-cell>
          <table:table-cell office:value-type="float" office:value="3.859706" calcext:value-type="float">
            <text:p>3.8597</text:p>
          </table:table-cell>
          <table:table-cell office:value-type="float" office:value="3.825882" calcext:value-type="float">
            <text:p>3.8259</text:p>
          </table:table-cell>
          <table:table-cell office:value-type="float" office:value="3.817068" calcext:value-type="float">
            <text:p>3.8171</text:p>
          </table:table-cell>
          <table:table-cell office:value-type="float" office:value="3.80315" calcext:value-type="float">
            <text:p>3.8032</text:p>
          </table:table-cell>
          <table:table-cell office:value-type="float" office:value="3.827552" calcext:value-type="float">
            <text:p>3.8276</text:p>
          </table:table-cell>
          <table:table-cell office:value-type="float" office:value="3.771753" calcext:value-type="float">
            <text:p>3.7718</text:p>
          </table:table-cell>
          <table:table-cell office:value-type="float" office:value="3.83937" calcext:value-type="float">
            <text:p>3.8394</text:p>
          </table:table-cell>
          <table:table-cell office:value-type="float" office:value="3.829944" calcext:value-type="float">
            <text:p>3.8299</text:p>
          </table:table-cell>
          <table:table-cell office:value-type="float" office:value="3.832438" calcext:value-type="float">
            <text:p>3.8324</text:p>
          </table:table-cell>
          <table:table-cell office:value-type="float" office:value="7.982402" calcext:value-type="float">
            <text:p>7.9824</text:p>
          </table:table-cell>
          <table:table-cell table:style-name="ce26" office:value-type="float" office:value="5.710065" calcext:value-type="float">
            <text:p>5.7101</text:p>
          </table:table-cell>
          <table:table-cell table:style-name="ce19" office:value-type="float" office:value="3.6516" calcext:value-type="float">
            <text:p>3.6516</text:p>
          </table:table-cell>
          <table:table-cell table:number-columns-repeated="5"/>
        </table:table-row>
        <table:table-row table:style-name="ro1">
          <table:table-cell office:value-type="float" office:value="3.699081" calcext:value-type="float">
            <text:p>3.699081</text:p>
          </table:table-cell>
          <table:table-cell office:value-type="float" office:value="3.715843" calcext:value-type="float">
            <text:p>3.7158</text:p>
          </table:table-cell>
          <table:table-cell office:value-type="float" office:value="3.754263" calcext:value-type="float">
            <text:p>3.7543</text:p>
          </table:table-cell>
          <table:table-cell office:value-type="float" office:value="3.755856" calcext:value-type="float">
            <text:p>3.7559</text:p>
          </table:table-cell>
          <table:table-cell office:value-type="float" office:value="3.75391" calcext:value-type="float">
            <text:p>3.7539</text:p>
          </table:table-cell>
          <table:table-cell office:value-type="float" office:value="3.71619" calcext:value-type="float">
            <text:p>3.7162</text:p>
          </table:table-cell>
          <table:table-cell office:value-type="float" office:value="3.709854" calcext:value-type="float">
            <text:p>3.7099</text:p>
          </table:table-cell>
          <table:table-cell office:value-type="float" office:value="3.693554" calcext:value-type="float">
            <text:p>3.6936</text:p>
          </table:table-cell>
          <table:table-cell office:value-type="float" office:value="3.740979" calcext:value-type="float">
            <text:p>3.7410</text:p>
          </table:table-cell>
          <table:table-cell office:value-type="float" office:value="3.722321" calcext:value-type="float">
            <text:p>3.7223</text:p>
          </table:table-cell>
          <table:table-cell office:value-type="float" office:value="4.175937" calcext:value-type="float">
            <text:p>4.1759</text:p>
          </table:table-cell>
          <table:table-cell office:value-type="float" office:value="3.774805" calcext:value-type="float">
            <text:p>3.7748</text:p>
          </table:table-cell>
          <table:table-cell office:value-type="float" office:value="3.770984" calcext:value-type="float">
            <text:p>3.7710</text:p>
          </table:table-cell>
          <table:table-cell office:value-type="float" office:value="6.530588" calcext:value-type="float">
            <text:p>6.5306</text:p>
          </table:table-cell>
          <table:table-cell table:style-name="ce26" office:value-type="float" office:value="5.941821" calcext:value-type="float">
            <text:p>5.9418</text:p>
          </table:table-cell>
          <table:table-cell table:style-name="ce19" office:value-type="float" office:value="3.597823" calcext:value-type="float">
            <text:p>3.5978</text:p>
          </table:table-cell>
          <table:table-cell table:number-columns-repeated="5"/>
        </table:table-row>
        <table:table-row table:style-name="ro1">
          <table:table-cell table:style-name="ce19" office:value-type="float" office:value="3.796638" calcext:value-type="float">
            <text:p>3.7966</text:p>
          </table:table-cell>
          <table:table-cell office:value-type="float" office:value="3.787541" calcext:value-type="float">
            <text:p>3.7875</text:p>
          </table:table-cell>
          <table:table-cell office:value-type="float" office:value="3.790505" calcext:value-type="float">
            <text:p>3.7905</text:p>
          </table:table-cell>
          <table:table-cell office:value-type="float" office:value="3.766827" calcext:value-type="float">
            <text:p>3.7668</text:p>
          </table:table-cell>
          <table:table-cell office:value-type="float" office:value="4.139674" calcext:value-type="float">
            <text:p>4.1397</text:p>
          </table:table-cell>
          <table:table-cell office:value-type="float" office:value="3.750743" calcext:value-type="float">
            <text:p>3.7507</text:p>
          </table:table-cell>
          <table:table-cell office:value-type="float" office:value="3.791513" calcext:value-type="float">
            <text:p>3.7915</text:p>
          </table:table-cell>
          <table:table-cell office:value-type="float" office:value="3.735321" calcext:value-type="float">
            <text:p>3.7353</text:p>
          </table:table-cell>
          <table:table-cell office:value-type="float" office:value="3.751349" calcext:value-type="float">
            <text:p>3.7513</text:p>
          </table:table-cell>
          <table:table-cell office:value-type="float" office:value="3.703519" calcext:value-type="float">
            <text:p>3.7035</text:p>
          </table:table-cell>
          <table:table-cell office:value-type="float" office:value="3.784924" calcext:value-type="float">
            <text:p>3.7849</text:p>
          </table:table-cell>
          <table:table-cell office:value-type="float" office:value="3.75179" calcext:value-type="float">
            <text:p>3.7518</text:p>
          </table:table-cell>
          <table:table-cell office:value-type="float" office:value="3.710779" calcext:value-type="float">
            <text:p>3.7108</text:p>
          </table:table-cell>
          <table:table-cell office:value-type="float" office:value="6.554278" calcext:value-type="float">
            <text:p>6.5543</text:p>
          </table:table-cell>
          <table:table-cell table:style-name="ce26" office:value-type="float" office:value="6.189288" calcext:value-type="float">
            <text:p>6.1893</text:p>
          </table:table-cell>
          <table:table-cell table:style-name="ce19" office:value-type="float" office:value="5.920651" calcext:value-type="float">
            <text:p>5.9207</text:p>
          </table:table-cell>
          <table:table-cell table:number-columns-repeated="5"/>
        </table:table-row>
        <table:table-row table:style-name="ro1">
          <table:table-cell table:style-name="ce19" office:value-type="float" office:value="3.877265" calcext:value-type="float">
            <text:p>3.8773</text:p>
          </table:table-cell>
          <table:table-cell office:value-type="float" office:value="3.814709" calcext:value-type="float">
            <text:p>3.8147</text:p>
          </table:table-cell>
          <table:table-cell office:value-type="float" office:value="3.789336" calcext:value-type="float">
            <text:p>3.7893</text:p>
          </table:table-cell>
          <table:table-cell office:value-type="float" office:value="3.771605" calcext:value-type="float">
            <text:p>3.7716</text:p>
          </table:table-cell>
          <table:table-cell office:value-type="float" office:value="3.767882" calcext:value-type="float">
            <text:p>3.7679</text:p>
          </table:table-cell>
          <table:table-cell office:value-type="float" office:value="3.803115" calcext:value-type="float">
            <text:p>3.8031</text:p>
          </table:table-cell>
          <table:table-cell office:value-type="float" office:value="3.88253" calcext:value-type="float">
            <text:p>3.8825</text:p>
          </table:table-cell>
          <table:table-cell office:value-type="float" office:value="3.776017" calcext:value-type="float">
            <text:p>3.7760</text:p>
          </table:table-cell>
          <table:table-cell office:value-type="float" office:value="3.785219" calcext:value-type="float">
            <text:p>3.7852</text:p>
          </table:table-cell>
          <table:table-cell office:value-type="float" office:value="3.787257" calcext:value-type="float">
            <text:p>3.7873</text:p>
          </table:table-cell>
          <table:table-cell office:value-type="float" office:value="3.816823" calcext:value-type="float">
            <text:p>3.8168</text:p>
          </table:table-cell>
          <table:table-cell office:value-type="float" office:value="3.802266" calcext:value-type="float">
            <text:p>3.8023</text:p>
          </table:table-cell>
          <table:table-cell office:value-type="float" office:value="3.776513" calcext:value-type="float">
            <text:p>3.7765</text:p>
          </table:table-cell>
          <table:table-cell office:value-type="float" office:value="6.523628" calcext:value-type="float">
            <text:p>6.5236</text:p>
          </table:table-cell>
          <table:table-cell table:style-name="ce26" office:value-type="float" office:value="6.046228" calcext:value-type="float">
            <text:p>6.0462</text:p>
          </table:table-cell>
          <table:table-cell table:style-name="ce19" office:value-type="float" office:value="5.945441" calcext:value-type="float">
            <text:p>5.9454</text:p>
          </table:table-cell>
          <table:table-cell table:number-columns-repeated="5"/>
        </table:table-row>
        <table:table-row table:style-name="ro1">
          <table:table-cell table:style-name="ce19" office:value-type="float" office:value="3.877556" calcext:value-type="float">
            <text:p>3.8776</text:p>
          </table:table-cell>
          <table:table-cell office:value-type="float" office:value="3.837458" calcext:value-type="float">
            <text:p>3.8375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05024" calcext:value-type="float">
            <text:p>3.8050</text:p>
          </table:table-cell>
          <table:table-cell office:value-type="float" office:value="3.806669" calcext:value-type="float">
            <text:p>3.8067</text:p>
          </table:table-cell>
          <table:table-cell office:value-type="float" office:value="3.845692" calcext:value-type="float">
            <text:p>3.8457</text:p>
          </table:table-cell>
          <table:table-cell office:value-type="float" office:value="3.847313" calcext:value-type="float">
            <text:p>3.8473</text:p>
          </table:table-cell>
          <table:table-cell office:value-type="float" office:value="3.797898" calcext:value-type="float">
            <text:p>3.7979</text:p>
          </table:table-cell>
          <table:table-cell office:value-type="float" office:value="3.807393" calcext:value-type="float">
            <text:p>3.8074</text:p>
          </table:table-cell>
          <table:table-cell office:value-type="float" office:value="3.775853" calcext:value-type="float">
            <text:p>3.7759</text:p>
          </table:table-cell>
          <table:table-cell office:value-type="float" office:value="3.776802" calcext:value-type="float">
            <text:p>3.7768</text:p>
          </table:table-cell>
          <table:table-cell office:value-type="float" office:value="3.831531" calcext:value-type="float">
            <text:p>3.8315</text:p>
          </table:table-cell>
          <table:table-cell office:value-type="float" office:value="3.803895" calcext:value-type="float">
            <text:p>3.8039</text:p>
          </table:table-cell>
          <table:table-cell office:value-type="float" office:value="6.472395" calcext:value-type="float">
            <text:p>6.4724</text:p>
          </table:table-cell>
          <table:table-cell table:style-name="ce26" office:value-type="float" office:value="5.221304" calcext:value-type="float">
            <text:p>5.2213</text:p>
          </table:table-cell>
          <table:table-cell table:style-name="ce19" office:value-type="float" office:value="5.669402" calcext:value-type="float">
            <text:p>5.6694</text:p>
          </table:table-cell>
          <table:table-cell table:number-columns-repeated="5"/>
        </table:table-row>
        <table:table-row table:style-name="ro1">
          <table:table-cell table:style-name="ce19" office:value-type="float" office:value="3.798692" calcext:value-type="float">
            <text:p>3.7987</text:p>
          </table:table-cell>
          <table:table-cell office:value-type="float" office:value="3.81323" calcext:value-type="float">
            <text:p>3.8132</text:p>
          </table:table-cell>
          <table:table-cell office:value-type="float" office:value="3.788933" calcext:value-type="float">
            <text:p>3.7889</text:p>
          </table:table-cell>
          <table:table-cell office:value-type="float" office:value="3.805597" calcext:value-type="float">
            <text:p>3.8056</text:p>
          </table:table-cell>
          <table:table-cell office:value-type="float" office:value="3.784756" calcext:value-type="float">
            <text:p>3.7848</text:p>
          </table:table-cell>
          <table:table-cell office:value-type="float" office:value="3.803593" calcext:value-type="float">
            <text:p>3.8036</text:p>
          </table:table-cell>
          <table:table-cell office:value-type="float" office:value="3.818208" calcext:value-type="float">
            <text:p>3.8182</text:p>
          </table:table-cell>
          <table:table-cell office:value-type="float" office:value="3.779612" calcext:value-type="float">
            <text:p>3.7796</text:p>
          </table:table-cell>
          <table:table-cell office:value-type="float" office:value="3.785847" calcext:value-type="float">
            <text:p>3.7858</text:p>
          </table:table-cell>
          <table:table-cell office:value-type="float" office:value="3.801468" calcext:value-type="float">
            <text:p>3.8015</text:p>
          </table:table-cell>
          <table:table-cell office:value-type="float" office:value="3.800435" calcext:value-type="float">
            <text:p>3.8004</text:p>
          </table:table-cell>
          <table:table-cell office:value-type="float" office:value="3.84054" calcext:value-type="float">
            <text:p>3.8405</text:p>
          </table:table-cell>
          <table:table-cell office:value-type="float" office:value="3.846005" calcext:value-type="float">
            <text:p>3.8460</text:p>
          </table:table-cell>
          <table:table-cell office:value-type="float" office:value="4.420309" calcext:value-type="float">
            <text:p>4.4203</text:p>
          </table:table-cell>
          <table:table-cell table:style-name="ce26" office:value-type="float" office:value="5.086045" calcext:value-type="float">
            <text:p>5.0860</text:p>
          </table:table-cell>
          <table:table-cell table:style-name="ce19" office:value-type="float" office:value="6.93873" calcext:value-type="float">
            <text:p>6.9387</text:p>
          </table:table-cell>
          <table:table-cell table:number-columns-repeated="5"/>
        </table:table-row>
        <table:table-row table:style-name="ro1">
          <table:table-cell table:style-name="ce19" office:value-type="float" office:value="3.735781" calcext:value-type="float">
            <text:p>3.7358</text:p>
          </table:table-cell>
          <table:table-cell office:value-type="float" office:value="3.810833" calcext:value-type="float">
            <text:p>3.8108</text:p>
          </table:table-cell>
          <table:table-cell office:value-type="float" office:value="3.799671" calcext:value-type="float">
            <text:p>3.7997</text:p>
          </table:table-cell>
          <table:table-cell office:value-type="float" office:value="3.850853" calcext:value-type="float">
            <text:p>3.8509</text:p>
          </table:table-cell>
          <table:table-cell office:value-type="float" office:value="3.824264" calcext:value-type="float">
            <text:p>3.8243</text:p>
          </table:table-cell>
          <table:table-cell office:value-type="float" office:value="3.810138" calcext:value-type="float">
            <text:p>3.8101</text:p>
          </table:table-cell>
          <table:table-cell office:value-type="float" office:value="3.878203" calcext:value-type="float">
            <text:p>3.8782</text:p>
          </table:table-cell>
          <table:table-cell office:value-type="float" office:value="3.801129" calcext:value-type="float">
            <text:p>3.8011</text:p>
          </table:table-cell>
          <table:table-cell office:value-type="float" office:value="3.796196" calcext:value-type="float">
            <text:p>3.7962</text:p>
          </table:table-cell>
          <table:table-cell office:value-type="float" office:value="3.761487" calcext:value-type="float">
            <text:p>3.7615</text:p>
          </table:table-cell>
          <table:table-cell office:value-type="float" office:value="3.803319" calcext:value-type="float">
            <text:p>3.8033</text:p>
          </table:table-cell>
          <table:table-cell office:value-type="float" office:value="3.808983" calcext:value-type="float">
            <text:p>3.8090</text:p>
          </table:table-cell>
          <table:table-cell office:value-type="float" office:value="3.784255" calcext:value-type="float">
            <text:p>3.7843</text:p>
          </table:table-cell>
          <table:table-cell office:value-type="float" office:value="4.433354" calcext:value-type="float">
            <text:p>4.4334</text:p>
          </table:table-cell>
          <table:table-cell table:style-name="ce26" office:value-type="float" office:value="7.105258" calcext:value-type="float">
            <text:p>7.1053</text:p>
          </table:table-cell>
          <table:table-cell table:style-name="ce19" office:value-type="float" office:value="5.853139" calcext:value-type="float">
            <text:p>5.8531</text:p>
          </table:table-cell>
          <table:table-cell table:number-columns-repeated="5"/>
        </table:table-row>
        <table:table-row table:style-name="ro1">
          <table:table-cell table:style-name="ce19" office:value-type="float" office:value="3.7131" calcext:value-type="float">
            <text:p>3.7131</text:p>
          </table:table-cell>
          <table:table-cell office:value-type="float" office:value="3.767426" calcext:value-type="float">
            <text:p>3.7674</text:p>
          </table:table-cell>
          <table:table-cell office:value-type="float" office:value="3.771002" calcext:value-type="float">
            <text:p>3.7710</text:p>
          </table:table-cell>
          <table:table-cell office:value-type="float" office:value="3.756613" calcext:value-type="float">
            <text:p>3.7566</text:p>
          </table:table-cell>
          <table:table-cell office:value-type="float" office:value="3.735291" calcext:value-type="float">
            <text:p>3.7353</text:p>
          </table:table-cell>
          <table:table-cell office:value-type="float" office:value="3.739983" calcext:value-type="float">
            <text:p>3.7400</text:p>
          </table:table-cell>
          <table:table-cell office:value-type="float" office:value="3.77524" calcext:value-type="float">
            <text:p>3.7752</text:p>
          </table:table-cell>
          <table:table-cell office:value-type="float" office:value="3.91912" calcext:value-type="float">
            <text:p>3.9191</text:p>
          </table:table-cell>
          <table:table-cell office:value-type="float" office:value="3.771592" calcext:value-type="float">
            <text:p>3.7716</text:p>
          </table:table-cell>
          <table:table-cell office:value-type="float" office:value="3.720329" calcext:value-type="float">
            <text:p>3.7203</text:p>
          </table:table-cell>
          <table:table-cell office:value-type="float" office:value="3.785948" calcext:value-type="float">
            <text:p>3.7859</text:p>
          </table:table-cell>
          <table:table-cell office:value-type="float" office:value="3.763352" calcext:value-type="float">
            <text:p>3.7634</text:p>
          </table:table-cell>
          <table:table-cell office:value-type="float" office:value="3.74521" calcext:value-type="float">
            <text:p>3.7452</text:p>
          </table:table-cell>
          <table:table-cell office:value-type="float" office:value="6.571299" calcext:value-type="float">
            <text:p>6.5713</text:p>
          </table:table-cell>
          <table:table-cell table:style-name="ce26" office:value-type="float" office:value="5.856773" calcext:value-type="float">
            <text:p>5.8568</text:p>
          </table:table-cell>
          <table:table-cell table:style-name="ce19" office:value-type="float" office:value="6.733124" calcext:value-type="float">
            <text:p>6.7331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3"/>
          <table:table-cell table:style-name="ce26"/>
          <table:table-cell table:style-name="ce19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300417" calcext:value-type="float">
            <text:p>4.300417</text:p>
          </table:table-cell>
          <table:table-cell table:style-name="Default" office:value-type="float" office:value="6.55458" calcext:value-type="float">
            <text:p>6.55458</text:p>
          </table:table-cell>
          <table:table-cell table:style-name="Default" office:value-type="float" office:value="7.982469" calcext:value-type="float">
            <text:p>7.982469</text:p>
          </table:table-cell>
          <table:table-cell table:style-name="Default" office:value-type="float" office:value="6.530655" calcext:value-type="float">
            <text:p>6.530655</text:p>
          </table:table-cell>
          <table:table-cell table:style-name="Default" office:value-type="float" office:value="6.554349" calcext:value-type="float">
            <text:p>6.554349</text:p>
          </table:table-cell>
          <table:table-cell table:style-name="Default" office:value-type="float" office:value="6.523665" calcext:value-type="float">
            <text:p>6.523665</text:p>
          </table:table-cell>
          <table:table-cell table:style-name="Default" office:value-type="float" office:value="6.472463" calcext:value-type="float">
            <text:p>6.472463</text:p>
          </table:table-cell>
          <table:table-cell table:style-name="Default" office:value-type="float" office:value="6.93878" calcext:value-type="float">
            <text:p>6.93878</text:p>
          </table:table-cell>
          <table:table-cell table:style-name="Default" office:value-type="float" office:value="7.105323" calcext:value-type="float">
            <text:p>7.105323</text:p>
          </table:table-cell>
          <table:table-cell table:style-name="Default" office:value-type="float" office:value="6.733152" calcext:value-type="float">
            <text:p>6.73315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86331" calcext:value-type="float">
            <text:p>3.786331</text:p>
          </table:table-cell>
          <table:table-cell table:style-name="Default" office:value-type="float" office:value="3.639309" calcext:value-type="float">
            <text:p>3.639309</text:p>
          </table:table-cell>
          <table:table-cell table:style-name="Default" office:value-type="float" office:value="3.944112" calcext:value-type="float">
            <text:p>3.944112</text:p>
          </table:table-cell>
          <table:table-cell table:style-name="Default" office:value-type="float" office:value="5.955066" calcext:value-type="float">
            <text:p>5.955066</text:p>
          </table:table-cell>
          <table:table-cell table:style-name="Default" office:value-type="float" office:value="4.928506" calcext:value-type="float">
            <text:p>4.928506</text:p>
          </table:table-cell>
          <table:table-cell table:style-name="Default" office:value-type="float" office:value="7.032991" calcext:value-type="float">
            <text:p>7.032991</text:p>
          </table:table-cell>
          <table:table-cell table:style-name="Default" office:value-type="float" office:value="6.995784" calcext:value-type="float">
            <text:p>6.995784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office:value-type="float" office:value="8.281379" calcext:value-type="float">
            <text:p>8.281379</text:p>
          </table:table-cell>
          <table:table-cell table:number-columns-repeated="7"/>
        </table:table-row>
        <table:table-row table:style-name="ro1">
          <table:table-cell office:value-type="float" office:value="3.914915" calcext:value-type="float">
            <text:p>3.914915</text:p>
          </table:table-cell>
          <table:table-cell table:style-name="ce12" office:value-type="float" office:value="4.018636" calcext:value-type="float">
            <text:p>4.018636</text:p>
          </table:table-cell>
          <table:table-cell table:style-name="ce12" office:value-type="float" office:value="3.929677" calcext:value-type="float">
            <text:p>3.929677</text:p>
          </table:table-cell>
          <table:table-cell table:style-name="ce12" office:value-type="float" office:value="3.913051" calcext:value-type="float">
            <text:p>3.913051</text:p>
          </table:table-cell>
          <table:table-cell table:style-name="ce12" office:value-type="float" office:value="3.941225" calcext:value-type="float">
            <text:p>3.941225</text:p>
          </table:table-cell>
          <table:table-cell table:style-name="ce26" office:value-type="float" office:value="3.93364" calcext:value-type="float">
            <text:p>3.9336</text:p>
          </table:table-cell>
          <table:table-cell table:style-name="ce26" office:value-type="float" office:value="3.974393" calcext:value-type="float">
            <text:p>3.9744</text:p>
          </table:table-cell>
          <table:table-cell table:style-name="ce26" office:value-type="float" office:value="4.028574" calcext:value-type="float">
            <text:p>4.0286</text:p>
          </table:table-cell>
          <table:table-cell table:style-name="ce26" office:value-type="float" office:value="3.864574" calcext:value-type="float">
            <text:p>3.8646</text:p>
          </table:table-cell>
          <table:table-cell table:style-name="ce26" office:value-type="float" office:value="3.989716" calcext:value-type="float">
            <text:p>3.9897</text:p>
          </table:table-cell>
          <table:table-cell office:value-type="float" office:value="4.041457" calcext:value-type="float">
            <text:p>4.0415</text:p>
          </table:table-cell>
          <table:table-cell table:style-name="ce26" office:value-type="float" office:value="4.106501" calcext:value-type="float">
            <text:p>4.1065</text:p>
          </table:table-cell>
          <table:table-cell table:style-name="ce26" office:value-type="float" office:value="4.849077" calcext:value-type="float">
            <text:p>4.8491</text:p>
          </table:table-cell>
          <table:table-cell table:style-name="ce26" office:value-type="float" office:value="4.592937" calcext:value-type="float">
            <text:p>4.592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4.282068" calcext:value-type="float">
            <text:p>4.282068</text:p>
          </table:table-cell>
          <table:table-cell table:number-columns-repeated="5"/>
        </table:table-row>
        <table:table-row table:style-name="ro1">
          <table:table-cell office:value-type="float" office:value="3.647489" calcext:value-type="float">
            <text:p>3.647489</text:p>
          </table:table-cell>
          <table:table-cell office:value-type="float" office:value="3.66705" calcext:value-type="float">
            <text:p>3.6671</text:p>
          </table:table-cell>
          <table:table-cell office:value-type="float" office:value="3.873292" calcext:value-type="float">
            <text:p>3.8733</text:p>
          </table:table-cell>
          <table:table-cell office:value-type="float" office:value="3.584845" calcext:value-type="float">
            <text:p>3.5848</text:p>
          </table:table-cell>
          <table:table-cell office:value-type="float" office:value="3.694293" calcext:value-type="float">
            <text:p>3.6943</text:p>
          </table:table-cell>
          <table:table-cell office:value-type="float" office:value="3.904205" calcext:value-type="float">
            <text:p>3.9042</text:p>
          </table:table-cell>
          <table:table-cell office:value-type="float" office:value="3.61245" calcext:value-type="float">
            <text:p>3.6125</text:p>
          </table:table-cell>
          <table:table-cell office:value-type="float" office:value="3.833362" calcext:value-type="float">
            <text:p>3.8334</text:p>
          </table:table-cell>
          <table:table-cell office:value-type="float" office:value="3.888507" calcext:value-type="float">
            <text:p>3.8885</text:p>
          </table:table-cell>
          <table:table-cell office:value-type="float" office:value="3.605172" calcext:value-type="float">
            <text:p>3.6052</text:p>
          </table:table-cell>
          <table:table-cell office:value-type="float" office:value="3.96285" calcext:value-type="float">
            <text:p>3.9629</text:p>
          </table:table-cell>
          <table:table-cell office:value-type="float" office:value="3.615275" calcext:value-type="float">
            <text:p>3.6153</text:p>
          </table:table-cell>
          <table:table-cell office:value-type="float" office:value="6.658729" calcext:value-type="float">
            <text:p>6.6587</text:p>
          </table:table-cell>
          <table:table-cell table:style-name="ce26" office:value-type="float" office:value="6.16359" calcext:value-type="float">
            <text:p>6.1636</text:p>
          </table:table-cell>
          <table:table-cell table:style-name="ce19" office:value-type="float" office:value="6.125381" calcext:value-type="float">
            <text:p>6.1254</text:p>
          </table:table-cell>
          <table:table-cell table:style-name="ce19" office:value-type="float" office:value="6.166831" calcext:value-type="float">
            <text:p>6.1668</text:p>
          </table:table-cell>
          <table:table-cell table:number-columns-repeated="5"/>
        </table:table-row>
        <table:table-row table:style-name="ro1">
          <table:table-cell office:value-type="float" office:value="3.731337" calcext:value-type="float">
            <text:p>3.731337</text:p>
          </table:table-cell>
          <table:table-cell office:value-type="float" office:value="3.908881" calcext:value-type="float">
            <text:p>3.9089</text:p>
          </table:table-cell>
          <table:table-cell office:value-type="float" office:value="3.742433" calcext:value-type="float">
            <text:p>3.7424</text:p>
          </table:table-cell>
          <table:table-cell office:value-type="float" office:value="3.734876" calcext:value-type="float">
            <text:p>3.7349</text:p>
          </table:table-cell>
          <table:table-cell office:value-type="float" office:value="3.733979" calcext:value-type="float">
            <text:p>3.7340</text:p>
          </table:table-cell>
          <table:table-cell office:value-type="float" office:value="3.704555" calcext:value-type="float">
            <text:p>3.7046</text:p>
          </table:table-cell>
          <table:table-cell office:value-type="float" office:value="3.764805" calcext:value-type="float">
            <text:p>3.7648</text:p>
          </table:table-cell>
          <table:table-cell office:value-type="float" office:value="3.723359" calcext:value-type="float">
            <text:p>3.7234</text:p>
          </table:table-cell>
          <table:table-cell office:value-type="float" office:value="3.714389" calcext:value-type="float">
            <text:p>3.7144</text:p>
          </table:table-cell>
          <table:table-cell office:value-type="float" office:value="3.720548" calcext:value-type="float">
            <text:p>3.7205</text:p>
          </table:table-cell>
          <table:table-cell office:value-type="float" office:value="3.718396" calcext:value-type="float">
            <text:p>3.7184</text:p>
          </table:table-cell>
          <table:table-cell office:value-type="float" office:value="3.716912" calcext:value-type="float">
            <text:p>3.7169</text:p>
          </table:table-cell>
          <table:table-cell office:value-type="float" office:value="6.700391" calcext:value-type="float">
            <text:p>6.7004</text:p>
          </table:table-cell>
          <table:table-cell table:style-name="ce26" office:value-type="float" office:value="6.12306" calcext:value-type="float">
            <text:p>6.1231</text:p>
          </table:table-cell>
          <table:table-cell table:style-name="ce19" office:value-type="float" office:value="6.07798" calcext:value-type="float">
            <text:p>6.0780</text:p>
          </table:table-cell>
          <table:table-cell table:style-name="ce19" office:value-type="float" office:value="7.046403" calcext:value-type="float">
            <text:p>7.0464</text:p>
          </table:table-cell>
          <table:table-cell table:number-columns-repeated="5"/>
        </table:table-row>
        <table:table-row table:style-name="ro1">
          <table:table-cell office:value-type="float" office:value="3.854555" calcext:value-type="float">
            <text:p>3.854555</text:p>
          </table:table-cell>
          <table:table-cell office:value-type="float" office:value="3.834265" calcext:value-type="float">
            <text:p>3.8343</text:p>
          </table:table-cell>
          <table:table-cell office:value-type="float" office:value="3.798843" calcext:value-type="float">
            <text:p>3.7988</text:p>
          </table:table-cell>
          <table:table-cell office:value-type="float" office:value="3.795295" calcext:value-type="float">
            <text:p>3.7953</text:p>
          </table:table-cell>
          <table:table-cell office:value-type="float" office:value="3.800362" calcext:value-type="float">
            <text:p>3.8004</text:p>
          </table:table-cell>
          <table:table-cell office:value-type="float" office:value="3.777488" calcext:value-type="float">
            <text:p>3.7775</text:p>
          </table:table-cell>
          <table:table-cell office:value-type="float" office:value="3.838166" calcext:value-type="float">
            <text:p>3.8382</text:p>
          </table:table-cell>
          <table:table-cell office:value-type="float" office:value="3.811599" calcext:value-type="float">
            <text:p>3.8116</text:p>
          </table:table-cell>
          <table:table-cell office:value-type="float" office:value="3.798071" calcext:value-type="float">
            <text:p>3.7981</text:p>
          </table:table-cell>
          <table:table-cell office:value-type="float" office:value="3.800039" calcext:value-type="float">
            <text:p>3.8000</text:p>
          </table:table-cell>
          <table:table-cell office:value-type="float" office:value="3.793566" calcext:value-type="float">
            <text:p>3.7936</text:p>
          </table:table-cell>
          <table:table-cell office:value-type="float" office:value="3.77459" calcext:value-type="float">
            <text:p>3.7746</text:p>
          </table:table-cell>
          <table:table-cell office:value-type="float" office:value="8.281338" calcext:value-type="float">
            <text:p>8.2813</text:p>
          </table:table-cell>
          <table:table-cell table:style-name="ce26" office:value-type="float" office:value="5.901566" calcext:value-type="float">
            <text:p>5.9016</text:p>
          </table:table-cell>
          <table:table-cell table:style-name="ce19" office:value-type="float" office:value="3.693831" calcext:value-type="float">
            <text:p>3.6938</text:p>
          </table:table-cell>
          <table:table-cell table:style-name="ce19" office:value-type="float" office:value="3.75194" calcext:value-type="float">
            <text:p>3.7519</text:p>
          </table:table-cell>
          <table:table-cell table:number-columns-repeated="5"/>
        </table:table-row>
        <table:table-row table:style-name="ro1">
          <table:table-cell table:style-name="ce19" office:value-type="float" office:value="3.843476" calcext:value-type="float">
            <text:p>3.8435</text:p>
          </table:table-cell>
          <table:table-cell office:value-type="float" office:value="3.834266" calcext:value-type="float">
            <text:p>3.8343</text:p>
          </table:table-cell>
          <table:table-cell office:value-type="float" office:value="3.822414" calcext:value-type="float">
            <text:p>3.8224</text:p>
          </table:table-cell>
          <table:table-cell office:value-type="float" office:value="3.817326" calcext:value-type="float">
            <text:p>3.8173</text:p>
          </table:table-cell>
          <table:table-cell office:value-type="float" office:value="3.825568" calcext:value-type="float">
            <text:p>3.8256</text:p>
          </table:table-cell>
          <table:table-cell office:value-type="float" office:value="3.806358" calcext:value-type="float">
            <text:p>3.8064</text:p>
          </table:table-cell>
          <table:table-cell office:value-type="float" office:value="3.860276" calcext:value-type="float">
            <text:p>3.8603</text:p>
          </table:table-cell>
          <table:table-cell office:value-type="float" office:value="3.830054" calcext:value-type="float">
            <text:p>3.8301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15817" calcext:value-type="float">
            <text:p>3.8158</text:p>
          </table:table-cell>
          <table:table-cell office:value-type="float" office:value="3.817145" calcext:value-type="float">
            <text:p>3.8171</text:p>
          </table:table-cell>
          <table:table-cell office:value-type="float" office:value="3.818552" calcext:value-type="float">
            <text:p>3.8186</text:p>
          </table:table-cell>
          <table:table-cell office:value-type="float" office:value="6.642442" calcext:value-type="float">
            <text:p>6.6424</text:p>
          </table:table-cell>
          <table:table-cell table:style-name="ce26" office:value-type="float" office:value="7.170154" calcext:value-type="float">
            <text:p>7.1702</text:p>
          </table:table-cell>
          <table:table-cell table:style-name="ce19" office:value-type="float" office:value="3.668413" calcext:value-type="float">
            <text:p>3.6684</text:p>
          </table:table-cell>
          <table:table-cell table:style-name="ce19" office:value-type="float" office:value="3.745439" calcext:value-type="float">
            <text:p>3.7454</text:p>
          </table:table-cell>
          <table:table-cell table:number-columns-repeated="5"/>
        </table:table-row>
        <table:table-row table:style-name="ro1">
          <table:table-cell table:style-name="ce19" office:value-type="float" office:value="3.867854" calcext:value-type="float">
            <text:p>3.8679</text:p>
          </table:table-cell>
          <table:table-cell office:value-type="float" office:value="3.904245" calcext:value-type="float">
            <text:p>3.9042</text:p>
          </table:table-cell>
          <table:table-cell office:value-type="float" office:value="3.639216" calcext:value-type="float">
            <text:p>3.6392</text:p>
          </table:table-cell>
          <table:table-cell office:value-type="float" office:value="3.91199" calcext:value-type="float">
            <text:p>3.9120</text:p>
          </table:table-cell>
          <table:table-cell office:value-type="float" office:value="3.809915" calcext:value-type="float">
            <text:p>3.8099</text:p>
          </table:table-cell>
          <table:table-cell office:value-type="float" office:value="3.70462" calcext:value-type="float">
            <text:p>3.7046</text:p>
          </table:table-cell>
          <table:table-cell office:value-type="float" office:value="4.046715" calcext:value-type="float">
            <text:p>4.0467</text:p>
          </table:table-cell>
          <table:table-cell office:value-type="float" office:value="3.772132" calcext:value-type="float">
            <text:p>3.7721</text:p>
          </table:table-cell>
          <table:table-cell office:value-type="float" office:value="3.810415" calcext:value-type="float">
            <text:p>3.8104</text:p>
          </table:table-cell>
          <table:table-cell office:value-type="float" office:value="3.754835" calcext:value-type="float">
            <text:p>3.7548</text:p>
          </table:table-cell>
          <table:table-cell office:value-type="float" office:value="3.708125" calcext:value-type="float">
            <text:p>3.7081</text:p>
          </table:table-cell>
          <table:table-cell office:value-type="float" office:value="3.732647" calcext:value-type="float">
            <text:p>3.7326</text:p>
          </table:table-cell>
          <table:table-cell office:value-type="float" office:value="7.405495" calcext:value-type="float">
            <text:p>7.4055</text:p>
          </table:table-cell>
          <table:table-cell table:style-name="ce26" office:value-type="float" office:value="3.934195" calcext:value-type="float">
            <text:p>3.9342</text:p>
          </table:table-cell>
          <table:table-cell table:style-name="ce19" office:value-type="float" office:value="6.058582" calcext:value-type="float">
            <text:p>6.0586</text:p>
          </table:table-cell>
          <table:table-cell table:style-name="ce19" office:value-type="float" office:value="6.522037" calcext:value-type="float">
            <text:p>6.5220</text:p>
          </table:table-cell>
          <table:table-cell table:number-columns-repeated="5"/>
        </table:table-row>
        <table:table-row table:style-name="ro1">
          <table:table-cell table:style-name="ce19" office:value-type="float" office:value="4.002247" calcext:value-type="float">
            <text:p>4.0022</text:p>
          </table:table-cell>
          <table:table-cell office:value-type="float" office:value="3.900815" calcext:value-type="float">
            <text:p>3.9008</text:p>
          </table:table-cell>
          <table:table-cell office:value-type="float" office:value="3.696248" calcext:value-type="float">
            <text:p>3.6962</text:p>
          </table:table-cell>
          <table:table-cell office:value-type="float" office:value="3.644782" calcext:value-type="float">
            <text:p>3.6448</text:p>
          </table:table-cell>
          <table:table-cell office:value-type="float" office:value="3.725649" calcext:value-type="float">
            <text:p>3.7256</text:p>
          </table:table-cell>
          <table:table-cell office:value-type="float" office:value="3.687097" calcext:value-type="float">
            <text:p>3.6871</text:p>
          </table:table-cell>
          <table:table-cell office:value-type="float" office:value="3.683321" calcext:value-type="float">
            <text:p>3.6833</text:p>
          </table:table-cell>
          <table:table-cell office:value-type="float" office:value="3.756082" calcext:value-type="float">
            <text:p>3.7561</text:p>
          </table:table-cell>
          <table:table-cell office:value-type="float" office:value="4.179826" calcext:value-type="float">
            <text:p>4.1798</text:p>
          </table:table-cell>
          <table:table-cell office:value-type="float" office:value="3.677642" calcext:value-type="float">
            <text:p>3.6776</text:p>
          </table:table-cell>
          <table:table-cell office:value-type="float" office:value="3.827645" calcext:value-type="float">
            <text:p>3.8276</text:p>
          </table:table-cell>
          <table:table-cell office:value-type="float" office:value="3.668968" calcext:value-type="float">
            <text:p>3.6690</text:p>
          </table:table-cell>
          <table:table-cell office:value-type="float" office:value="4.96623" calcext:value-type="float">
            <text:p>4.9662</text:p>
          </table:table-cell>
          <table:table-cell table:style-name="ce26" office:value-type="float" office:value="4.283515" calcext:value-type="float">
            <text:p>4.2835</text:p>
          </table:table-cell>
          <table:table-cell table:style-name="ce19" office:value-type="float" office:value="6.304297" calcext:value-type="float">
            <text:p>6.3043</text:p>
          </table:table-cell>
          <table:table-cell table:style-name="ce19" office:value-type="float" office:value="6.513591" calcext:value-type="float">
            <text:p>6.5136</text:p>
          </table:table-cell>
          <table:table-cell table:number-columns-repeated="5"/>
        </table:table-row>
        <table:table-row table:style-name="ro1">
          <table:table-cell table:style-name="ce19" office:value-type="float" office:value="3.69313" calcext:value-type="float">
            <text:p>3.6931</text:p>
          </table:table-cell>
          <table:table-cell office:value-type="float" office:value="3.74779" calcext:value-type="float">
            <text:p>3.7478</text:p>
          </table:table-cell>
          <table:table-cell office:value-type="float" office:value="3.744893" calcext:value-type="float">
            <text:p>3.7449</text:p>
          </table:table-cell>
          <table:table-cell office:value-type="float" office:value="3.696558" calcext:value-type="float">
            <text:p>3.6966</text:p>
          </table:table-cell>
          <table:table-cell office:value-type="float" office:value="3.790444" calcext:value-type="float">
            <text:p>3.7904</text:p>
          </table:table-cell>
          <table:table-cell office:value-type="float" office:value="3.959851" calcext:value-type="float">
            <text:p>3.9599</text:p>
          </table:table-cell>
          <table:table-cell office:value-type="float" office:value="3.910832" calcext:value-type="float">
            <text:p>3.9108</text:p>
          </table:table-cell>
          <table:table-cell office:value-type="float" office:value="3.929912" calcext:value-type="float">
            <text:p>3.9299</text:p>
          </table:table-cell>
          <table:table-cell office:value-type="float" office:value="3.794254" calcext:value-type="float">
            <text:p>3.7943</text:p>
          </table:table-cell>
          <table:table-cell office:value-type="float" office:value="3.828542" calcext:value-type="float">
            <text:p>3.8285</text:p>
          </table:table-cell>
          <table:table-cell office:value-type="float" office:value="3.76065" calcext:value-type="float">
            <text:p>3.7607</text:p>
          </table:table-cell>
          <table:table-cell office:value-type="float" office:value="3.74592" calcext:value-type="float">
            <text:p>3.7459</text:p>
          </table:table-cell>
          <table:table-cell office:value-type="float" office:value="4.792034" calcext:value-type="float">
            <text:p>4.7920</text:p>
          </table:table-cell>
          <table:table-cell table:style-name="ce26" office:value-type="float" office:value="6.649862" calcext:value-type="float">
            <text:p>6.6499</text:p>
          </table:table-cell>
          <table:table-cell table:style-name="ce19" office:value-type="float" office:value="6.349979" calcext:value-type="float">
            <text:p>6.3500</text:p>
          </table:table-cell>
          <table:table-cell table:style-name="ce19" office:value-type="float" office:value="6.681261" calcext:value-type="float">
            <text:p>6.6813</text:p>
          </table:table-cell>
          <table:table-cell table:number-columns-repeated="5"/>
        </table:table-row>
        <table:table-row table:style-name="ro1">
          <table:table-cell table:style-name="ce19" office:value-type="float" office:value="3.728238" calcext:value-type="float">
            <text:p>3.7282</text:p>
          </table:table-cell>
          <table:table-cell office:value-type="float" office:value="3.907864" calcext:value-type="float">
            <text:p>3.9079</text:p>
          </table:table-cell>
          <table:table-cell office:value-type="float" office:value="3.826764" calcext:value-type="float">
            <text:p>3.8268</text:p>
          </table:table-cell>
          <table:table-cell office:value-type="float" office:value="3.765945" calcext:value-type="float">
            <text:p>3.7659</text:p>
          </table:table-cell>
          <table:table-cell office:value-type="float" office:value="3.711925" calcext:value-type="float">
            <text:p>3.7119</text:p>
          </table:table-cell>
          <table:table-cell office:value-type="float" office:value="3.832966" calcext:value-type="float">
            <text:p>3.8330</text:p>
          </table:table-cell>
          <table:table-cell office:value-type="float" office:value="3.752096" calcext:value-type="float">
            <text:p>3.7521</text:p>
          </table:table-cell>
          <table:table-cell office:value-type="float" office:value="3.813435" calcext:value-type="float">
            <text:p>3.8134</text:p>
          </table:table-cell>
          <table:table-cell office:value-type="float" office:value="3.932615" calcext:value-type="float">
            <text:p>3.9326</text:p>
          </table:table-cell>
          <table:table-cell office:value-type="float" office:value="3.807808" calcext:value-type="float">
            <text:p>3.8078</text:p>
          </table:table-cell>
          <table:table-cell office:value-type="float" office:value="3.887254" calcext:value-type="float">
            <text:p>3.8873</text:p>
          </table:table-cell>
          <table:table-cell office:value-type="float" office:value="3.70372" calcext:value-type="float">
            <text:p>3.7037</text:p>
          </table:table-cell>
          <table:table-cell office:value-type="float" office:value="6.736079" calcext:value-type="float">
            <text:p>6.7361</text:p>
          </table:table-cell>
          <table:table-cell table:style-name="ce26" office:value-type="float" office:value="6.432688" calcext:value-type="float">
            <text:p>6.4327</text:p>
          </table:table-cell>
          <table:table-cell table:style-name="ce19" office:value-type="float" office:value="6.166354" calcext:value-type="float">
            <text:p>6.1664</text:p>
          </table:table-cell>
          <table:table-cell table:style-name="ce19" office:value-type="float" office:value="6.703454" calcext:value-type="float">
            <text:p>6.7035</text:p>
          </table:table-cell>
          <table:table-cell table:number-columns-repeated="5"/>
        </table:table-row>
        <table:table-row table:style-name="ro1">
          <table:table-cell table:style-name="ce19" office:value-type="float" office:value="3.770564" calcext:value-type="float">
            <text:p>3.7706</text:p>
          </table:table-cell>
          <table:table-cell office:value-type="float" office:value="3.791439" calcext:value-type="float">
            <text:p>3.7914</text:p>
          </table:table-cell>
          <table:table-cell office:value-type="float" office:value="3.764845" calcext:value-type="float">
            <text:p>3.7648</text:p>
          </table:table-cell>
          <table:table-cell office:value-type="float" office:value="3.770094" calcext:value-type="float">
            <text:p>3.7701</text:p>
          </table:table-cell>
          <table:table-cell office:value-type="float" office:value="3.763728" calcext:value-type="float">
            <text:p>3.7637</text:p>
          </table:table-cell>
          <table:table-cell office:value-type="float" office:value="3.754116" calcext:value-type="float">
            <text:p>3.7541</text:p>
          </table:table-cell>
          <table:table-cell office:value-type="float" office:value="3.769266" calcext:value-type="float">
            <text:p>3.7693</text:p>
          </table:table-cell>
          <table:table-cell office:value-type="float" office:value="3.767833" calcext:value-type="float">
            <text:p>3.7678</text:p>
          </table:table-cell>
          <table:table-cell office:value-type="float" office:value="3.778003" calcext:value-type="float">
            <text:p>3.7780</text:p>
          </table:table-cell>
          <table:table-cell office:value-type="float" office:value="3.752681" calcext:value-type="float">
            <text:p>3.7527</text:p>
          </table:table-cell>
          <table:table-cell office:value-type="float" office:value="3.759531" calcext:value-type="float">
            <text:p>3.7595</text:p>
          </table:table-cell>
          <table:table-cell office:value-type="float" office:value="3.705718" calcext:value-type="float">
            <text:p>3.7057</text:p>
          </table:table-cell>
          <table:table-cell office:value-type="float" office:value="6.460559" calcext:value-type="float">
            <text:p>6.4606</text:p>
          </table:table-cell>
          <table:table-cell table:style-name="ce26" office:value-type="float" office:value="5.932307" calcext:value-type="float">
            <text:p>5.9323</text:p>
          </table:table-cell>
          <table:table-cell table:style-name="ce19" office:value-type="float" office:value="5.95752" calcext:value-type="float">
            <text:p>5.9575</text:p>
          </table:table-cell>
          <table:table-cell table:style-name="ce19" office:value-type="float" office:value="5.614854" calcext:value-type="float">
            <text:p>5.6149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2"/>
          <table:table-cell table:style-name="ce26"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849235" calcext:value-type="float">
            <text:p>4.849235</text:p>
          </table:table-cell>
          <table:table-cell table:style-name="Default" office:value-type="float" office:value="6.658785" calcext:value-type="float">
            <text:p>6.658785</text:p>
          </table:table-cell>
          <table:table-cell table:style-name="Default" office:value-type="float" office:value="7.046433" calcext:value-type="float">
            <text:p>7.046433</text:p>
          </table:table-cell>
          <table:table-cell table:style-name="Default" office:value-type="float" office:value="8.281379" calcext:value-type="float">
            <text:p>8.281379</text:p>
          </table:table-cell>
          <table:table-cell table:style-name="Default" office:value-type="float" office:value="7.170197" calcext:value-type="float">
            <text:p>7.170197</text:p>
          </table:table-cell>
          <table:table-cell table:style-name="Default" office:value-type="float" office:value="7.405552" calcext:value-type="float">
            <text:p>7.405552</text:p>
          </table:table-cell>
          <table:table-cell table:style-name="Default" office:value-type="float" office:value="6.513665" calcext:value-type="float">
            <text:p>6.513665</text:p>
          </table:table-cell>
          <table:table-cell table:style-name="Default" office:value-type="float" office:value="6.689296" calcext:value-type="float">
            <text:p>6.689296</text:p>
          </table:table-cell>
          <table:table-cell table:style-name="Default" office:value-type="float" office:value="6.736112" calcext:value-type="float">
            <text:p>6.736112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8509" calcext:value-type="float">
            <text:p>3.78509</text:p>
          </table:table-cell>
          <table:table-cell table:style-name="Default" office:value-type="float" office:value="3.588735" calcext:value-type="float">
            <text:p>3.588735</text:p>
          </table:table-cell>
          <table:table-cell table:style-name="Default" office:value-type="float" office:value="3.967966" calcext:value-type="float">
            <text:p>3.967966</text:p>
          </table:table-cell>
          <table:table-cell table:style-name="Default" office:value-type="float" office:value="5.423828" calcext:value-type="float">
            <text:p>5.423828</text:p>
          </table:table-cell>
          <table:table-cell table:style-name="Default" office:value-type="float" office:value="4.440735" calcext:value-type="float">
            <text:p>4.440735</text:p>
          </table:table-cell>
          <table:table-cell table:style-name="Default" office:value-type="float" office:value="6.668957" calcext:value-type="float">
            <text:p>6.668957</text:p>
          </table:table-cell>
          <table:table-cell table:style-name="Default" office:value-type="float" office:value="6.581677" calcext:value-type="float">
            <text:p>6.581677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7.374679" calcext:value-type="float">
            <text:p>7.374679</text:p>
          </table:table-cell>
          <table:table-cell table:number-columns-repeated="7"/>
        </table:table-row>
        <table:table-row table:style-name="ro1">
          <table:table-cell table:style-name="ce19" office:value-type="float" office:value="4.01532" calcext:value-type="float">
            <text:p>4.0153</text:p>
          </table:table-cell>
          <table:table-cell table:style-name="ce26" office:value-type="float" office:value="4.015385" calcext:value-type="float">
            <text:p>4.0154</text:p>
          </table:table-cell>
          <table:table-cell table:style-name="ce26" office:value-type="float" office:value="4.026698" calcext:value-type="float">
            <text:p>4.0267</text:p>
          </table:table-cell>
          <table:table-cell table:style-name="ce26" office:value-type="float" office:value="4.423089" calcext:value-type="float">
            <text:p>4.4231</text:p>
          </table:table-cell>
          <table:table-cell table:style-name="ce26" office:value-type="float" office:value="4.181232" calcext:value-type="float">
            <text:p>4.1812</text:p>
          </table:table-cell>
          <table:table-cell table:style-name="ce26" office:value-type="float" office:value="4.059119" calcext:value-type="float">
            <text:p>4.0591</text:p>
          </table:table-cell>
          <table:table-cell table:style-name="ce26" office:value-type="float" office:value="4.023339" calcext:value-type="float">
            <text:p>4.0233</text:p>
          </table:table-cell>
          <table:table-cell table:style-name="ce26" office:value-type="float" office:value="4.022676" calcext:value-type="float">
            <text:p>4.0227</text:p>
          </table:table-cell>
          <table:table-cell table:style-name="ce26" office:value-type="float" office:value="4.097446" calcext:value-type="float">
            <text:p>4.0974</text:p>
          </table:table-cell>
          <table:table-cell table:style-name="ce26" office:value-type="float" office:value="3.979452" calcext:value-type="float">
            <text:p>3.9795</text:p>
          </table:table-cell>
          <table:table-cell office:value-type="float" office:value="4.123586" calcext:value-type="float">
            <text:p>4.1236</text:p>
          </table:table-cell>
          <table:table-cell table:style-name="ce26" office:value-type="float" office:value="5.197188" calcext:value-type="float">
            <text:p>5.1972</text:p>
          </table:table-cell>
          <table:table-cell table:style-name="ce26" office:value-type="float" office:value="4.194803" calcext:value-type="float">
            <text:p>4.1948</text:p>
          </table:table-cell>
          <table:table-cell table:style-name="ce26" office:value-type="float" office:value="3.970091" calcext:value-type="float">
            <text:p>3.9701</text:p>
          </table:table-cell>
          <table:table-cell table:style-name="ce19" office:value-type="float" office:value="4.16534" calcext:value-type="float">
            <text:p>4.1653</text:p>
          </table:table-cell>
          <table:table-cell table:style-name="ce19" office:value-type="float" office:value="4.055278" calcext:value-type="float">
            <text:p>4.0553</text:p>
          </table:table-cell>
          <table:table-cell table:number-columns-repeated="5"/>
        </table:table-row>
        <table:table-row table:style-name="ro1">
          <table:table-cell table:style-name="ce19" office:value-type="float" office:value="3.593545" calcext:value-type="float">
            <text:p>3.5935</text:p>
          </table:table-cell>
          <table:table-cell office:value-type="float" office:value="4.277501" calcext:value-type="float">
            <text:p>4.2775</text:p>
          </table:table-cell>
          <table:table-cell office:value-type="float" office:value="3.593234" calcext:value-type="float">
            <text:p>3.5932</text:p>
          </table:table-cell>
          <table:table-cell office:value-type="float" office:value="3.600663" calcext:value-type="float">
            <text:p>3.6007</text:p>
          </table:table-cell>
          <table:table-cell office:value-type="float" office:value="3.565737" calcext:value-type="float">
            <text:p>3.5657</text:p>
          </table:table-cell>
          <table:table-cell office:value-type="float" office:value="3.589098" calcext:value-type="float">
            <text:p>3.5891</text:p>
          </table:table-cell>
          <table:table-cell office:value-type="float" office:value="3.576847" calcext:value-type="float">
            <text:p>3.5768</text:p>
          </table:table-cell>
          <table:table-cell office:value-type="float" office:value="3.585584" calcext:value-type="float">
            <text:p>3.5856</text:p>
          </table:table-cell>
          <table:table-cell office:value-type="float" office:value="3.610282" calcext:value-type="float">
            <text:p>3.6103</text:p>
          </table:table-cell>
          <table:table-cell office:value-type="float" office:value="3.627905" calcext:value-type="float">
            <text:p>3.6279</text:p>
          </table:table-cell>
          <table:table-cell office:value-type="float" office:value="3.550255" calcext:value-type="float">
            <text:p>3.5503</text:p>
          </table:table-cell>
          <table:table-cell office:value-type="float" office:value="6.105053" calcext:value-type="float">
            <text:p>6.1051</text:p>
          </table:table-cell>
          <table:table-cell table:style-name="ce26" office:value-type="float" office:value="5.895365" calcext:value-type="float">
            <text:p>5.8954</text:p>
          </table:table-cell>
          <table:table-cell office:value-type="float" office:value="6.256986" calcext:value-type="float">
            <text:p>6.2570</text:p>
          </table:table-cell>
          <table:table-cell table:style-name="ce19" office:value-type="float" office:value="6.337212" calcext:value-type="float">
            <text:p>6.3372</text:p>
          </table:table-cell>
          <table:table-cell table:style-name="ce19" office:value-type="float" office:value="6.31997" calcext:value-type="float">
            <text:p>6.3200</text:p>
          </table:table-cell>
          <table:table-cell table:number-columns-repeated="5"/>
        </table:table-row>
        <table:table-row table:style-name="ro1">
          <table:table-cell table:style-name="ce19" office:value-type="float" office:value="3.800646" calcext:value-type="float">
            <text:p>3.8006</text:p>
          </table:table-cell>
          <table:table-cell office:value-type="float" office:value="3.807491" calcext:value-type="float">
            <text:p>3.8075</text:p>
          </table:table-cell>
          <table:table-cell office:value-type="float" office:value="3.847482" calcext:value-type="float">
            <text:p>3.8475</text:p>
          </table:table-cell>
          <table:table-cell office:value-type="float" office:value="3.841465" calcext:value-type="float">
            <text:p>3.8415</text:p>
          </table:table-cell>
          <table:table-cell office:value-type="float" office:value="3.808232" calcext:value-type="float">
            <text:p>3.8082</text:p>
          </table:table-cell>
          <table:table-cell office:value-type="float" office:value="3.826294" calcext:value-type="float">
            <text:p>3.8263</text:p>
          </table:table-cell>
          <table:table-cell office:value-type="float" office:value="3.819387" calcext:value-type="float">
            <text:p>3.8194</text:p>
          </table:table-cell>
          <table:table-cell office:value-type="float" office:value="3.825871" calcext:value-type="float">
            <text:p>3.8259</text:p>
          </table:table-cell>
          <table:table-cell office:value-type="float" office:value="3.79666" calcext:value-type="float">
            <text:p>3.7967</text:p>
          </table:table-cell>
          <table:table-cell office:value-type="float" office:value="3.82457" calcext:value-type="float">
            <text:p>3.8246</text:p>
          </table:table-cell>
          <table:table-cell office:value-type="float" office:value="3.785112" calcext:value-type="float">
            <text:p>3.7851</text:p>
          </table:table-cell>
          <table:table-cell office:value-type="float" office:value="6.593068" calcext:value-type="float">
            <text:p>6.5931</text:p>
          </table:table-cell>
          <table:table-cell table:style-name="ce26" office:value-type="float" office:value="5.951411" calcext:value-type="float">
            <text:p>5.9514</text:p>
          </table:table-cell>
          <table:table-cell office:value-type="float" office:value="6.678871" calcext:value-type="float">
            <text:p>6.6789</text:p>
          </table:table-cell>
          <table:table-cell table:style-name="ce19" office:value-type="float" office:value="3.755653" calcext:value-type="float">
            <text:p>3.7557</text:p>
          </table:table-cell>
          <table:table-cell table:style-name="ce19" office:value-type="float" office:value="3.742633" calcext:value-type="float">
            <text:p>3.7426</text:p>
          </table:table-cell>
          <table:table-cell table:number-columns-repeated="5"/>
        </table:table-row>
        <table:table-row table:style-name="ro1">
          <table:table-cell table:style-name="ce19" office:value-type="float" office:value="3.935794" calcext:value-type="float">
            <text:p>3.9358</text:p>
          </table:table-cell>
          <table:table-cell office:value-type="float" office:value="3.931971" calcext:value-type="float">
            <text:p>3.9320</text:p>
          </table:table-cell>
          <table:table-cell office:value-type="float" office:value="3.949748" calcext:value-type="float">
            <text:p>3.9497</text:p>
          </table:table-cell>
          <table:table-cell office:value-type="float" office:value="3.938897" calcext:value-type="float">
            <text:p>3.9389</text:p>
          </table:table-cell>
          <table:table-cell office:value-type="float" office:value="3.906253" calcext:value-type="float">
            <text:p>3.9063</text:p>
          </table:table-cell>
          <table:table-cell office:value-type="float" office:value="3.927257" calcext:value-type="float">
            <text:p>3.9273</text:p>
          </table:table-cell>
          <table:table-cell office:value-type="float" office:value="3.889874" calcext:value-type="float">
            <text:p>3.8899</text:p>
          </table:table-cell>
          <table:table-cell office:value-type="float" office:value="3.935409" calcext:value-type="float">
            <text:p>3.9354</text:p>
          </table:table-cell>
          <table:table-cell office:value-type="float" office:value="3.942177" calcext:value-type="float">
            <text:p>3.9422</text:p>
          </table:table-cell>
          <table:table-cell office:value-type="float" office:value="3.972654" calcext:value-type="float">
            <text:p>3.9727</text:p>
          </table:table-cell>
          <table:table-cell office:value-type="float" office:value="3.905844" calcext:value-type="float">
            <text:p>3.9058</text:p>
          </table:table-cell>
          <table:table-cell office:value-type="float" office:value="7.359141" calcext:value-type="float">
            <text:p>7.3591</text:p>
          </table:table-cell>
          <table:table-cell table:style-name="ce26" office:value-type="float" office:value="3.76311" calcext:value-type="float">
            <text:p>3.7631</text:p>
          </table:table-cell>
          <table:table-cell office:value-type="float" office:value="3.775153" calcext:value-type="float">
            <text:p>3.7752</text:p>
          </table:table-cell>
          <table:table-cell table:style-name="ce19" office:value-type="float" office:value="3.789226" calcext:value-type="float">
            <text:p>3.7892</text:p>
          </table:table-cell>
          <table:table-cell table:style-name="ce19" office:value-type="float" office:value="3.749077" calcext:value-type="float">
            <text:p>3.7491</text:p>
          </table:table-cell>
          <table:table-cell table:number-columns-repeated="5"/>
        </table:table-row>
        <table:table-row table:style-name="ro1">
          <table:table-cell table:style-name="ce19" office:value-type="float" office:value="3.674946" calcext:value-type="float">
            <text:p>3.6749</text:p>
          </table:table-cell>
          <table:table-cell office:value-type="float" office:value="3.696163" calcext:value-type="float">
            <text:p>3.6962</text:p>
          </table:table-cell>
          <table:table-cell office:value-type="float" office:value="3.744163" calcext:value-type="float">
            <text:p>3.7442</text:p>
          </table:table-cell>
          <table:table-cell office:value-type="float" office:value="3.736837" calcext:value-type="float">
            <text:p>3.7368</text:p>
          </table:table-cell>
          <table:table-cell office:value-type="float" office:value="3.705759" calcext:value-type="float">
            <text:p>3.7058</text:p>
          </table:table-cell>
          <table:table-cell office:value-type="float" office:value="3.727262" calcext:value-type="float">
            <text:p>3.7273</text:p>
          </table:table-cell>
          <table:table-cell office:value-type="float" office:value="3.671191" calcext:value-type="float">
            <text:p>3.6712</text:p>
          </table:table-cell>
          <table:table-cell office:value-type="float" office:value="3.712978" calcext:value-type="float">
            <text:p>3.7130</text:p>
          </table:table-cell>
          <table:table-cell office:value-type="float" office:value="3.689691" calcext:value-type="float">
            <text:p>3.6897</text:p>
          </table:table-cell>
          <table:table-cell office:value-type="float" office:value="4.361113" calcext:value-type="float">
            <text:p>4.3611</text:p>
          </table:table-cell>
          <table:table-cell office:value-type="float" office:value="3.67043" calcext:value-type="float">
            <text:p>3.6704</text:p>
          </table:table-cell>
          <table:table-cell office:value-type="float" office:value="4.419892" calcext:value-type="float">
            <text:p>4.4199</text:p>
          </table:table-cell>
          <table:table-cell table:style-name="ce26" office:value-type="float" office:value="3.656493" calcext:value-type="float">
            <text:p>3.6565</text:p>
          </table:table-cell>
          <table:table-cell office:value-type="float" office:value="4.421364" calcext:value-type="float">
            <text:p>4.4214</text:p>
          </table:table-cell>
          <table:table-cell table:style-name="ce19" office:value-type="float" office:value="6.05772" calcext:value-type="float">
            <text:p>6.0577</text:p>
          </table:table-cell>
          <table:table-cell table:style-name="ce19" office:value-type="float" office:value="6.00346" calcext:value-type="float">
            <text:p>6.0035</text:p>
          </table:table-cell>
          <table:table-cell table:number-columns-repeated="5"/>
        </table:table-row>
        <table:table-row table:style-name="ro1">
          <table:table-cell table:style-name="ce19" office:value-type="float" office:value="3.680442" calcext:value-type="float">
            <text:p>3.6804</text:p>
          </table:table-cell>
          <table:table-cell office:value-type="float" office:value="3.668051" calcext:value-type="float">
            <text:p>3.6681</text:p>
          </table:table-cell>
          <table:table-cell office:value-type="float" office:value="3.698376" calcext:value-type="float">
            <text:p>3.6984</text:p>
          </table:table-cell>
          <table:table-cell office:value-type="float" office:value="3.687024" calcext:value-type="float">
            <text:p>3.6870</text:p>
          </table:table-cell>
          <table:table-cell office:value-type="float" office:value="3.649266" calcext:value-type="float">
            <text:p>3.6493</text:p>
          </table:table-cell>
          <table:table-cell office:value-type="float" office:value="3.672723" calcext:value-type="float">
            <text:p>3.6727</text:p>
          </table:table-cell>
          <table:table-cell office:value-type="float" office:value="3.635607" calcext:value-type="float">
            <text:p>3.6356</text:p>
          </table:table-cell>
          <table:table-cell office:value-type="float" office:value="3.676161" calcext:value-type="float">
            <text:p>3.6762</text:p>
          </table:table-cell>
          <table:table-cell office:value-type="float" office:value="3.868697" calcext:value-type="float">
            <text:p>3.8687</text:p>
          </table:table-cell>
          <table:table-cell office:value-type="float" office:value="3.722647" calcext:value-type="float">
            <text:p>3.7226</text:p>
          </table:table-cell>
          <table:table-cell office:value-type="float" office:value="3.648813" calcext:value-type="float">
            <text:p>3.6488</text:p>
          </table:table-cell>
          <table:table-cell office:value-type="float" office:value="5.61864" calcext:value-type="float">
            <text:p>5.6186</text:p>
          </table:table-cell>
          <table:table-cell table:style-name="ce26" office:value-type="float" office:value="6.199793" calcext:value-type="float">
            <text:p>6.1998</text:p>
          </table:table-cell>
          <table:table-cell office:value-type="float" office:value="6.223006" calcext:value-type="float">
            <text:p>6.2230</text:p>
          </table:table-cell>
          <table:table-cell table:style-name="ce19" office:value-type="float" office:value="6.260808" calcext:value-type="float">
            <text:p>6.2608</text:p>
          </table:table-cell>
          <table:table-cell table:style-name="ce19" office:value-type="float" office:value="7.054126" calcext:value-type="float">
            <text:p>7.0541</text:p>
          </table:table-cell>
          <table:table-cell table:number-columns-repeated="5"/>
        </table:table-row>
        <table:table-row table:style-name="ro1">
          <table:table-cell table:style-name="ce19" office:value-type="float" office:value="3.77067" calcext:value-type="float">
            <text:p>3.7707</text:p>
          </table:table-cell>
          <table:table-cell office:value-type="float" office:value="3.787448" calcext:value-type="float">
            <text:p>3.7874</text:p>
          </table:table-cell>
          <table:table-cell office:value-type="float" office:value="3.831828" calcext:value-type="float">
            <text:p>3.8318</text:p>
          </table:table-cell>
          <table:table-cell office:value-type="float" office:value="3.821381" calcext:value-type="float">
            <text:p>3.8214</text:p>
          </table:table-cell>
          <table:table-cell office:value-type="float" office:value="3.784618" calcext:value-type="float">
            <text:p>3.7846</text:p>
          </table:table-cell>
          <table:table-cell office:value-type="float" office:value="3.80911" calcext:value-type="float">
            <text:p>3.8091</text:p>
          </table:table-cell>
          <table:table-cell office:value-type="float" office:value="3.7527" calcext:value-type="float">
            <text:p>3.7527</text:p>
          </table:table-cell>
          <table:table-cell office:value-type="float" office:value="3.795865" calcext:value-type="float">
            <text:p>3.7959</text:p>
          </table:table-cell>
          <table:table-cell office:value-type="float" office:value="3.769741" calcext:value-type="float">
            <text:p>3.7697</text:p>
          </table:table-cell>
          <table:table-cell office:value-type="float" office:value="3.808579" calcext:value-type="float">
            <text:p>3.8086</text:p>
          </table:table-cell>
          <table:table-cell office:value-type="float" office:value="3.773563" calcext:value-type="float">
            <text:p>3.7736</text:p>
          </table:table-cell>
          <table:table-cell office:value-type="float" office:value="6.539316" calcext:value-type="float">
            <text:p>6.5393</text:p>
          </table:table-cell>
          <table:table-cell table:style-name="ce26" office:value-type="float" office:value="5.979961" calcext:value-type="float">
            <text:p>5.9800</text:p>
          </table:table-cell>
          <table:table-cell office:value-type="float" office:value="5.956524" calcext:value-type="float">
            <text:p>5.9565</text:p>
          </table:table-cell>
          <table:table-cell table:style-name="ce19" office:value-type="float" office:value="5.502053" calcext:value-type="float">
            <text:p>5.5021</text:p>
          </table:table-cell>
          <table:table-cell table:style-name="ce19" office:value-type="float" office:value="3.740189" calcext:value-type="float">
            <text:p>3.7402</text:p>
          </table:table-cell>
          <table:table-cell table:number-columns-repeated="5"/>
        </table:table-row>
        <table:table-row table:style-name="ro1">
          <table:table-cell table:style-name="ce19" office:value-type="float" office:value="3.916854" calcext:value-type="float">
            <text:p>3.9169</text:p>
          </table:table-cell>
          <table:table-cell office:value-type="float" office:value="3.902801" calcext:value-type="float">
            <text:p>3.9028</text:p>
          </table:table-cell>
          <table:table-cell office:value-type="float" office:value="3.931502" calcext:value-type="float">
            <text:p>3.9315</text:p>
          </table:table-cell>
          <table:table-cell office:value-type="float" office:value="3.920454" calcext:value-type="float">
            <text:p>3.9205</text:p>
          </table:table-cell>
          <table:table-cell office:value-type="float" office:value="3.883641" calcext:value-type="float">
            <text:p>3.8836</text:p>
          </table:table-cell>
          <table:table-cell office:value-type="float" office:value="3.904406" calcext:value-type="float">
            <text:p>3.9044</text:p>
          </table:table-cell>
          <table:table-cell office:value-type="float" office:value="3.869331" calcext:value-type="float">
            <text:p>3.8693</text:p>
          </table:table-cell>
          <table:table-cell office:value-type="float" office:value="3.911541" calcext:value-type="float">
            <text:p>3.9115</text:p>
          </table:table-cell>
          <table:table-cell office:value-type="float" office:value="3.918189" calcext:value-type="float">
            <text:p>3.9182</text:p>
          </table:table-cell>
          <table:table-cell office:value-type="float" office:value="3.958846" calcext:value-type="float">
            <text:p>3.9588</text:p>
          </table:table-cell>
          <table:table-cell office:value-type="float" office:value="3.891378" calcext:value-type="float">
            <text:p>3.8914</text:p>
          </table:table-cell>
          <table:table-cell office:value-type="float" office:value="4.632264" calcext:value-type="float">
            <text:p>4.6323</text:p>
          </table:table-cell>
          <table:table-cell table:style-name="ce26" office:value-type="float" office:value="5.35814" calcext:value-type="float">
            <text:p>5.3581</text:p>
          </table:table-cell>
          <table:table-cell office:value-type="float" office:value="3.728971" calcext:value-type="float">
            <text:p>3.7290</text:p>
          </table:table-cell>
          <table:table-cell table:style-name="ce19" office:value-type="float" office:value="3.753932" calcext:value-type="float">
            <text:p>3.7539</text:p>
          </table:table-cell>
          <table:table-cell table:style-name="ce19" office:value-type="float" office:value="3.754383" calcext:value-type="float">
            <text:p>3.7544</text:p>
          </table:table-cell>
          <table:table-cell table:number-columns-repeated="5"/>
        </table:table-row>
        <table:table-row table:style-name="ro1">
          <table:table-cell table:style-name="ce19" office:value-type="float" office:value="3.804114" calcext:value-type="float">
            <text:p>3.8041</text:p>
          </table:table-cell>
          <table:table-cell office:value-type="float" office:value="3.819245" calcext:value-type="float">
            <text:p>3.8192</text:p>
          </table:table-cell>
          <table:table-cell office:value-type="float" office:value="3.87359" calcext:value-type="float">
            <text:p>3.8736</text:p>
          </table:table-cell>
          <table:table-cell office:value-type="float" office:value="3.865948" calcext:value-type="float">
            <text:p>3.8659</text:p>
          </table:table-cell>
          <table:table-cell office:value-type="float" office:value="3.812539" calcext:value-type="float">
            <text:p>3.8125</text:p>
          </table:table-cell>
          <table:table-cell office:value-type="float" office:value="3.835459" calcext:value-type="float">
            <text:p>3.8355</text:p>
          </table:table-cell>
          <table:table-cell office:value-type="float" office:value="3.796132" calcext:value-type="float">
            <text:p>3.7961</text:p>
          </table:table-cell>
          <table:table-cell office:value-type="float" office:value="3.839542" calcext:value-type="float">
            <text:p>3.8395</text:p>
          </table:table-cell>
          <table:table-cell office:value-type="float" office:value="3.804092" calcext:value-type="float">
            <text:p>3.8041</text:p>
          </table:table-cell>
          <table:table-cell office:value-type="float" office:value="3.795854" calcext:value-type="float">
            <text:p>3.7959</text:p>
          </table:table-cell>
          <table:table-cell office:value-type="float" office:value="3.808808" calcext:value-type="float">
            <text:p>3.8088</text:p>
          </table:table-cell>
          <table:table-cell office:value-type="float" office:value="6.46721" calcext:value-type="float">
            <text:p>6.4672</text:p>
          </table:table-cell>
          <table:table-cell table:style-name="ce26" office:value-type="float" office:value="3.730197" calcext:value-type="float">
            <text:p>3.7302</text:p>
          </table:table-cell>
          <table:table-cell office:value-type="float" office:value="3.734159" calcext:value-type="float">
            <text:p>3.7342</text:p>
          </table:table-cell>
          <table:table-cell table:style-name="ce19" office:value-type="float" office:value="6.060176" calcext:value-type="float">
            <text:p>6.0602</text:p>
          </table:table-cell>
          <table:table-cell table:style-name="ce19" office:value-type="float" office:value="6.157275" calcext:value-type="float">
            <text:p>6.1573</text:p>
          </table:table-cell>
          <table:table-cell table:number-columns-repeated="5"/>
        </table:table-row>
        <table:table-row table:style-name="ro1">
          <table:table-cell table:style-name="ce19" office:value-type="float" office:value="3.695122" calcext:value-type="float">
            <text:p>3.6951</text:p>
          </table:table-cell>
          <table:table-cell office:value-type="float" office:value="3.68424" calcext:value-type="float">
            <text:p>3.6842</text:p>
          </table:table-cell>
          <table:table-cell office:value-type="float" office:value="3.719985" calcext:value-type="float">
            <text:p>3.7200</text:p>
          </table:table-cell>
          <table:table-cell office:value-type="float" office:value="3.705616" calcext:value-type="float">
            <text:p>3.7056</text:p>
          </table:table-cell>
          <table:table-cell office:value-type="float" office:value="3.658388" calcext:value-type="float">
            <text:p>3.6584</text:p>
          </table:table-cell>
          <table:table-cell office:value-type="float" office:value="3.682634" calcext:value-type="float">
            <text:p>3.6826</text:p>
          </table:table-cell>
          <table:table-cell office:value-type="float" office:value="3.659447" calcext:value-type="float">
            <text:p>3.6594</text:p>
          </table:table-cell>
          <table:table-cell office:value-type="float" office:value="3.709944" calcext:value-type="float">
            <text:p>3.7099</text:p>
          </table:table-cell>
          <table:table-cell office:value-type="float" office:value="3.695891" calcext:value-type="float">
            <text:p>3.6959</text:p>
          </table:table-cell>
          <table:table-cell office:value-type="float" office:value="3.680477" calcext:value-type="float">
            <text:p>3.6805</text:p>
          </table:table-cell>
          <table:table-cell office:value-type="float" office:value="3.674286" calcext:value-type="float">
            <text:p>3.6743</text:p>
          </table:table-cell>
          <table:table-cell office:value-type="float" office:value="6.76599" calcext:value-type="float">
            <text:p>6.7660</text:p>
          </table:table-cell>
          <table:table-cell table:style-name="ce26" office:value-type="float" office:value="6.268147" calcext:value-type="float">
            <text:p>6.2681</text:p>
          </table:table-cell>
          <table:table-cell office:value-type="float" office:value="6.294543" calcext:value-type="float">
            <text:p>6.2945</text:p>
          </table:table-cell>
          <table:table-cell table:style-name="ce19" office:value-type="float" office:value="6.286952" calcext:value-type="float">
            <text:p>6.2870</text:p>
          </table:table-cell>
          <table:table-cell table:style-name="ce19" office:value-type="float" office:value="7.374635" calcext:value-type="float">
            <text:p>7.3746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1"/>
          <table:table-cell table:style-name="ce26"/>
          <table:table-cell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5.2112" calcext:value-type="float">
            <text:p>5.2112</text:p>
          </table:table-cell>
          <table:table-cell table:style-name="Default" office:value-type="float" office:value="6.345535" calcext:value-type="float">
            <text:p>6.345535</text:p>
          </table:table-cell>
          <table:table-cell table:style-name="Default" office:value-type="float" office:value="6.678922" calcext:value-type="float">
            <text:p>6.678922</text:p>
          </table:table-cell>
          <table:table-cell table:style-name="Default" office:value-type="float" office:value="7.359209" calcext:value-type="float">
            <text:p>7.359209</text:p>
          </table:table-cell>
          <table:table-cell table:style-name="Default" office:value-type="float" office:value="6.057789" calcext:value-type="float">
            <text:p>6.057789</text:p>
          </table:table-cell>
          <table:table-cell table:style-name="Default" office:value-type="float" office:value="7.054153" calcext:value-type="float">
            <text:p>7.054153</text:p>
          </table:table-cell>
          <table:table-cell table:style-name="Default" office:value-type="float" office:value="6.539348" calcext:value-type="float">
            <text:p>6.539348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6.467256" calcext:value-type="float">
            <text:p>6.467256</text:p>
          </table:table-cell>
          <table:table-cell table:style-name="Default" office:value-type="float" office:value="7.374679" calcext:value-type="float">
            <text:p>7.37467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829929" calcext:value-type="float">
            <text:p>3.829929</text:p>
          </table:table-cell>
          <table:table-cell table:style-name="Default" office:value-type="float" office:value="3.519238" calcext:value-type="float">
            <text:p>3.519238</text:p>
          </table:table-cell>
          <table:table-cell table:style-name="Default" office:value-type="float" office:value="4.056013" calcext:value-type="float">
            <text:p>4.056013</text:p>
          </table:table-cell>
          <table:table-cell table:style-name="Default" office:value-type="float" office:value="5.168022" calcext:value-type="float">
            <text:p>5.168022</text:p>
          </table:table-cell>
          <table:table-cell table:style-name="Default" office:value-type="float" office:value="3.912832" calcext:value-type="float">
            <text:p>3.912832</text:p>
          </table:table-cell>
          <table:table-cell table:style-name="Default" office:value-type="float" office:value="6.795332" calcext:value-type="float">
            <text:p>6.795332</text:p>
          </table:table-cell>
          <table:table-cell table:style-name="Default" office:value-type="float" office:value="6.750752" calcext:value-type="float">
            <text:p>6.75075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7.927536" calcext:value-type="float">
            <text:p>7.927536</text:p>
          </table:table-cell>
          <table:table-cell table:number-columns-repeated="7"/>
        </table:table-row>
        <table:table-row table:style-name="ro1">
          <table:table-cell table:style-name="ce19" office:value-type="float" office:value="4.675718" calcext:value-type="float">
            <text:p>4.6757</text:p>
          </table:table-cell>
          <table:table-cell table:style-name="ce26" office:value-type="float" office:value="3.926295" calcext:value-type="float">
            <text:p>3.9263</text:p>
          </table:table-cell>
          <table:table-cell table:style-name="ce26" office:value-type="float" office:value="3.851309" calcext:value-type="float">
            <text:p>3.8513</text:p>
          </table:table-cell>
          <table:table-cell table:style-name="ce26" office:value-type="float" office:value="3.875912" calcext:value-type="float">
            <text:p>3.8759</text:p>
          </table:table-cell>
          <table:table-cell table:style-name="ce26" office:value-type="float" office:value="3.858972" calcext:value-type="float">
            <text:p>3.8590</text:p>
          </table:table-cell>
          <table:table-cell table:style-name="ce26" office:value-type="float" office:value="3.882685" calcext:value-type="float">
            <text:p>3.8827</text:p>
          </table:table-cell>
          <table:table-cell table:style-name="ce26" office:value-type="float" office:value="3.928942" calcext:value-type="float">
            <text:p>3.9289</text:p>
          </table:table-cell>
          <table:table-cell table:style-name="ce26" office:value-type="float" office:value="3.83248" calcext:value-type="float">
            <text:p>3.8325</text:p>
          </table:table-cell>
          <table:table-cell table:style-name="ce26" office:value-type="float" office:value="3.815224" calcext:value-type="float">
            <text:p>3.8152</text:p>
          </table:table-cell>
          <table:table-cell table:style-name="ce26" office:value-type="float" office:value="3.781098" calcext:value-type="float">
            <text:p>3.7811</text:p>
          </table:table-cell>
          <table:table-cell office:value-type="float" office:value="4.530191" calcext:value-type="float">
            <text:p>4.5302</text:p>
          </table:table-cell>
          <table:table-cell table:style-name="ce26" office:value-type="float" office:value="3.804675" calcext:value-type="float">
            <text:p>3.8047</text:p>
          </table:table-cell>
          <table:table-cell table:style-name="ce26" office:value-type="float" office:value="3.713756" calcext:value-type="float">
            <text:p>3.7138</text:p>
          </table:table-cell>
          <table:table-cell table:style-name="ce26" office:value-type="float" office:value="3.747234" calcext:value-type="float">
            <text:p>3.7472</text:p>
          </table:table-cell>
          <table:table-cell table:style-name="ce19" office:value-type="float" office:value="3.683172" calcext:value-type="float">
            <text:p>3.6832</text:p>
          </table:table-cell>
          <table:table-cell table:style-name="ce19" office:value-type="float" office:value="3.662003" calcext:value-type="float">
            <text:p>3.6620</text:p>
          </table:table-cell>
          <table:table-cell table:number-columns-repeated="5"/>
        </table:table-row>
        <table:table-row table:style-name="ro1">
          <table:table-cell table:style-name="ce19" office:value-type="float" office:value="3.522126" calcext:value-type="float">
            <text:p>3.5221</text:p>
          </table:table-cell>
          <table:table-cell office:value-type="float" office:value="3.637601" calcext:value-type="float">
            <text:p>3.6376</text:p>
          </table:table-cell>
          <table:table-cell office:value-type="float" office:value="3.588425" calcext:value-type="float">
            <text:p>3.5884</text:p>
          </table:table-cell>
          <table:table-cell office:value-type="float" office:value="3.58299" calcext:value-type="float">
            <text:p>3.5830</text:p>
          </table:table-cell>
          <table:table-cell office:value-type="float" office:value="3.584576" calcext:value-type="float">
            <text:p>3.5846</text:p>
          </table:table-cell>
          <table:table-cell office:value-type="float" office:value="3.598476" calcext:value-type="float">
            <text:p>3.5985</text:p>
          </table:table-cell>
          <table:table-cell office:value-type="float" office:value="3.628355" calcext:value-type="float">
            <text:p>3.6284</text:p>
          </table:table-cell>
          <table:table-cell office:value-type="float" office:value="4.180924" calcext:value-type="float">
            <text:p>4.1809</text:p>
          </table:table-cell>
          <table:table-cell office:value-type="float" office:value="3.559137" calcext:value-type="float">
            <text:p>3.5591</text:p>
          </table:table-cell>
          <table:table-cell office:value-type="float" office:value="3.496136" calcext:value-type="float">
            <text:p>3.4961</text:p>
          </table:table-cell>
          <table:table-cell office:value-type="float" office:value="6.099895" calcext:value-type="float">
            <text:p>6.0999</text:p>
          </table:table-cell>
          <table:table-cell table:style-name="ce26" office:value-type="float" office:value="5.358322" calcext:value-type="float">
            <text:p>5.3583</text:p>
          </table:table-cell>
          <table:table-cell office:value-type="float" office:value="5.656832" calcext:value-type="float">
            <text:p>5.6568</text:p>
          </table:table-cell>
          <table:table-cell office:value-type="float" office:value="6.073395" calcext:value-type="float">
            <text:p>6.0734</text:p>
          </table:table-cell>
          <table:table-cell table:style-name="ce19" office:value-type="float" office:value="6.304925" calcext:value-type="float">
            <text:p>6.3049</text:p>
          </table:table-cell>
          <table:table-cell table:style-name="ce19" office:value-type="float" office:value="6.317478" calcext:value-type="float">
            <text:p>6.3175</text:p>
          </table:table-cell>
          <table:table-cell table:number-columns-repeated="5"/>
        </table:table-row>
        <table:table-row table:style-name="ro1">
          <table:table-cell table:style-name="ce19" office:value-type="float" office:value="3.742033" calcext:value-type="float">
            <text:p>3.7420</text:p>
          </table:table-cell>
          <table:table-cell office:value-type="float" office:value="3.901577" calcext:value-type="float">
            <text:p>3.9016</text:p>
          </table:table-cell>
          <table:table-cell office:value-type="float" office:value="3.864938" calcext:value-type="float">
            <text:p>3.8649</text:p>
          </table:table-cell>
          <table:table-cell office:value-type="float" office:value="3.879358" calcext:value-type="float">
            <text:p>3.8794</text:p>
          </table:table-cell>
          <table:table-cell office:value-type="float" office:value="3.85994" calcext:value-type="float">
            <text:p>3.8599</text:p>
          </table:table-cell>
          <table:table-cell office:value-type="float" office:value="3.867771" calcext:value-type="float">
            <text:p>3.8678</text:p>
          </table:table-cell>
          <table:table-cell office:value-type="float" office:value="3.899016" calcext:value-type="float">
            <text:p>3.8990</text:p>
          </table:table-cell>
          <table:table-cell office:value-type="float" office:value="3.885258" calcext:value-type="float">
            <text:p>3.8853</text:p>
          </table:table-cell>
          <table:table-cell office:value-type="float" office:value="3.806885" calcext:value-type="float">
            <text:p>3.8069</text:p>
          </table:table-cell>
          <table:table-cell office:value-type="float" office:value="3.765886" calcext:value-type="float">
            <text:p>3.7659</text:p>
          </table:table-cell>
          <table:table-cell office:value-type="float" office:value="6.592082" calcext:value-type="float">
            <text:p>6.5921</text:p>
          </table:table-cell>
          <table:table-cell table:style-name="ce26" office:value-type="float" office:value="7.195679" calcext:value-type="float">
            <text:p>7.1957</text:p>
          </table:table-cell>
          <table:table-cell office:value-type="float" office:value="5.896899" calcext:value-type="float">
            <text:p>5.8969</text:p>
          </table:table-cell>
          <table:table-cell office:value-type="float" office:value="3.812353" calcext:value-type="float">
            <text:p>3.8124</text:p>
          </table:table-cell>
          <table:table-cell table:style-name="ce19" office:value-type="float" office:value="3.711051" calcext:value-type="float">
            <text:p>3.7111</text:p>
          </table:table-cell>
          <table:table-cell table:style-name="ce19" office:value-type="float" office:value="3.738269" calcext:value-type="float">
            <text:p>3.7383</text:p>
          </table:table-cell>
          <table:table-cell table:number-columns-repeated="5"/>
        </table:table-row>
        <table:table-row table:style-name="ro1">
          <table:table-cell table:style-name="ce19" office:value-type="float" office:value="3.939962" calcext:value-type="float">
            <text:p>3.9400</text:p>
          </table:table-cell>
          <table:table-cell office:value-type="float" office:value="4.00948" calcext:value-type="float">
            <text:p>4.0095</text:p>
          </table:table-cell>
          <table:table-cell office:value-type="float" office:value="3.968279" calcext:value-type="float">
            <text:p>3.9683</text:p>
          </table:table-cell>
          <table:table-cell office:value-type="float" office:value="3.97166" calcext:value-type="float">
            <text:p>3.9717</text:p>
          </table:table-cell>
          <table:table-cell office:value-type="float" office:value="3.977598" calcext:value-type="float">
            <text:p>3.9776</text:p>
          </table:table-cell>
          <table:table-cell office:value-type="float" office:value="3.99729" calcext:value-type="float">
            <text:p>3.9973</text:p>
          </table:table-cell>
          <table:table-cell office:value-type="float" office:value="4.022133" calcext:value-type="float">
            <text:p>4.0221</text:p>
          </table:table-cell>
          <table:table-cell office:value-type="float" office:value="3.998237" calcext:value-type="float">
            <text:p>3.9982</text:p>
          </table:table-cell>
          <table:table-cell office:value-type="float" office:value="3.940818" calcext:value-type="float">
            <text:p>3.9408</text:p>
          </table:table-cell>
          <table:table-cell office:value-type="float" office:value="3.873693" calcext:value-type="float">
            <text:p>3.8737</text:p>
          </table:table-cell>
          <table:table-cell office:value-type="float" office:value="7.116455" calcext:value-type="float">
            <text:p>7.1165</text:p>
          </table:table-cell>
          <table:table-cell table:style-name="ce26" office:value-type="float" office:value="3.750322" calcext:value-type="float">
            <text:p>3.7503</text:p>
          </table:table-cell>
          <table:table-cell office:value-type="float" office:value="3.763564" calcext:value-type="float">
            <text:p>3.7636</text:p>
          </table:table-cell>
          <table:table-cell office:value-type="float" office:value="3.844622" calcext:value-type="float">
            <text:p>3.8446</text:p>
          </table:table-cell>
          <table:table-cell table:style-name="ce19" office:value-type="float" office:value="3.751909" calcext:value-type="float">
            <text:p>3.7519</text:p>
          </table:table-cell>
          <table:table-cell table:style-name="ce19" office:value-type="float" office:value="3.77911" calcext:value-type="float">
            <text:p>3.7791</text:p>
          </table:table-cell>
          <table:table-cell table:number-columns-repeated="5"/>
        </table:table-row>
        <table:table-row table:style-name="ro1">
          <table:table-cell table:style-name="ce19" office:value-type="float" office:value="3.728622" calcext:value-type="float">
            <text:p>3.7286</text:p>
          </table:table-cell>
          <table:table-cell office:value-type="float" office:value="3.778709" calcext:value-type="float">
            <text:p>3.7787</text:p>
          </table:table-cell>
          <table:table-cell office:value-type="float" office:value="3.722698" calcext:value-type="float">
            <text:p>3.7227</text:p>
          </table:table-cell>
          <table:table-cell office:value-type="float" office:value="3.736443" calcext:value-type="float">
            <text:p>3.7364</text:p>
          </table:table-cell>
          <table:table-cell office:value-type="float" office:value="3.732616" calcext:value-type="float">
            <text:p>3.7326</text:p>
          </table:table-cell>
          <table:table-cell office:value-type="float" office:value="3.747258" calcext:value-type="float">
            <text:p>3.7473</text:p>
          </table:table-cell>
          <table:table-cell office:value-type="float" office:value="4.393272" calcext:value-type="float">
            <text:p>4.3933</text:p>
          </table:table-cell>
          <table:table-cell office:value-type="float" office:value="3.745895" calcext:value-type="float">
            <text:p>3.7459</text:p>
          </table:table-cell>
          <table:table-cell office:value-type="float" office:value="3.687245" calcext:value-type="float">
            <text:p>3.6872</text:p>
          </table:table-cell>
          <table:table-cell office:value-type="float" office:value="3.634697" calcext:value-type="float">
            <text:p>3.6347</text:p>
          </table:table-cell>
          <table:table-cell office:value-type="float" office:value="4.416998" calcext:value-type="float">
            <text:p>4.4170</text:p>
          </table:table-cell>
          <table:table-cell table:style-name="ce26" office:value-type="float" office:value="3.648855" calcext:value-type="float">
            <text:p>3.6489</text:p>
          </table:table-cell>
          <table:table-cell office:value-type="float" office:value="3.65829" calcext:value-type="float">
            <text:p>3.6583</text:p>
          </table:table-cell>
          <table:table-cell office:value-type="float" office:value="6.036378" calcext:value-type="float">
            <text:p>6.0364</text:p>
          </table:table-cell>
          <table:table-cell table:style-name="ce19" office:value-type="float" office:value="6.14333" calcext:value-type="float">
            <text:p>6.1433</text:p>
          </table:table-cell>
          <table:table-cell table:style-name="ce19" office:value-type="float" office:value="6.013805" calcext:value-type="float">
            <text:p>6.0138</text:p>
          </table:table-cell>
          <table:table-cell table:number-columns-repeated="5"/>
        </table:table-row>
        <table:table-row table:style-name="ro1">
          <table:table-cell table:style-name="ce19" office:value-type="float" office:value="3.771171" calcext:value-type="float">
            <text:p>3.7712</text:p>
          </table:table-cell>
          <table:table-cell office:value-type="float" office:value="3.760481" calcext:value-type="float">
            <text:p>3.7605</text:p>
          </table:table-cell>
          <table:table-cell office:value-type="float" office:value="3.718577" calcext:value-type="float">
            <text:p>3.7186</text:p>
          </table:table-cell>
          <table:table-cell office:value-type="float" office:value="3.714886" calcext:value-type="float">
            <text:p>3.7149</text:p>
          </table:table-cell>
          <table:table-cell office:value-type="float" office:value="3.726644" calcext:value-type="float">
            <text:p>3.7266</text:p>
          </table:table-cell>
          <table:table-cell office:value-type="float" office:value="3.732708" calcext:value-type="float">
            <text:p>3.7327</text:p>
          </table:table-cell>
          <table:table-cell office:value-type="float" office:value="3.667246" calcext:value-type="float">
            <text:p>3.6672</text:p>
          </table:table-cell>
          <table:table-cell office:value-type="float" office:value="3.758096" calcext:value-type="float">
            <text:p>3.7581</text:p>
          </table:table-cell>
          <table:table-cell office:value-type="float" office:value="3.720106" calcext:value-type="float">
            <text:p>3.7201</text:p>
          </table:table-cell>
          <table:table-cell office:value-type="float" office:value="3.650101" calcext:value-type="float">
            <text:p>3.6501</text:p>
          </table:table-cell>
          <table:table-cell office:value-type="float" office:value="5.887175" calcext:value-type="float">
            <text:p>5.8872</text:p>
          </table:table-cell>
          <table:table-cell table:style-name="ce26" office:value-type="float" office:value="6.196957" calcext:value-type="float">
            <text:p>6.1970</text:p>
          </table:table-cell>
          <table:table-cell office:value-type="float" office:value="6.214954" calcext:value-type="float">
            <text:p>6.2150</text:p>
          </table:table-cell>
          <table:table-cell office:value-type="float" office:value="7.266141" calcext:value-type="float">
            <text:p>7.2661</text:p>
          </table:table-cell>
          <table:table-cell table:style-name="ce19" office:value-type="float" office:value="6.219496" calcext:value-type="float">
            <text:p>6.2195</text:p>
          </table:table-cell>
          <table:table-cell table:style-name="ce19" office:value-type="float" office:value="3.773893" calcext:value-type="float">
            <text:p>3.7739</text:p>
          </table:table-cell>
          <table:table-cell table:number-columns-repeated="5"/>
        </table:table-row>
        <table:table-row table:style-name="ro1">
          <table:table-cell table:style-name="ce19" office:value-type="float" office:value="3.871487" calcext:value-type="float">
            <text:p>3.8715</text:p>
          </table:table-cell>
          <table:table-cell office:value-type="float" office:value="3.921821" calcext:value-type="float">
            <text:p>3.9218</text:p>
          </table:table-cell>
          <table:table-cell office:value-type="float" office:value="3.875763" calcext:value-type="float">
            <text:p>3.8758</text:p>
          </table:table-cell>
          <table:table-cell office:value-type="float" office:value="3.998525" calcext:value-type="float">
            <text:p>3.9985</text:p>
          </table:table-cell>
          <table:table-cell office:value-type="float" office:value="3.884141" calcext:value-type="float">
            <text:p>3.8841</text:p>
          </table:table-cell>
          <table:table-cell office:value-type="float" office:value="3.890022" calcext:value-type="float">
            <text:p>3.8900</text:p>
          </table:table-cell>
          <table:table-cell office:value-type="float" office:value="3.849585" calcext:value-type="float">
            <text:p>3.8496</text:p>
          </table:table-cell>
          <table:table-cell office:value-type="float" office:value="3.901648" calcext:value-type="float">
            <text:p>3.9016</text:p>
          </table:table-cell>
          <table:table-cell office:value-type="float" office:value="3.833547" calcext:value-type="float">
            <text:p>3.8335</text:p>
          </table:table-cell>
          <table:table-cell office:value-type="float" office:value="3.794153" calcext:value-type="float">
            <text:p>3.7942</text:p>
          </table:table-cell>
          <table:table-cell office:value-type="float" office:value="6.650987" calcext:value-type="float">
            <text:p>6.6510</text:p>
          </table:table-cell>
          <table:table-cell table:style-name="ce26" office:value-type="float" office:value="5.952863" calcext:value-type="float">
            <text:p>5.9529</text:p>
          </table:table-cell>
          <table:table-cell office:value-type="float" office:value="3.715358" calcext:value-type="float">
            <text:p>3.7154</text:p>
          </table:table-cell>
          <table:table-cell office:value-type="float" office:value="3.702217" calcext:value-type="float">
            <text:p>3.7022</text:p>
          </table:table-cell>
          <table:table-cell table:style-name="ce19" office:value-type="float" office:value="5.14018" calcext:value-type="float">
            <text:p>5.1402</text:p>
          </table:table-cell>
          <table:table-cell table:style-name="ce19" office:value-type="float" office:value="3.8036" calcext:value-type="float">
            <text:p>3.8036</text:p>
          </table:table-cell>
          <table:table-cell table:number-columns-repeated="5"/>
        </table:table-row>
        <table:table-row table:style-name="ro1">
          <table:table-cell table:style-name="ce19" office:value-type="float" office:value="3.887277" calcext:value-type="float">
            <text:p>3.8873</text:p>
          </table:table-cell>
          <table:table-cell office:value-type="float" office:value="3.872079" calcext:value-type="float">
            <text:p>3.8721</text:p>
          </table:table-cell>
          <table:table-cell office:value-type="float" office:value="4.403592" calcext:value-type="float">
            <text:p>4.4036</text:p>
          </table:table-cell>
          <table:table-cell office:value-type="float" office:value="3.881307" calcext:value-type="float">
            <text:p>3.8813</text:p>
          </table:table-cell>
          <table:table-cell office:value-type="float" office:value="3.885616" calcext:value-type="float">
            <text:p>3.8856</text:p>
          </table:table-cell>
          <table:table-cell office:value-type="float" office:value="3.928973" calcext:value-type="float">
            <text:p>3.9290</text:p>
          </table:table-cell>
          <table:table-cell office:value-type="float" office:value="3.925735" calcext:value-type="float">
            <text:p>3.9257</text:p>
          </table:table-cell>
          <table:table-cell office:value-type="float" office:value="3.883172" calcext:value-type="float">
            <text:p>3.8832</text:p>
          </table:table-cell>
          <table:table-cell office:value-type="float" office:value="3.859457" calcext:value-type="float">
            <text:p>3.8595</text:p>
          </table:table-cell>
          <table:table-cell office:value-type="float" office:value="3.881242" calcext:value-type="float">
            <text:p>3.8812</text:p>
          </table:table-cell>
          <table:table-cell office:value-type="float" office:value="4.550098" calcext:value-type="float">
            <text:p>4.5501</text:p>
          </table:table-cell>
          <table:table-cell table:style-name="ce26" office:value-type="float" office:value="3.746721" calcext:value-type="float">
            <text:p>3.7467</text:p>
          </table:table-cell>
          <table:table-cell office:value-type="float" office:value="3.740107" calcext:value-type="float">
            <text:p>3.7401</text:p>
          </table:table-cell>
          <table:table-cell office:value-type="float" office:value="3.809132" calcext:value-type="float">
            <text:p>3.8091</text:p>
          </table:table-cell>
          <table:table-cell table:style-name="ce19" office:value-type="float" office:value="3.73202" calcext:value-type="float">
            <text:p>3.7320</text:p>
          </table:table-cell>
          <table:table-cell table:style-name="ce19" office:value-type="float" office:value="5.658287" calcext:value-type="float">
            <text:p>5.6583</text:p>
          </table:table-cell>
          <table:table-cell table:number-columns-repeated="5"/>
        </table:table-row>
        <table:table-row table:style-name="ro1">
          <table:table-cell table:style-name="ce19" office:value-type="float" office:value="3.727675" calcext:value-type="float">
            <text:p>3.7277</text:p>
          </table:table-cell>
          <table:table-cell office:value-type="float" office:value="3.783225" calcext:value-type="float">
            <text:p>3.7832</text:p>
          </table:table-cell>
          <table:table-cell office:value-type="float" office:value="3.793926" calcext:value-type="float">
            <text:p>3.7939</text:p>
          </table:table-cell>
          <table:table-cell office:value-type="float" office:value="3.800313" calcext:value-type="float">
            <text:p>3.8003</text:p>
          </table:table-cell>
          <table:table-cell office:value-type="float" office:value="3.793523" calcext:value-type="float">
            <text:p>3.7935</text:p>
          </table:table-cell>
          <table:table-cell office:value-type="float" office:value="3.773917" calcext:value-type="float">
            <text:p>3.7739</text:p>
          </table:table-cell>
          <table:table-cell office:value-type="float" office:value="3.805581" calcext:value-type="float">
            <text:p>3.8056</text:p>
          </table:table-cell>
          <table:table-cell office:value-type="float" office:value="3.771134" calcext:value-type="float">
            <text:p>3.7711</text:p>
          </table:table-cell>
          <table:table-cell office:value-type="float" office:value="3.756952" calcext:value-type="float">
            <text:p>3.7570</text:p>
          </table:table-cell>
          <table:table-cell office:value-type="float" office:value="3.783391" calcext:value-type="float">
            <text:p>3.7834</text:p>
          </table:table-cell>
          <table:table-cell office:value-type="float" office:value="6.448563" calcext:value-type="float">
            <text:p>6.4486</text:p>
          </table:table-cell>
          <table:table-cell table:style-name="ce26" office:value-type="float" office:value="3.740982" calcext:value-type="float">
            <text:p>3.7410</text:p>
          </table:table-cell>
          <table:table-cell office:value-type="float" office:value="6.179623" calcext:value-type="float">
            <text:p>6.1796</text:p>
          </table:table-cell>
          <table:table-cell office:value-type="float" office:value="6.211293" calcext:value-type="float">
            <text:p>6.2113</text:p>
          </table:table-cell>
          <table:table-cell table:style-name="ce19" office:value-type="float" office:value="6.134862" calcext:value-type="float">
            <text:p>6.1349</text:p>
          </table:table-cell>
          <table:table-cell table:style-name="ce19" office:value-type="float" office:value="6.228947" calcext:value-type="float">
            <text:p>6.2289</text:p>
          </table:table-cell>
          <table:table-cell table:number-columns-repeated="5"/>
        </table:table-row>
        <table:table-row table:style-name="ro1">
          <table:table-cell table:style-name="ce19" office:value-type="float" office:value="3.889266" calcext:value-type="float">
            <text:p>3.8893</text:p>
          </table:table-cell>
          <table:table-cell office:value-type="float" office:value="3.945212" calcext:value-type="float">
            <text:p>3.9452</text:p>
          </table:table-cell>
          <table:table-cell office:value-type="float" office:value="3.856793" calcext:value-type="float">
            <text:p>3.8568</text:p>
          </table:table-cell>
          <table:table-cell office:value-type="float" office:value="3.883007" calcext:value-type="float">
            <text:p>3.8830</text:p>
          </table:table-cell>
          <table:table-cell office:value-type="float" office:value="3.846175" calcext:value-type="float">
            <text:p>3.8462</text:p>
          </table:table-cell>
          <table:table-cell office:value-type="float" office:value="3.911773" calcext:value-type="float">
            <text:p>3.9118</text:p>
          </table:table-cell>
          <table:table-cell office:value-type="float" office:value="3.926327" calcext:value-type="float">
            <text:p>3.9263</text:p>
          </table:table-cell>
          <table:table-cell office:value-type="float" office:value="3.832928" calcext:value-type="float">
            <text:p>3.8329</text:p>
          </table:table-cell>
          <table:table-cell office:value-type="float" office:value="4.027342" calcext:value-type="float">
            <text:p>4.0273</text:p>
          </table:table-cell>
          <table:table-cell office:value-type="float" office:value="3.877952" calcext:value-type="float">
            <text:p>3.8780</text:p>
          </table:table-cell>
          <table:table-cell office:value-type="float" office:value="7.919456" calcext:value-type="float">
            <text:p>7.9195</text:p>
          </table:table-cell>
          <table:table-cell table:style-name="ce26" office:value-type="float" office:value="6.025809" calcext:value-type="float">
            <text:p>6.0258</text:p>
          </table:table-cell>
          <table:table-cell office:value-type="float" office:value="6.111548" calcext:value-type="float">
            <text:p>6.1115</text:p>
          </table:table-cell>
          <table:table-cell office:value-type="float" office:value="3.966642" calcext:value-type="float">
            <text:p>3.9666</text:p>
          </table:table-cell>
          <table:table-cell table:style-name="ce19" office:value-type="float" office:value="3.797829" calcext:value-type="float">
            <text:p>3.7978</text:p>
          </table:table-cell>
          <table:table-cell table:style-name="ce19" office:value-type="float" office:value="3.866617" calcext:value-type="float">
            <text:p>3.8666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10"/>
          <table:table-cell table:style-name="ce26"/>
          <table:table-cell table:number-columns-repeated="2"/>
          <table:table-cell table:style-name="ce19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695133" calcext:value-type="float">
            <text:p>4.695133</text:p>
          </table:table-cell>
          <table:table-cell table:style-name="Default" office:value-type="float" office:value="6.317482" calcext:value-type="float">
            <text:p>6.317482</text:p>
          </table:table-cell>
          <table:table-cell table:style-name="Default" office:value-type="float" office:value="7.211699" calcext:value-type="float">
            <text:p>7.211699</text:p>
          </table:table-cell>
          <table:table-cell table:style-name="Default" office:value-type="float" office:value="7.116481" calcext:value-type="float">
            <text:p>7.116481</text:p>
          </table:table-cell>
          <table:table-cell table:style-name="Default" office:value-type="float" office:value="6.143367" calcext:value-type="float">
            <text:p>6.143367</text:p>
          </table:table-cell>
          <table:table-cell table:style-name="Default" office:value-type="float" office:value="7.266224" calcext:value-type="float">
            <text:p>7.266224</text:p>
          </table:table-cell>
          <table:table-cell table:style-name="Default" office:value-type="float" office:value="6.65102" calcext:value-type="float">
            <text:p>6.6510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6.448645" calcext:value-type="float">
            <text:p>6.448645</text:p>
          </table:table-cell>
          <table:table-cell table:style-name="Default" office:value-type="float" office:value="7.927536" calcext:value-type="float">
            <text:p>7.9275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ce20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ce12" table:number-columns-repeated="4"/>
          <table:table-cell table:style-name="ce26" table:number-columns-repeated="5"/>
          <table:table-cell/>
          <table:table-cell table:style-name="ce26" table:number-columns-repeated="3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19" table:number-columns-repeated="2"/>
          <table:table-cell table:number-columns-repeated="5"/>
        </table:table-row>
        <table:table-row table:style-name="ro1" table:number-rows-repeated="7">
          <table:table-cell table:style-name="ce19"/>
          <table:table-cell table:number-columns-repeated="13"/>
          <table:table-cell table:style-name="ce19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9"/>
          <table:table-cell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1:04:12.142560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14T18:22:58.063920308</dc:date>
    <meta:editing-duration>P2DT16H1M45S</meta:editing-duration>
    <meta:editing-cycles>43</meta:editing-cycles>
    <meta:generator>LibreOffice/7.0.6.2$Linux_X86_64 LibreOffice_project/00$Build-2</meta:generator>
    <meta:document-statistic meta:table-count="9" meta:cell-count="8179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30.9.21'.N34:'30.9.21'.N39 '30.9.21'.H34:'30.9.21'.H39 '30.9.21'.K34:'30.9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N34:'30.9.21'.N39" loext:label-string="total_time" chart:class="chart:bar">
            <chart:data-point chart:repeated="6"/>
          </chart:series>
          <chart:series chart:style-name="ch11" chart:values-cell-range-address="'30.9.21'.H34:'30.9.21'.H39" loext:label-string="dram" chart:class="chart:bar">
            <chart:data-point chart:repeated="6"/>
          </chart:series>
          <chart:series chart:style-name="ch12" chart:values-cell-range-address="'30.9.21'.K34:'30.9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32">
                <text:p>0.45432</text:p>
                <draw:g>
                  <svg:desc>'30.9.21'.N34:'30.9.21'.N39</svg:desc>
                </draw:g>
              </table:table-cell>
              <table:table-cell office:value-type="float" office:value="0.454307">
                <text:p>0.454307</text:p>
                <draw:g>
                  <svg:desc>'30.9.21'.H34:'30.9.21'.H39</svg:desc>
                </draw:g>
              </table:table-cell>
              <table:table-cell office:value-type="float" office:value="0.359726">
                <text:p>0.359726</text:p>
                <draw:g>
                  <svg:desc>'30.9.21'.K34:'30.9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947">
                <text:p>0.466947</text:p>
              </table:table-cell>
              <table:table-cell office:value-type="float" office:value="0.466901">
                <text:p>0.466901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951">
                <text:p>0.458951</text:p>
              </table:table-cell>
              <table:table-cell office:value-type="float" office:value="0.458928">
                <text:p>0.458928</text:p>
              </table:table-cell>
              <table:table-cell office:value-type="float" office:value="0.369994">
                <text:p>0.36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604">
                <text:p>0.491604</text:p>
              </table:table-cell>
              <table:table-cell office:value-type="float" office:value="0.491583">
                <text:p>0.491583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768">
                <text:p>0.483768</text:p>
              </table:table-cell>
              <table:table-cell office:value-type="float" office:value="0.483735">
                <text:p>0.483735</text:p>
              </table:table-cell>
              <table:table-cell office:value-type="float" office:value="0.376323">
                <text:p>0.37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807">
                <text:p>0.493807</text:p>
              </table:table-cell>
              <table:table-cell office:value-type="float" office:value="0.493779">
                <text:p>0.493779</text:p>
              </table:table-cell>
              <table:table-cell office:value-type="float" office:value="0.371802">
                <text:p>0.37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Minimum times</text:p>
        </chart:title>
        <chart:legend chart:legend-position="top" svg:x="5.436cm" svg:y="1.28cm" style:legend-expansion="wide" chart:style-name="ch3"/>
        <chart:plot-area chart:style-name="ch4" table:cell-range-address="'30.9.21'.M34:'30.9.21'.M39 '30.9.21'.G34:'30.9.21'.G39 '30.9.21'.J34:'30.9.21'.J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M34:'30.9.21'.M39" loext:label-string="total_time" chart:class="chart:bar">
            <chart:data-point chart:repeated="6"/>
          </chart:series>
          <chart:series chart:style-name="ch11" chart:values-cell-range-address="'30.9.21'.G34:'30.9.21'.G39" loext:label-string="dram" chart:class="chart:bar">
            <chart:data-point chart:repeated="6"/>
          </chart:series>
          <chart:series chart:style-name="ch12" chart:values-cell-range-address="'30.9.21'.J34:'30.9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653">
                <text:p>0.396653</text:p>
                <draw:g>
                  <svg:desc>'30.9.21'.M34:'30.9.21'.M39</svg:desc>
                </draw:g>
              </table:table-cell>
              <table:table-cell office:value-type="float" office:value="0.364528">
                <text:p>0.364528</text:p>
                <draw:g>
                  <svg:desc>'30.9.21'.G34:'30.9.21'.G39</svg:desc>
                </draw:g>
              </table:table-cell>
              <table:table-cell office:value-type="float" office:value="0.351949">
                <text:p>0.351949</text:p>
                <draw:g>
                  <svg:desc>'30.9.21'.J34:'30.9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319">
                <text:p>0.416319</text:p>
              </table:table-cell>
              <table:table-cell office:value-type="float" office:value="0.365667">
                <text:p>0.365667</text:p>
              </table:table-cell>
              <table:table-cell office:value-type="float" office:value="0.342379">
                <text:p>0.34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266">
                <text:p>0.395266</text:p>
              </table:table-cell>
              <table:table-cell office:value-type="float" office:value="0.369897">
                <text:p>0.369897</text:p>
              </table:table-cell>
              <table:table-cell office:value-type="float" office:value="0.350217">
                <text:p>0.35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359">
                <text:p>0.398359</text:p>
              </table:table-cell>
              <table:table-cell office:value-type="float" office:value="0.367632">
                <text:p>0.367632</text:p>
              </table:table-cell>
              <table:table-cell office:value-type="float" office:value="0.349365">
                <text:p>0.349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818">
                <text:p>0.397818</text:p>
              </table:table-cell>
              <table:table-cell office:value-type="float" office:value="0.377952">
                <text:p>0.377952</text:p>
              </table:table-cell>
              <table:table-cell office:value-type="float" office:value="0.356632">
                <text:p>0.35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63">
                <text:p>0.41763</text:p>
              </table:table-cell>
              <table:table-cell office:value-type="float" office:value="0.375922">
                <text:p>0.375922</text:p>
              </table:table-cell>
              <table:table-cell office:value-type="float" office:value="0.355935">
                <text:p>0.35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30.9.21'.L34:'30.9.21'.L39 '30.9.21'.F34:'30.9.21'.F39 '30.9.21'.I34:'30.9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L34:'30.9.21'.L39" loext:label-string="total_time" chart:class="chart:bar">
            <chart:data-point chart:repeated="6"/>
          </chart:series>
          <chart:series chart:style-name="ch11" chart:values-cell-range-address="'30.9.21'.F34:'30.9.21'.F39" loext:label-string="dram" chart:class="chart:bar">
            <chart:data-point chart:repeated="6"/>
          </chart:series>
          <chart:series chart:style-name="ch12" chart:values-cell-range-address="'30.9.21'.I34:'30.9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98">
                <text:p>0.43398</text:p>
                <draw:g>
                  <svg:desc>'30.9.21'.L34:'30.9.21'.L39</svg:desc>
                </draw:g>
              </table:table-cell>
              <table:table-cell office:value-type="float" office:value="0.388527">
                <text:p>0.388527</text:p>
                <draw:g>
                  <svg:desc>'30.9.21'.F34:'30.9.21'.F39</svg:desc>
                </draw:g>
              </table:table-cell>
              <table:table-cell office:value-type="float" office:value="0.353325">
                <text:p>0.353325</text:p>
                <draw:g>
                  <svg:desc>'30.9.21'.I34:'30.9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938">
                <text:p>0.443938</text:p>
              </table:table-cell>
              <table:table-cell office:value-type="float" office:value="0.389423">
                <text:p>0.389423</text:p>
              </table:table-cell>
              <table:table-cell office:value-type="float" office:value="0.349096">
                <text:p>0.3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3">
                <text:p>0.42213</text:p>
              </table:table-cell>
              <table:table-cell office:value-type="float" office:value="0.388798">
                <text:p>0.388798</text:p>
              </table:table-cell>
              <table:table-cell office:value-type="float" office:value="0.357693">
                <text:p>0.357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447">
                <text:p>0.434447</text:p>
              </table:table-cell>
              <table:table-cell office:value-type="float" office:value="0.393967">
                <text:p>0.393967</text:p>
              </table:table-cell>
              <table:table-cell office:value-type="float" office:value="0.356835">
                <text:p>0.356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325">
                <text:p>0.435325</text:p>
              </table:table-cell>
              <table:table-cell office:value-type="float" office:value="0.395781">
                <text:p>0.395781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808">
                <text:p>0.458808</text:p>
              </table:table-cell>
              <table:table-cell office:value-type="float" office:value="0.404567">
                <text:p>0.404567</text:p>
              </table:table-cell>
              <table:table-cell office:value-type="float" office:value="0.363567">
                <text:p>0.363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421">
                <text:p>0.434421</text:p>
                <draw:g>
                  <svg:desc>'7.10.21'.M34:'7.10.21'.M39</svg:desc>
                </draw:g>
              </table:table-cell>
              <table:table-cell office:value-type="float" office:value="0.376754">
                <text:p>0.376754</text:p>
                <draw:g>
                  <svg:desc>'7.10.21'.G34:'7.10.21'.G39</svg:desc>
                </draw:g>
              </table:table-cell>
              <table:table-cell office:value-type="float" office:value="0.352785">
                <text:p>0.352785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5078">
                <text:p>0.415078</text:p>
              </table:table-cell>
              <table:table-cell office:value-type="float" office:value="0.374771">
                <text:p>0.374771</text:p>
              </table:table-cell>
              <table:table-cell office:value-type="float" office:value="0.347116">
                <text:p>0.34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0533">
                <text:p>0.410533</text:p>
              </table:table-cell>
              <table:table-cell office:value-type="float" office:value="0.376911">
                <text:p>0.376911</text:p>
              </table:table-cell>
              <table:table-cell office:value-type="float" office:value="0.368335">
                <text:p>0.36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9696">
                <text:p>0.409696</text:p>
              </table:table-cell>
              <table:table-cell office:value-type="float" office:value="0.390984">
                <text:p>0.390984</text:p>
              </table:table-cell>
              <table:table-cell office:value-type="float" office:value="0.357295">
                <text:p>0.35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317">
                <text:p>0.415317</text:p>
              </table:table-cell>
              <table:table-cell office:value-type="float" office:value="0.380015">
                <text:p>0.380015</text:p>
              </table:table-cell>
              <table:table-cell office:value-type="float" office:value="0.360309">
                <text:p>0.36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118">
                <text:p>0.433118</text:p>
              </table:table-cell>
              <table:table-cell office:value-type="float" office:value="0.377429">
                <text:p>0.377429</text:p>
              </table:table-cell>
              <table:table-cell office:value-type="float" office:value="0.361425">
                <text:p>0.361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2045">
                <text:p>0.472045</text:p>
                <draw:g>
                  <svg:desc>'7.10.21'.N34:'7.10.21'.N39</svg:desc>
                </draw:g>
              </table:table-cell>
              <table:table-cell office:value-type="float" office:value="0.450685">
                <text:p>0.450685</text:p>
                <draw:g>
                  <svg:desc>'7.10.21'.H34:'7.10.21'.H39</svg:desc>
                </draw:g>
              </table:table-cell>
              <table:table-cell office:value-type="float" office:value="0.368817">
                <text:p>0.36881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426">
                <text:p>0.478426</text:p>
              </table:table-cell>
              <table:table-cell office:value-type="float" office:value="0.455613">
                <text:p>0.455613</text:p>
              </table:table-cell>
              <table:table-cell office:value-type="float" office:value="0.372676">
                <text:p>0.37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4688">
                <text:p>0.524688</text:p>
              </table:table-cell>
              <table:table-cell office:value-type="float" office:value="0.429784">
                <text:p>0.429784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025">
                <text:p>0.486025</text:p>
              </table:table-cell>
              <table:table-cell office:value-type="float" office:value="0.449989">
                <text:p>0.449989</text:p>
              </table:table-cell>
              <table:table-cell office:value-type="float" office:value="0.403514">
                <text:p>0.40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161">
                <text:p>0.497161</text:p>
              </table:table-cell>
              <table:table-cell office:value-type="float" office:value="0.470492">
                <text:p>0.470492</text:p>
              </table:table-cell>
              <table:table-cell office:value-type="float" office:value="0.402914">
                <text:p>0.40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3966">
                <text:p>0.503966</text:p>
              </table:table-cell>
              <table:table-cell office:value-type="float" office:value="0.449765">
                <text:p>0.449765</text:p>
              </table:table-cell>
              <table:table-cell office:value-type="float" office:value="0.422204">
                <text:p>0.4222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0076">
                <text:p>0.450076</text:p>
                <draw:g>
                  <svg:desc>'7.10.21'.L34:'7.10.21'.L39</svg:desc>
                </draw:g>
              </table:table-cell>
              <table:table-cell office:value-type="float" office:value="0.39277">
                <text:p>0.39277</text:p>
                <draw:g>
                  <svg:desc>'7.10.21'.F34:'7.10.21'.F39</svg:desc>
                </draw:g>
              </table:table-cell>
              <table:table-cell office:value-type="float" office:value="0.367676">
                <text:p>0.367676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4498">
                <text:p>0.454498</text:p>
              </table:table-cell>
              <table:table-cell office:value-type="float" office:value="0.394872">
                <text:p>0.394872</text:p>
              </table:table-cell>
              <table:table-cell office:value-type="float" office:value="0.362535">
                <text:p>0.3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8422">
                <text:p>0.438422</text:p>
              </table:table-cell>
              <table:table-cell office:value-type="float" office:value="0.398202">
                <text:p>0.398202</text:p>
              </table:table-cell>
              <table:table-cell office:value-type="float" office:value="0.390141">
                <text:p>0.39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093">
                <text:p>0.431093</text:p>
              </table:table-cell>
              <table:table-cell office:value-type="float" office:value="0.399692">
                <text:p>0.399692</text:p>
              </table:table-cell>
              <table:table-cell office:value-type="float" office:value="0.391305">
                <text:p>0.391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516">
                <text:p>0.470516</text:p>
              </table:table-cell>
              <table:table-cell office:value-type="float" office:value="0.408946">
                <text:p>0.408946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5542">
                <text:p>0.455542</text:p>
              </table:table-cell>
              <table:table-cell office:value-type="float" office:value="0.419734">
                <text:p>0.419734</text:p>
              </table:table-cell>
              <table:table-cell office:value-type="float" office:value="0.402587">
                <text:p>0.40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2739">
                <text:p>4.862739</text:p>
                <draw:g>
                  <svg:desc>'13.10.21'.L34:'13.10.21'.L39</svg:desc>
                </draw:g>
              </table:table-cell>
              <table:table-cell office:value-type="float" office:value="3.689981">
                <text:p>3.689981</text:p>
                <draw:g>
                  <svg:desc>'13.10.21'.F34:'13.10.21'.F39</svg:desc>
                </draw:g>
              </table:table-cell>
              <table:table-cell office:value-type="float" office:value="4.86093">
                <text:p>4.86093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13979">
                <text:p>5.513979</text:p>
              </table:table-cell>
              <table:table-cell office:value-type="float" office:value="3.699486">
                <text:p>3.699486</text:p>
              </table:table-cell>
              <table:table-cell office:value-type="float" office:value="5.074437">
                <text:p>5.074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21715">
                <text:p>6.821715</text:p>
              </table:table-cell>
              <table:table-cell office:value-type="float" office:value="3.786078">
                <text:p>3.786078</text:p>
              </table:table-cell>
              <table:table-cell office:value-type="float" office:value="5.903495">
                <text:p>5.903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95784">
                <text:p>6.995784</text:p>
              </table:table-cell>
              <table:table-cell office:value-type="float" office:value="3.786331">
                <text:p>3.786331</text:p>
              </table:table-cell>
              <table:table-cell office:value-type="float" office:value="5.955066">
                <text:p>5.955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81677">
                <text:p>6.581677</text:p>
              </table:table-cell>
              <table:table-cell office:value-type="float" office:value="3.78509">
                <text:p>3.78509</text:p>
              </table:table-cell>
              <table:table-cell office:value-type="float" office:value="5.423828">
                <text:p>5.423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0752">
                <text:p>6.750752</text:p>
              </table:table-cell>
              <table:table-cell office:value-type="float" office:value="3.829929">
                <text:p>3.829929</text:p>
              </table:table-cell>
              <table:table-cell office:value-type="float" office:value="5.168022">
                <text:p>5.168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Benchmark, first version</text:p>
        </chart:title>
        <chart:subtitle svg:x="7.043cm" svg:y="1.275cm" chart:style-name="ch3">
          <text:p>Max times</text:p>
        </chart:subtitle>
        <chart:legend chart:legend-position="top" svg:x="5.344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s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s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1757">
                <text:p>5.81757</text:p>
                <draw:g>
                  <svg:desc>'13.10.21'.N34:'13.10.21'.N39</svg:desc>
                </draw:g>
              </table:table-cell>
              <table:table-cell office:value-type="float" office:value="4.172096">
                <text:p>4.172096</text:p>
                <draw:g>
                  <svg:desc>'13.10.21'.H34:'13.10.21'.H39</svg:desc>
                </draw:g>
              </table:table-cell>
              <table:table-cell office:value-type="float" office:value="5.817548">
                <text:p>5.817548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15596">
                <text:p>6.715596</text:p>
              </table:table-cell>
              <table:table-cell office:value-type="float" office:value="3.91147">
                <text:p>3.91147</text:p>
              </table:table-cell>
              <table:table-cell office:value-type="float" office:value="6.300235">
                <text:p>6.30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82469">
                <text:p>7.982469</text:p>
              </table:table-cell>
              <table:table-cell office:value-type="float" office:value="3.923727">
                <text:p>3.923727</text:p>
              </table:table-cell>
              <table:table-cell office:value-type="float" office:value="6.821659">
                <text:p>6.821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81379">
                <text:p>8.281379</text:p>
              </table:table-cell>
              <table:table-cell office:value-type="float" office:value="3.944112">
                <text:p>3.944112</text:p>
              </table:table-cell>
              <table:table-cell office:value-type="float" office:value="7.032991">
                <text:p>7.032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74679">
                <text:p>7.374679</text:p>
              </table:table-cell>
              <table:table-cell office:value-type="float" office:value="3.967966">
                <text:p>3.967966</text:p>
              </table:table-cell>
              <table:table-cell office:value-type="float" office:value="6.668957">
                <text:p>6.668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27536">
                <text:p>7.927536</text:p>
              </table:table-cell>
              <table:table-cell office:value-type="float" office:value="4.056013">
                <text:p>4.056013</text:p>
              </table:table-cell>
              <table:table-cell office:value-type="float" office:value="6.795332">
                <text:p>6.795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4504">
                <text:p>4.024504</text:p>
                <draw:g>
                  <svg:desc>'13.10.21'.M34:'13.10.21'.M39</svg:desc>
                </draw:g>
              </table:table-cell>
              <table:table-cell office:value-type="float" office:value="3.609888">
                <text:p>3.609888</text:p>
                <draw:g>
                  <svg:desc>'13.10.21'.G34:'13.10.21'.G39</svg:desc>
                </draw:g>
              </table:table-cell>
              <table:table-cell office:value-type="float" office:value="4.86093">
                <text:p>4.86093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10625">
                <text:p>3.810625</text:p>
              </table:table-cell>
              <table:table-cell office:value-type="float" office:value="3.603983">
                <text:p>3.603983</text:p>
              </table:table-cell>
              <table:table-cell office:value-type="float" office:value="4.629816">
                <text:p>4.62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72463">
                <text:p>6.472463</text:p>
              </table:table-cell>
              <table:table-cell office:value-type="float" office:value="3.6831">
                <text:p>3.6831</text:p>
              </table:table-cell>
              <table:table-cell office:value-type="float" office:value="4.975215">
                <text:p>4.97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60638">
                <text:p>6.460638</text:p>
              </table:table-cell>
              <table:table-cell office:value-type="float" office:value="3.639309">
                <text:p>3.639309</text:p>
              </table:table-cell>
              <table:table-cell office:value-type="float" office:value="4.928506">
                <text:p>4.92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58205">
                <text:p>5.358205</text:p>
              </table:table-cell>
              <table:table-cell office:value-type="float" office:value="3.588735">
                <text:p>3.588735</text:p>
              </table:table-cell>
              <table:table-cell office:value-type="float" office:value="4.440735">
                <text:p>4.44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74315">
                <text:p>5.674315</text:p>
              </table:table-cell>
              <table:table-cell office:value-type="float" office:value="3.519238">
                <text:p>3.519238</text:p>
              </table:table-cell>
              <table:table-cell office:value-type="float" office:value="3.912832">
                <text:p>3.912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